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144.34pt"/>
    </style:style>
    <style:style style:name="co3" style:family="table-column">
      <style:table-column-properties fo:break-before="auto" style:column-width="122.71pt"/>
    </style:style>
    <style:style style:name="co4" style:family="table-column">
      <style:table-column-properties fo:break-before="auto" style:column-width="141.99pt"/>
    </style:style>
    <style:style style:name="co5" style:family="table-column">
      <style:table-column-properties fo:break-before="auto" style:column-width="135.84pt"/>
    </style:style>
    <style:style style:name="co6" style:family="table-column">
      <style:table-column-properties fo:break-before="auto" style:column-width="167.5pt"/>
    </style:style>
    <style:style style:name="co7" style:family="table-column">
      <style:table-column-properties fo:break-before="auto" style:column-width="158.26pt"/>
    </style:style>
    <style:style style:name="co8" style:family="table-column">
      <style:table-column-properties fo:break-before="auto" style:column-width="162.85pt"/>
    </style:style>
    <style:style style:name="co9" style:family="table-column">
      <style:table-column-properties fo:break-before="auto" style:column-width="101.1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53.26pt"/>
    </style:style>
    <style:style style:name="co12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1"/>
  </office:automatic-styles>
  <office:body>
    <office:spreadsheet>
      <table:calculation-settings table:automatic-find-labels="false"/>
      <table:table table:name="measurements_Alone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im time</text:p>
          </table:table-cell>
          <table:covered-table-cell/>
          <table:table-cell table:number-columns-repeated="2"/>
          <table:table-cell table:style-name="ce3" office:value-type="string" calcext:value-type="string" table:number-columns-spanned="3" table:number-rows-spanned="1">
            <text:p>Camera reception time</text:p>
          </table:table-cell>
          <table:covered-table-cell table:style-name="ce4"/>
          <table:covered-table-cell table:style-name="ce5"/>
          <table:table-cell table:style-name="ce3" office:value-type="string" calcext:value-type="string" table:number-columns-spanned="3" table:number-rows-spanned="1">
            <text:p>Time distance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%time</text:p>
          </table:table-cell>
          <table:table-cell office:value-type="string" calcext:value-type="string">
            <text:p>field.data</text:p>
          </table:table-cell>
          <table:table-cell table:number-columns-repeated="2"/>
          <table:table-cell office:value-type="string" calcext:value-type="string">
            <text:p>%time</text:p>
          </table:table-cell>
          <table:table-cell office:value-type="string" calcext:value-type="string">
            <text:p>field</text:p>
          </table:table-cell>
          <table:table-cell table:style-name="ce5"/>
          <table:table-cell office:value-type="string" calcext:value-type="string">
            <text:p>%time</text:p>
          </table:table-cell>
          <table:table-cell office:value-type="string" calcext:value-type="string">
            <text:p>field.data</text:p>
          </table:table-cell>
          <table:table-cell table:style-name="ce4" office:value-type="string" calcext:value-type="string">
            <text:p>ARUCO + distance</text:p>
          </table:table-cell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table:style-name="ce2" office:value-type="string" calcext:value-type="string">
            <text:p>1593085848002993106</text:p>
          </table:table-cell>
          <table:table-cell table:style-name="ce2" office:value-type="string" calcext:value-type="string">
            <text:p>1593085847409340087</text:p>
          </table:table-cell>
          <table:table-cell table:formula="of:=([.A3]-[.B3])*10^-6" office:value-type="float" office:value="593.652992" calcext:value-type="float">
            <text:p>593.652992</text:p>
          </table:table-cell>
          <table:table-cell/>
          <table:table-cell table:style-name="ce2" office:value-type="string" calcext:value-type="string">
            <text:p>1593085847995690236</text:p>
          </table:table-cell>
          <table:table-cell table:style-name="ce2" office:value-type="string" calcext:value-type="string">
            <text:p>1593085847409340087</text:p>
          </table:table-cell>
          <table:table-cell table:style-name="ce2"/>
          <table:table-cell table:style-name="ce2" office:value-type="string" calcext:value-type="string">
            <text:p>1593085848115360021</text:p>
          </table:table-cell>
          <table:table-cell table:style-name="ce2" office:value-type="string" calcext:value-type="string">
            <text:p>1593085848114274024</text:p>
          </table:table-cell>
          <table:table-cell table:formula="of:=([.I3]-[.B3])*10^-6" office:value-type="float" office:value="704.933632" calcext:value-type="float">
            <text:p>704.933632</text:p>
          </table:table-cell>
          <table:table-cell table:number-columns-repeated="2"/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1593085848655193090</text:p>
          </table:table-cell>
          <table:table-cell table:style-name="ce2" office:value-type="string" calcext:value-type="string">
            <text:p>1593085848553864013</text:p>
          </table:table-cell>
          <table:table-cell table:formula="of:=([.A4]-[.B4])*10^-6" office:value-type="float" office:value="101.329152" calcext:value-type="float">
            <text:p>101.329152</text:p>
          </table:table-cell>
          <table:table-cell/>
          <table:table-cell table:style-name="ce2" office:value-type="string" calcext:value-type="string">
            <text:p>1593085848651118298</text:p>
          </table:table-cell>
          <table:table-cell table:style-name="ce2" office:value-type="string" calcext:value-type="string">
            <text:p>1593085848553864013</text:p>
          </table:table-cell>
          <table:table-cell table:style-name="ce2"/>
          <table:table-cell table:style-name="ce2" office:value-type="string" calcext:value-type="string">
            <text:p>1593085848704469919</text:p>
          </table:table-cell>
          <table:table-cell table:style-name="ce2" office:value-type="string" calcext:value-type="string">
            <text:p>1593085848703526020</text:p>
          </table:table-cell>
          <table:table-cell table:formula="of:=([.I4]-[.B4])*10^-6" office:value-type="float" office:value="149.662208" calcext:value-type="float">
            <text:p>149.66220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49746722936</text:p>
          </table:table-cell>
          <table:table-cell table:style-name="ce2" office:value-type="string" calcext:value-type="string">
            <text:p>1593085849570192138</text:p>
          </table:table-cell>
          <table:table-cell table:formula="of:=([.A5]-[.B5])*10^-6" office:value-type="float" office:value="176.530944" calcext:value-type="float">
            <text:p>176.530944</text:p>
          </table:table-cell>
          <table:table-cell/>
          <table:table-cell table:style-name="ce2" office:value-type="string" calcext:value-type="string">
            <text:p>1593085849739868045</text:p>
          </table:table-cell>
          <table:table-cell table:style-name="ce2" office:value-type="string" calcext:value-type="string">
            <text:p>1593085849570192138</text:p>
          </table:table-cell>
          <table:table-cell table:style-name="ce2"/>
          <table:table-cell table:style-name="ce2" office:value-type="string" calcext:value-type="string">
            <text:p>1593085849797781944</text:p>
          </table:table-cell>
          <table:table-cell table:style-name="ce2" office:value-type="string" calcext:value-type="string">
            <text:p>1593085849796864032</text:p>
          </table:table-cell>
          <table:table-cell table:formula="of:=([.I5]-[.B5])*10^-6" office:value-type="float" office:value="226.672128" calcext:value-type="float">
            <text:p>226.67212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50755245923</text:p>
          </table:table-cell>
          <table:table-cell table:style-name="ce2" office:value-type="string" calcext:value-type="string">
            <text:p>1593085850588774169</text:p>
          </table:table-cell>
          <table:table-cell table:formula="of:=([.A6]-[.B6])*10^-6" office:value-type="float" office:value="166.471936" calcext:value-type="float">
            <text:p>166.471936</text:p>
          </table:table-cell>
          <table:table-cell/>
          <table:table-cell table:style-name="ce2" office:value-type="string" calcext:value-type="string">
            <text:p>1593085850747941470</text:p>
          </table:table-cell>
          <table:table-cell table:style-name="ce2" office:value-type="string" calcext:value-type="string">
            <text:p>1593085850588774169</text:p>
          </table:table-cell>
          <table:table-cell table:style-name="ce2"/>
          <table:table-cell table:style-name="ce2" office:value-type="string" calcext:value-type="string">
            <text:p>1593085850807637929</text:p>
          </table:table-cell>
          <table:table-cell table:style-name="ce2" office:value-type="string" calcext:value-type="string">
            <text:p>1593085850807110071</text:p>
          </table:table-cell>
          <table:table-cell table:formula="of:=([.I6]-[.B6])*10^-6" office:value-type="float" office:value="218.336" calcext:value-type="float">
            <text:p>218.33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51807555913</text:p>
          </table:table-cell>
          <table:table-cell table:style-name="ce2" office:value-type="string" calcext:value-type="string">
            <text:p>1593085851611881103</text:p>
          </table:table-cell>
          <table:table-cell table:formula="of:=([.A7]-[.B7])*10^-6" office:value-type="float" office:value="195.674624" calcext:value-type="float">
            <text:p>195.674624</text:p>
          </table:table-cell>
          <table:table-cell/>
          <table:table-cell table:style-name="ce2" office:value-type="string" calcext:value-type="string">
            <text:p>1593085851807009783</text:p>
          </table:table-cell>
          <table:table-cell table:style-name="ce2" office:value-type="string" calcext:value-type="string">
            <text:p>1593085851611881103</text:p>
          </table:table-cell>
          <table:table-cell table:style-name="ce2"/>
          <table:table-cell table:style-name="ce2" office:value-type="string" calcext:value-type="string">
            <text:p>1593085851862845897</text:p>
          </table:table-cell>
          <table:table-cell table:style-name="ce2" office:value-type="string" calcext:value-type="string">
            <text:p>1593085851861938953</text:p>
          </table:table-cell>
          <table:table-cell table:formula="of:=([.I7]-[.B7])*10^-6" office:value-type="float" office:value="250.057728" calcext:value-type="float">
            <text:p>250.05772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52968610048</text:p>
          </table:table-cell>
          <table:table-cell table:style-name="ce2" office:value-type="string" calcext:value-type="string">
            <text:p>1593085852631562011</text:p>
          </table:table-cell>
          <table:table-cell table:formula="of:=([.A8]-[.B8])*10^-6" office:value-type="float" office:value="337.047808" calcext:value-type="float">
            <text:p>337.047808</text:p>
          </table:table-cell>
          <table:table-cell/>
          <table:table-cell table:style-name="ce2" office:value-type="string" calcext:value-type="string">
            <text:p>1593085852946771949</text:p>
          </table:table-cell>
          <table:table-cell table:style-name="ce2" office:value-type="string" calcext:value-type="string">
            <text:p>1593085852631562011</text:p>
          </table:table-cell>
          <table:table-cell table:style-name="ce2"/>
          <table:table-cell table:style-name="ce2" office:value-type="string" calcext:value-type="string">
            <text:p>1593085853028690099</text:p>
          </table:table-cell>
          <table:table-cell table:style-name="ce2" office:value-type="string" calcext:value-type="string">
            <text:p>1593085853027842044</text:p>
          </table:table-cell>
          <table:table-cell table:formula="of:=([.I8]-[.B8])*10^-6" office:value-type="float" office:value="396.280064" calcext:value-type="float">
            <text:p>396.28006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53830522060</text:p>
          </table:table-cell>
          <table:table-cell table:style-name="ce2" office:value-type="string" calcext:value-type="string">
            <text:p>1593085853643925048</text:p>
          </table:table-cell>
          <table:table-cell table:formula="of:=([.A9]-[.B9])*10^-6" office:value-type="float" office:value="186.596864" calcext:value-type="float">
            <text:p>186.596864</text:p>
          </table:table-cell>
          <table:table-cell/>
          <table:table-cell table:style-name="ce2" office:value-type="string" calcext:value-type="string">
            <text:p>1593085853803419322</text:p>
          </table:table-cell>
          <table:table-cell table:style-name="ce2" office:value-type="string" calcext:value-type="string">
            <text:p>1593085853643925048</text:p>
          </table:table-cell>
          <table:table-cell table:style-name="ce2"/>
          <table:table-cell table:style-name="ce2" office:value-type="string" calcext:value-type="string">
            <text:p>1593085853883533954</text:p>
          </table:table-cell>
          <table:table-cell table:style-name="ce2" office:value-type="string" calcext:value-type="string">
            <text:p>1593085853882852077</text:p>
          </table:table-cell>
          <table:table-cell table:formula="of:=([.I9]-[.B9])*10^-6" office:value-type="float" office:value="238.926848" calcext:value-type="float">
            <text:p>238.92684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54780792951</text:p>
          </table:table-cell>
          <table:table-cell table:style-name="ce2" office:value-type="string" calcext:value-type="string">
            <text:p>1593085854651603027</text:p>
          </table:table-cell>
          <table:table-cell table:formula="of:=([.A10]-[.B10])*10^-6" office:value-type="float" office:value="129.189888" calcext:value-type="float">
            <text:p>129.189888</text:p>
          </table:table-cell>
          <table:table-cell/>
          <table:table-cell table:style-name="ce2" office:value-type="string" calcext:value-type="string">
            <text:p>1593085854761432919</text:p>
          </table:table-cell>
          <table:table-cell table:style-name="ce2" office:value-type="string" calcext:value-type="string">
            <text:p>1593085854651603027</text:p>
          </table:table-cell>
          <table:table-cell table:style-name="ce2"/>
          <table:table-cell table:style-name="ce2" office:value-type="string" calcext:value-type="string">
            <text:p>1593085854827116012</text:p>
          </table:table-cell>
          <table:table-cell table:style-name="ce2" office:value-type="string" calcext:value-type="string">
            <text:p>1593085854826560974</text:p>
          </table:table-cell>
          <table:table-cell table:formula="of:=([.I10]-[.B10])*10^-6" office:value-type="float" office:value="174.957568" calcext:value-type="float">
            <text:p>174.95756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55908807992</text:p>
          </table:table-cell>
          <table:table-cell table:style-name="ce2" office:value-type="string" calcext:value-type="string">
            <text:p>1593085855671143066</text:p>
          </table:table-cell>
          <table:table-cell table:formula="of:=([.A11]-[.B11])*10^-6" office:value-type="float" office:value="237.665024" calcext:value-type="float">
            <text:p>237.665024</text:p>
          </table:table-cell>
          <table:table-cell/>
          <table:table-cell table:style-name="ce2" office:value-type="string" calcext:value-type="string">
            <text:p>1593085855900810412</text:p>
          </table:table-cell>
          <table:table-cell table:style-name="ce2" office:value-type="string" calcext:value-type="string">
            <text:p>1593085855671143066</text:p>
          </table:table-cell>
          <table:table-cell table:style-name="ce2"/>
          <table:table-cell table:style-name="ce2" office:value-type="string" calcext:value-type="string">
            <text:p>1593085855963504076</text:p>
          </table:table-cell>
          <table:table-cell table:style-name="ce2" office:value-type="string" calcext:value-type="string">
            <text:p>1593085855962682962</text:p>
          </table:table-cell>
          <table:table-cell table:formula="of:=([.I11]-[.B11])*10^-6" office:value-type="float" office:value="291.539968" calcext:value-type="float">
            <text:p>291.53996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57253565073</text:p>
          </table:table-cell>
          <table:table-cell table:style-name="ce2" office:value-type="string" calcext:value-type="string">
            <text:p>1593085856699391113</text:p>
          </table:table-cell>
          <table:table-cell table:formula="of:=([.A12]-[.B12])*10^-6" office:value-type="float" office:value="554.173696" calcext:value-type="float">
            <text:p>554.173696</text:p>
          </table:table-cell>
          <table:table-cell/>
          <table:table-cell table:style-name="ce2" office:value-type="string" calcext:value-type="string">
            <text:p>1593085857232249440</text:p>
          </table:table-cell>
          <table:table-cell table:style-name="ce2" office:value-type="string" calcext:value-type="string">
            <text:p>1593085856699391113</text:p>
          </table:table-cell>
          <table:table-cell table:style-name="ce2"/>
          <table:table-cell table:style-name="ce2" office:value-type="string" calcext:value-type="string">
            <text:p>1593085857300393104</text:p>
          </table:table-cell>
          <table:table-cell table:style-name="ce2" office:value-type="string" calcext:value-type="string">
            <text:p>1593085857299882888</text:p>
          </table:table-cell>
          <table:table-cell table:formula="of:=([.I12]-[.B12])*10^-6" office:value-type="float" office:value="600.49152" calcext:value-type="float">
            <text:p>600.4915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57910716056</text:p>
          </table:table-cell>
          <table:table-cell table:style-name="ce2" office:value-type="string" calcext:value-type="string">
            <text:p>1593085857714780029</text:p>
          </table:table-cell>
          <table:table-cell table:formula="of:=([.A13]-[.B13])*10^-6" office:value-type="float" office:value="195.936" calcext:value-type="float">
            <text:p>195.936</text:p>
          </table:table-cell>
          <table:table-cell/>
          <table:table-cell table:style-name="ce2" office:value-type="string" calcext:value-type="string">
            <text:p>1593085857907718432</text:p>
          </table:table-cell>
          <table:table-cell table:style-name="ce2" office:value-type="string" calcext:value-type="string">
            <text:p>1593085857714780029</text:p>
          </table:table-cell>
          <table:table-cell table:style-name="ce2"/>
          <table:table-cell table:style-name="ce2" office:value-type="string" calcext:value-type="string">
            <text:p>1593085857961221933</text:p>
          </table:table-cell>
          <table:table-cell table:style-name="ce2" office:value-type="string" calcext:value-type="string">
            <text:p>1593085857960596084</text:p>
          </table:table-cell>
          <table:table-cell table:formula="of:=([.I13]-[.B13])*10^-6" office:value-type="float" office:value="245.815808" calcext:value-type="float">
            <text:p>245.81580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58892205953</text:p>
          </table:table-cell>
          <table:table-cell table:style-name="ce2" office:value-type="string" calcext:value-type="string">
            <text:p>1593085858733644042</text:p>
          </table:table-cell>
          <table:table-cell table:formula="of:=([.A14]-[.B14])*10^-6" office:value-type="float" office:value="158.561792" calcext:value-type="float">
            <text:p>158.561792</text:p>
          </table:table-cell>
          <table:table-cell/>
          <table:table-cell table:style-name="ce2" office:value-type="string" calcext:value-type="string">
            <text:p>1593085858885854452</text:p>
          </table:table-cell>
          <table:table-cell table:style-name="ce2" office:value-type="string" calcext:value-type="string">
            <text:p>1593085858733644042</text:p>
          </table:table-cell>
          <table:table-cell table:style-name="ce2"/>
          <table:table-cell table:style-name="ce2" office:value-type="string" calcext:value-type="string">
            <text:p>1593085858945625066</text:p>
          </table:table-cell>
          <table:table-cell table:style-name="ce2" office:value-type="string" calcext:value-type="string">
            <text:p>1593085858945077896</text:p>
          </table:table-cell>
          <table:table-cell table:formula="of:=([.I14]-[.B14])*10^-6" office:value-type="float" office:value="211.433472" calcext:value-type="float">
            <text:p>211.43347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59867398023</text:p>
          </table:table-cell>
          <table:table-cell table:style-name="ce2" office:value-type="string" calcext:value-type="string">
            <text:p>1593085859749958007</text:p>
          </table:table-cell>
          <table:table-cell table:formula="of:=([.A15]-[.B15])*10^-6" office:value-type="float" office:value="117.44" calcext:value-type="float">
            <text:p>117.44</text:p>
          </table:table-cell>
          <table:table-cell/>
          <table:table-cell table:style-name="ce2" office:value-type="string" calcext:value-type="string">
            <text:p>1593085859863868040</text:p>
          </table:table-cell>
          <table:table-cell table:style-name="ce2" office:value-type="string" calcext:value-type="string">
            <text:p>1593085859749958007</text:p>
          </table:table-cell>
          <table:table-cell table:style-name="ce2"/>
          <table:table-cell table:style-name="ce2" office:value-type="string" calcext:value-type="string">
            <text:p>1593085859918396949</text:p>
          </table:table-cell>
          <table:table-cell table:style-name="ce2" office:value-type="string" calcext:value-type="string">
            <text:p>1593085859917484998</text:p>
          </table:table-cell>
          <table:table-cell table:formula="of:=([.I15]-[.B15])*10^-6" office:value-type="float" office:value="167.526656" calcext:value-type="float">
            <text:p>167.52665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60927625894</text:p>
          </table:table-cell>
          <table:table-cell table:style-name="ce2" office:value-type="string" calcext:value-type="string">
            <text:p>1593085860776364990</text:p>
          </table:table-cell>
          <table:table-cell table:formula="of:=([.A16]-[.B16])*10^-6" office:value-type="float" office:value="151.261184" calcext:value-type="float">
            <text:p>151.261184</text:p>
          </table:table-cell>
          <table:table-cell/>
          <table:table-cell table:style-name="ce2" office:value-type="string" calcext:value-type="string">
            <text:p>1593085860922654961</text:p>
          </table:table-cell>
          <table:table-cell table:style-name="ce2" office:value-type="string" calcext:value-type="string">
            <text:p>1593085860776364990</text:p>
          </table:table-cell>
          <table:table-cell table:style-name="ce2"/>
          <table:table-cell table:style-name="ce2" office:value-type="string" calcext:value-type="string">
            <text:p>1593085860971719980</text:p>
          </table:table-cell>
          <table:table-cell table:style-name="ce2" office:value-type="string" calcext:value-type="string">
            <text:p>1593085860971174001</text:p>
          </table:table-cell>
          <table:table-cell table:formula="of:=([.I16]-[.B16])*10^-6" office:value-type="float" office:value="194.809344" calcext:value-type="float">
            <text:p>194.80934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61940634012</text:p>
          </table:table-cell>
          <table:table-cell table:style-name="ce2" office:value-type="string" calcext:value-type="string">
            <text:p>1593085861779381103</text:p>
          </table:table-cell>
          <table:table-cell table:formula="of:=([.A17]-[.B17])*10^-6" office:value-type="float" office:value="161.252608" calcext:value-type="float">
            <text:p>161.252608</text:p>
          </table:table-cell>
          <table:table-cell/>
          <table:table-cell table:style-name="ce2" office:value-type="string" calcext:value-type="string">
            <text:p>1593085861920836372</text:p>
          </table:table-cell>
          <table:table-cell table:style-name="ce2" office:value-type="string" calcext:value-type="string">
            <text:p>1593085861779381103</text:p>
          </table:table-cell>
          <table:table-cell table:style-name="ce2"/>
          <table:table-cell table:style-name="ce2" office:value-type="string" calcext:value-type="string">
            <text:p>1593085861991400957</text:p>
          </table:table-cell>
          <table:table-cell table:style-name="ce2" office:value-type="string" calcext:value-type="string">
            <text:p>1593085861990674972</text:p>
          </table:table-cell>
          <table:table-cell table:formula="of:=([.I17]-[.B17])*10^-6" office:value-type="float" office:value="211.293696" calcext:value-type="float">
            <text:p>211.29369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62959563016</text:p>
          </table:table-cell>
          <table:table-cell table:style-name="ce2" office:value-type="string" calcext:value-type="string">
            <text:p>1593085862786333984</text:p>
          </table:table-cell>
          <table:table-cell table:formula="of:=([.A18]-[.B18])*10^-6" office:value-type="float" office:value="173.228544" calcext:value-type="float">
            <text:p>173.228544</text:p>
          </table:table-cell>
          <table:table-cell/>
          <table:table-cell table:style-name="ce2" office:value-type="string" calcext:value-type="string">
            <text:p>1593085862938637250</text:p>
          </table:table-cell>
          <table:table-cell table:style-name="ce2" office:value-type="string" calcext:value-type="string">
            <text:p>1593085862786333984</text:p>
          </table:table-cell>
          <table:table-cell table:style-name="ce2"/>
          <table:table-cell table:style-name="ce2" office:value-type="string" calcext:value-type="string">
            <text:p>1593085863010380029</text:p>
          </table:table-cell>
          <table:table-cell table:style-name="ce2" office:value-type="string" calcext:value-type="string">
            <text:p>1593085863009659051</text:p>
          </table:table-cell>
          <table:table-cell table:formula="of:=([.I18]-[.B18])*10^-6" office:value-type="float" office:value="223.324672" calcext:value-type="float">
            <text:p>223.32467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63918531894</text:p>
          </table:table-cell>
          <table:table-cell table:style-name="ce2" office:value-type="string" calcext:value-type="string">
            <text:p>1593085863802863037</text:p>
          </table:table-cell>
          <table:table-cell table:formula="of:=([.A19]-[.B19])*10^-6" office:value-type="float" office:value="115.668736" calcext:value-type="float">
            <text:p>115.668736</text:p>
          </table:table-cell>
          <table:table-cell/>
          <table:table-cell table:style-name="ce2" office:value-type="string" calcext:value-type="string">
            <text:p>1593085863896576987</text:p>
          </table:table-cell>
          <table:table-cell table:style-name="ce2" office:value-type="string" calcext:value-type="string">
            <text:p>1593085863802863037</text:p>
          </table:table-cell>
          <table:table-cell table:style-name="ce2"/>
          <table:table-cell table:style-name="ce2" office:value-type="string" calcext:value-type="string">
            <text:p>1593085863970299005</text:p>
          </table:table-cell>
          <table:table-cell table:style-name="ce2" office:value-type="string" calcext:value-type="string">
            <text:p>1593085863969593048</text:p>
          </table:table-cell>
          <table:table-cell table:formula="of:=([.I19]-[.B19])*10^-6" office:value-type="float" office:value="166.729728" calcext:value-type="float">
            <text:p>166.72972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65006350994</text:p>
          </table:table-cell>
          <table:table-cell table:style-name="ce2" office:value-type="string" calcext:value-type="string">
            <text:p>1593085864821360107</text:p>
          </table:table-cell>
          <table:table-cell table:formula="of:=([.A20]-[.B20])*10^-6" office:value-type="float" office:value="184.99072" calcext:value-type="float">
            <text:p>184.99072</text:p>
          </table:table-cell>
          <table:table-cell/>
          <table:table-cell table:style-name="ce2" office:value-type="string" calcext:value-type="string">
            <text:p>1593085864996736232</text:p>
          </table:table-cell>
          <table:table-cell table:style-name="ce2" office:value-type="string" calcext:value-type="string">
            <text:p>1593085864821360107</text:p>
          </table:table-cell>
          <table:table-cell table:style-name="ce2"/>
          <table:table-cell table:style-name="ce2" office:value-type="string" calcext:value-type="string">
            <text:p>1593085865048646926</text:p>
          </table:table-cell>
          <table:table-cell table:style-name="ce2" office:value-type="string" calcext:value-type="string">
            <text:p>1593085865048042058</text:p>
          </table:table-cell>
          <table:table-cell table:formula="of:=([.I20]-[.B20])*10^-6" office:value-type="float" office:value="226.681856" calcext:value-type="float">
            <text:p>226.68185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65982546091</text:p>
          </table:table-cell>
          <table:table-cell table:style-name="ce2" office:value-type="string" calcext:value-type="string">
            <text:p>1593085865824466064</text:p>
          </table:table-cell>
          <table:table-cell table:formula="of:=([.A21]-[.B21])*10^-6" office:value-type="float" office:value="158.08" calcext:value-type="float">
            <text:p>158.08</text:p>
          </table:table-cell>
          <table:table-cell/>
          <table:table-cell table:style-name="ce2" office:value-type="string" calcext:value-type="string">
            <text:p>1593085865974803851</text:p>
          </table:table-cell>
          <table:table-cell table:style-name="ce2" office:value-type="string" calcext:value-type="string">
            <text:p>1593085865824466064</text:p>
          </table:table-cell>
          <table:table-cell table:style-name="ce2"/>
          <table:table-cell table:style-name="ce2" office:value-type="string" calcext:value-type="string">
            <text:p>1593085866029341936</text:p>
          </table:table-cell>
          <table:table-cell table:style-name="ce2" office:value-type="string" calcext:value-type="string">
            <text:p>1593085866028367996</text:p>
          </table:table-cell>
          <table:table-cell table:formula="of:=([.I21]-[.B21])*10^-6" office:value-type="float" office:value="203.901952" calcext:value-type="float">
            <text:p>203.90195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66999435901</text:p>
          </table:table-cell>
          <table:table-cell table:style-name="ce2" office:value-type="string" calcext:value-type="string">
            <text:p>1593085866828728027</text:p>
          </table:table-cell>
          <table:table-cell table:formula="of:=([.A22]-[.B22])*10^-6" office:value-type="float" office:value="170.708224" calcext:value-type="float">
            <text:p>170.708224</text:p>
          </table:table-cell>
          <table:table-cell/>
          <table:table-cell table:style-name="ce2" office:value-type="string" calcext:value-type="string">
            <text:p>1593085866993328678</text:p>
          </table:table-cell>
          <table:table-cell table:style-name="ce2" office:value-type="string" calcext:value-type="string">
            <text:p>1593085866828728027</text:p>
          </table:table-cell>
          <table:table-cell table:style-name="ce2"/>
          <table:table-cell table:style-name="ce2" office:value-type="string" calcext:value-type="string">
            <text:p>1593085867047260999</text:p>
          </table:table-cell>
          <table:table-cell table:style-name="ce2" office:value-type="string" calcext:value-type="string">
            <text:p>1593085867046761989</text:p>
          </table:table-cell>
          <table:table-cell table:formula="of:=([.I22]-[.B22])*10^-6" office:value-type="float" office:value="218.03392" calcext:value-type="float">
            <text:p>218.0339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68025003910</text:p>
          </table:table-cell>
          <table:table-cell table:style-name="ce2" office:value-type="string" calcext:value-type="string">
            <text:p>1593085867831341064</text:p>
          </table:table-cell>
          <table:table-cell table:formula="of:=([.A23]-[.B23])*10^-6" office:value-type="float" office:value="193.662976" calcext:value-type="float">
            <text:p>193.662976</text:p>
          </table:table-cell>
          <table:table-cell/>
          <table:table-cell table:style-name="ce2" office:value-type="string" calcext:value-type="string">
            <text:p>1593085868021342325</text:p>
          </table:table-cell>
          <table:table-cell table:style-name="ce2" office:value-type="string" calcext:value-type="string">
            <text:p>1593085867831341064</text:p>
          </table:table-cell>
          <table:table-cell table:style-name="ce2"/>
          <table:table-cell table:style-name="ce2" office:value-type="string" calcext:value-type="string">
            <text:p>1593085868078130960</text:p>
          </table:table-cell>
          <table:table-cell table:style-name="ce2" office:value-type="string" calcext:value-type="string">
            <text:p>1593085868077383041</text:p>
          </table:table-cell>
          <table:table-cell table:formula="of:=([.I23]-[.B23])*10^-6" office:value-type="float" office:value="246.042112" calcext:value-type="float">
            <text:p>246.04211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70751071929</text:p>
          </table:table-cell>
          <table:table-cell table:style-name="ce2" office:value-type="string" calcext:value-type="string">
            <text:p>1593085868845490966</text:p>
          </table:table-cell>
          <table:table-cell table:formula="of:=([.A24]-[.B24])*10^-6" office:value-type="float" office:value="1905.581056" calcext:value-type="float">
            <text:p>1905.581056</text:p>
          </table:table-cell>
          <table:table-cell/>
          <table:table-cell table:style-name="ce2" office:value-type="string" calcext:value-type="string">
            <text:p>1593085868969007480</text:p>
          </table:table-cell>
          <table:table-cell table:style-name="ce2" office:value-type="string" calcext:value-type="string">
            <text:p>1593085868845490966</text:p>
          </table:table-cell>
          <table:table-cell table:style-name="ce2"/>
          <table:table-cell table:style-name="ce2" office:value-type="string" calcext:value-type="string">
            <text:p>1593085870747095108</text:p>
          </table:table-cell>
          <table:table-cell table:style-name="ce2" office:value-type="string" calcext:value-type="string">
            <text:p>1593085869046701908</text:p>
          </table:table-cell>
          <table:table-cell table:formula="of:=([.I24]-[.B24])*10^-6" office:value-type="float" office:value="201.211136" calcext:value-type="float">
            <text:p>201.21113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70751322984</text:p>
          </table:table-cell>
          <table:table-cell table:style-name="ce2" office:value-type="string" calcext:value-type="string">
            <text:p>1593085869862806152</text:p>
          </table:table-cell>
          <table:table-cell table:formula="of:=([.A25]-[.B25])*10^-6" office:value-type="float" office:value="888.516864" calcext:value-type="float">
            <text:p>888.516864</text:p>
          </table:table-cell>
          <table:table-cell/>
          <table:table-cell table:style-name="ce2" office:value-type="string" calcext:value-type="string">
            <text:p>1593085870048019732</text:p>
          </table:table-cell>
          <table:table-cell table:style-name="ce2" office:value-type="string" calcext:value-type="string">
            <text:p>1593085869862806152</text:p>
          </table:table-cell>
          <table:table-cell table:style-name="ce2"/>
          <table:table-cell table:style-name="ce2" office:value-type="string" calcext:value-type="string">
            <text:p>1593085870747369050</text:p>
          </table:table-cell>
          <table:table-cell table:style-name="ce2" office:value-type="string" calcext:value-type="string">
            <text:p>1593085870106950998</text:p>
          </table:table-cell>
          <table:table-cell table:formula="of:=([.I25]-[.B25])*10^-6" office:value-type="float" office:value="244.14464" calcext:value-type="float">
            <text:p>244.1446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71017004013</text:p>
          </table:table-cell>
          <table:table-cell table:style-name="ce2" office:value-type="string" calcext:value-type="string">
            <text:p>1593085870870716064</text:p>
          </table:table-cell>
          <table:table-cell table:formula="of:=([.A26]-[.B26])*10^-6" office:value-type="float" office:value="146.287872" calcext:value-type="float">
            <text:p>146.287872</text:p>
          </table:table-cell>
          <table:table-cell/>
          <table:table-cell table:style-name="ce2" office:value-type="string" calcext:value-type="string">
            <text:p>1593085870996152903</text:p>
          </table:table-cell>
          <table:table-cell table:style-name="ce2" office:value-type="string" calcext:value-type="string">
            <text:p>1593085870870716064</text:p>
          </table:table-cell>
          <table:table-cell table:style-name="ce2"/>
          <table:table-cell table:style-name="ce2" office:value-type="string" calcext:value-type="string">
            <text:p>1593085871074539899</text:p>
          </table:table-cell>
          <table:table-cell table:style-name="ce2" office:value-type="string" calcext:value-type="string">
            <text:p>1593085871073762893</text:p>
          </table:table-cell>
          <table:table-cell table:formula="of:=([.I26]-[.B26])*10^-6" office:value-type="float" office:value="203.046656" calcext:value-type="float">
            <text:p>203.04665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72089725017</text:p>
          </table:table-cell>
          <table:table-cell table:style-name="ce2" office:value-type="string" calcext:value-type="string">
            <text:p>1593085871883109130</text:p>
          </table:table-cell>
          <table:table-cell table:formula="of:=([.A27]-[.B27])*10^-6" office:value-type="float" office:value="206.616064" calcext:value-type="float">
            <text:p>206.616064</text:p>
          </table:table-cell>
          <table:table-cell/>
          <table:table-cell table:style-name="ce2" office:value-type="string" calcext:value-type="string">
            <text:p>1593085872064821362</text:p>
          </table:table-cell>
          <table:table-cell table:style-name="ce2" office:value-type="string" calcext:value-type="string">
            <text:p>1593085871883109130</text:p>
          </table:table-cell>
          <table:table-cell table:style-name="ce2"/>
          <table:table-cell table:style-name="ce2" office:value-type="string" calcext:value-type="string">
            <text:p>1593085872140424013</text:p>
          </table:table-cell>
          <table:table-cell table:style-name="ce2" office:value-type="string" calcext:value-type="string">
            <text:p>1593085872139801979</text:p>
          </table:table-cell>
          <table:table-cell table:formula="of:=([.I27]-[.B27])*10^-6" office:value-type="float" office:value="256.692736" calcext:value-type="float">
            <text:p>256.69273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73042042970</text:p>
          </table:table-cell>
          <table:table-cell table:style-name="ce2" office:value-type="string" calcext:value-type="string">
            <text:p>1593085872904311035</text:p>
          </table:table-cell>
          <table:table-cell table:formula="of:=([.A28]-[.B28])*10^-6" office:value-type="float" office:value="137.73184" calcext:value-type="float">
            <text:p>137.73184</text:p>
          </table:table-cell>
          <table:table-cell/>
          <table:table-cell table:style-name="ce2" office:value-type="string" calcext:value-type="string">
            <text:p>1593085873042171087</text:p>
          </table:table-cell>
          <table:table-cell table:style-name="ce2" office:value-type="string" calcext:value-type="string">
            <text:p>1593085872904311035</text:p>
          </table:table-cell>
          <table:table-cell table:style-name="ce2"/>
          <table:table-cell table:style-name="ce2" office:value-type="string" calcext:value-type="string">
            <text:p>1593085873092165946</text:p>
          </table:table-cell>
          <table:table-cell table:style-name="ce2" office:value-type="string" calcext:value-type="string">
            <text:p>1593085873091367959</text:p>
          </table:table-cell>
          <table:table-cell table:formula="of:=([.I28]-[.B28])*10^-6" office:value-type="float" office:value="187.056896" calcext:value-type="float">
            <text:p>187.05689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74052970886</text:p>
          </table:table-cell>
          <table:table-cell table:style-name="ce2" office:value-type="string" calcext:value-type="string">
            <text:p>1593085873907071044</text:p>
          </table:table-cell>
          <table:table-cell table:formula="of:=([.A29]-[.B29])*10^-6" office:value-type="float" office:value="145.900032" calcext:value-type="float">
            <text:p>145.900032</text:p>
          </table:table-cell>
          <table:table-cell/>
          <table:table-cell table:style-name="ce2" office:value-type="string" calcext:value-type="string">
            <text:p>1593085874040518556</text:p>
          </table:table-cell>
          <table:table-cell table:style-name="ce2" office:value-type="string" calcext:value-type="string">
            <text:p>1593085873907071044</text:p>
          </table:table-cell>
          <table:table-cell table:style-name="ce2"/>
          <table:table-cell table:style-name="ce2" office:value-type="string" calcext:value-type="string">
            <text:p>1593085874100127935</text:p>
          </table:table-cell>
          <table:table-cell table:style-name="ce2" office:value-type="string" calcext:value-type="string">
            <text:p>1593085874099517107</text:p>
          </table:table-cell>
          <table:table-cell table:formula="of:=([.I29]-[.B29])*10^-6" office:value-type="float" office:value="192.446208" calcext:value-type="float">
            <text:p>192.44620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75250662088</text:p>
          </table:table-cell>
          <table:table-cell table:style-name="ce2" office:value-type="string" calcext:value-type="string">
            <text:p>1593085874925851074</text:p>
          </table:table-cell>
          <table:table-cell table:formula="of:=([.A30]-[.B30])*10^-6" office:value-type="float" office:value="324.811264" calcext:value-type="float">
            <text:p>324.811264</text:p>
          </table:table-cell>
          <table:table-cell/>
          <table:table-cell table:style-name="ce2" office:value-type="string" calcext:value-type="string">
            <text:p>1593085875240438284</text:p>
          </table:table-cell>
          <table:table-cell table:style-name="ce2" office:value-type="string" calcext:value-type="string">
            <text:p>1593085874925851074</text:p>
          </table:table-cell>
          <table:table-cell table:style-name="ce2"/>
          <table:table-cell table:style-name="ce2" office:value-type="string" calcext:value-type="string">
            <text:p>1593085875291623115</text:p>
          </table:table-cell>
          <table:table-cell table:style-name="ce2" office:value-type="string" calcext:value-type="string">
            <text:p>1593085875291093111</text:p>
          </table:table-cell>
          <table:table-cell table:formula="of:=([.I30]-[.B30])*10^-6" office:value-type="float" office:value="365.242112" calcext:value-type="float">
            <text:p>365.24211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76089323043</text:p>
          </table:table-cell>
          <table:table-cell table:style-name="ce2" office:value-type="string" calcext:value-type="string">
            <text:p>1593085875942648193</text:p>
          </table:table-cell>
          <table:table-cell table:formula="of:=([.A31]-[.B31])*10^-6" office:value-type="float" office:value="146.674944" calcext:value-type="float">
            <text:p>146.674944</text:p>
          </table:table-cell>
          <table:table-cell/>
          <table:table-cell table:style-name="ce2" office:value-type="string" calcext:value-type="string">
            <text:p>1593085876066933343</text:p>
          </table:table-cell>
          <table:table-cell table:style-name="ce2" office:value-type="string" calcext:value-type="string">
            <text:p>1593085875942648193</text:p>
          </table:table-cell>
          <table:table-cell table:style-name="ce2"/>
          <table:table-cell table:style-name="ce2" office:value-type="string" calcext:value-type="string">
            <text:p>1593085876137803077</text:p>
          </table:table-cell>
          <table:table-cell table:style-name="ce2" office:value-type="string" calcext:value-type="string">
            <text:p>1593085876137211084</text:p>
          </table:table-cell>
          <table:table-cell table:formula="of:=([.I31]-[.B31])*10^-6" office:value-type="float" office:value="194.562816" calcext:value-type="float">
            <text:p>194.56281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77144126892</text:p>
          </table:table-cell>
          <table:table-cell table:style-name="ce2" office:value-type="string" calcext:value-type="string">
            <text:p>1593085876952917968</text:p>
          </table:table-cell>
          <table:table-cell table:formula="of:=([.A32]-[.B32])*10^-6" office:value-type="float" office:value="191.208704" calcext:value-type="float">
            <text:p>191.208704</text:p>
          </table:table-cell>
          <table:table-cell/>
          <table:table-cell table:style-name="ce2" office:value-type="string" calcext:value-type="string">
            <text:p>1593085877115215392</text:p>
          </table:table-cell>
          <table:table-cell table:style-name="ce2" office:value-type="string" calcext:value-type="string">
            <text:p>1593085876952917968</text:p>
          </table:table-cell>
          <table:table-cell table:style-name="ce2"/>
          <table:table-cell table:style-name="ce2" office:value-type="string" calcext:value-type="string">
            <text:p>1593085877193936109</text:p>
          </table:table-cell>
          <table:table-cell table:style-name="ce2" office:value-type="string" calcext:value-type="string">
            <text:p>1593085877193088054</text:p>
          </table:table-cell>
          <table:table-cell table:formula="of:=([.I32]-[.B32])*10^-6" office:value-type="float" office:value="240.169984" calcext:value-type="float">
            <text:p>240.16998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78113085985</text:p>
          </table:table-cell>
          <table:table-cell table:style-name="ce2" office:value-type="string" calcext:value-type="string">
            <text:p>1593085877967009033</text:p>
          </table:table-cell>
          <table:table-cell table:formula="of:=([.A33]-[.B33])*10^-6" office:value-type="float" office:value="146.076928" calcext:value-type="float">
            <text:p>146.076928</text:p>
          </table:table-cell>
          <table:table-cell/>
          <table:table-cell table:style-name="ce2" office:value-type="string" calcext:value-type="string">
            <text:p>1593085878083312333</text:p>
          </table:table-cell>
          <table:table-cell table:style-name="ce2" office:value-type="string" calcext:value-type="string">
            <text:p>1593085877967009033</text:p>
          </table:table-cell>
          <table:table-cell table:style-name="ce2"/>
          <table:table-cell table:style-name="ce2" office:value-type="string" calcext:value-type="string">
            <text:p>1593085878160573959</text:p>
          </table:table-cell>
          <table:table-cell table:style-name="ce2" office:value-type="string" calcext:value-type="string">
            <text:p>1593085878159935951</text:p>
          </table:table-cell>
          <table:table-cell table:formula="of:=([.I33]-[.B33])*10^-6" office:value-type="float" office:value="192.926976" calcext:value-type="float">
            <text:p>192.92697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79176038980</text:p>
          </table:table-cell>
          <table:table-cell table:style-name="ce2" office:value-type="string" calcext:value-type="string">
            <text:p>1593085878968010009</text:p>
          </table:table-cell>
          <table:table-cell table:formula="of:=([.A34]-[.B34])*10^-6" office:value-type="float" office:value="208.028672" calcext:value-type="float">
            <text:p>208.028672</text:p>
          </table:table-cell>
          <table:table-cell/>
          <table:table-cell table:style-name="ce2" office:value-type="string" calcext:value-type="string">
            <text:p>1593085879152345866</text:p>
          </table:table-cell>
          <table:table-cell table:style-name="ce2" office:value-type="string" calcext:value-type="string">
            <text:p>1593085878968010009</text:p>
          </table:table-cell>
          <table:table-cell table:style-name="ce2"/>
          <table:table-cell table:style-name="ce2" office:value-type="string" calcext:value-type="string">
            <text:p>1593085879229500055</text:p>
          </table:table-cell>
          <table:table-cell table:style-name="ce2" office:value-type="string" calcext:value-type="string">
            <text:p>1593085879228826999</text:p>
          </table:table-cell>
          <table:table-cell table:formula="of:=([.I34]-[.B34])*10^-6" office:value-type="float" office:value="260.816896" calcext:value-type="float">
            <text:p>260.81689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80136707067</text:p>
          </table:table-cell>
          <table:table-cell table:style-name="ce2" office:value-type="string" calcext:value-type="string">
            <text:p>1593085879987600097</text:p>
          </table:table-cell>
          <table:table-cell table:formula="of:=([.A35]-[.B35])*10^-6" office:value-type="float" office:value="149.106944" calcext:value-type="float">
            <text:p>149.106944</text:p>
          </table:table-cell>
          <table:table-cell/>
          <table:table-cell table:style-name="ce2" office:value-type="string" calcext:value-type="string">
            <text:p>1593085880130420389</text:p>
          </table:table-cell>
          <table:table-cell table:style-name="ce2" office:value-type="string" calcext:value-type="string">
            <text:p>1593085879987600097</text:p>
          </table:table-cell>
          <table:table-cell table:style-name="ce2"/>
          <table:table-cell table:style-name="ce2" office:value-type="string" calcext:value-type="string">
            <text:p>1593085880185035943</text:p>
          </table:table-cell>
          <table:table-cell table:style-name="ce2" office:value-type="string" calcext:value-type="string">
            <text:p>1593085880183892011</text:p>
          </table:table-cell>
          <table:table-cell table:formula="of:=([.I35]-[.B35])*10^-6" office:value-type="float" office:value="196.292096" calcext:value-type="float">
            <text:p>196.29209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81269469976</text:p>
          </table:table-cell>
          <table:table-cell table:style-name="ce2" office:value-type="string" calcext:value-type="string">
            <text:p>1593085881001712158</text:p>
          </table:table-cell>
          <table:table-cell table:formula="of:=([.A36]-[.B36])*10^-6" office:value-type="float" office:value="267.75808" calcext:value-type="float">
            <text:p>267.75808</text:p>
          </table:table-cell>
          <table:table-cell/>
          <table:table-cell table:style-name="ce2" office:value-type="string" calcext:value-type="string">
            <text:p>1593085881259649398</text:p>
          </table:table-cell>
          <table:table-cell table:style-name="ce2" office:value-type="string" calcext:value-type="string">
            <text:p>1593085881001712158</text:p>
          </table:table-cell>
          <table:table-cell table:style-name="ce2"/>
          <table:table-cell table:style-name="ce2" office:value-type="string" calcext:value-type="string">
            <text:p>1593085881330735921</text:p>
          </table:table-cell>
          <table:table-cell table:style-name="ce2" office:value-type="string" calcext:value-type="string">
            <text:p>1593085881329869031</text:p>
          </table:table-cell>
          <table:table-cell table:formula="of:=([.I36]-[.B36])*10^-6" office:value-type="float" office:value="328.156928" calcext:value-type="float">
            <text:p>328.15692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82184568881</text:p>
          </table:table-cell>
          <table:table-cell table:style-name="ce2" office:value-type="string" calcext:value-type="string">
            <text:p>1593085882003534179</text:p>
          </table:table-cell>
          <table:table-cell table:formula="of:=([.A37]-[.B37])*10^-6" office:value-type="float" office:value="181.034752" calcext:value-type="float">
            <text:p>181.034752</text:p>
          </table:table-cell>
          <table:table-cell/>
          <table:table-cell table:style-name="ce2" office:value-type="string" calcext:value-type="string">
            <text:p>1593085882156929987</text:p>
          </table:table-cell>
          <table:table-cell table:style-name="ce2" office:value-type="string" calcext:value-type="string">
            <text:p>1593085882003534179</text:p>
          </table:table-cell>
          <table:table-cell table:style-name="ce2"/>
          <table:table-cell table:style-name="ce2" office:value-type="string" calcext:value-type="string">
            <text:p>1593085882240546941</text:p>
          </table:table-cell>
          <table:table-cell table:style-name="ce2" office:value-type="string" calcext:value-type="string">
            <text:p>1593085882239969015</text:p>
          </table:table-cell>
          <table:table-cell table:formula="of:=([.I37]-[.B37])*10^-6" office:value-type="float" office:value="236.434944" calcext:value-type="float">
            <text:p>236.43494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83168364048</text:p>
          </table:table-cell>
          <table:table-cell table:style-name="ce2" office:value-type="string" calcext:value-type="string">
            <text:p>1593085883019962158</text:p>
          </table:table-cell>
          <table:table-cell table:formula="of:=([.A38]-[.B38])*10^-6" office:value-type="float" office:value="148.402176" calcext:value-type="float">
            <text:p>148.402176</text:p>
          </table:table-cell>
          <table:table-cell/>
          <table:table-cell table:style-name="ce2" office:value-type="string" calcext:value-type="string">
            <text:p>1593085883165519526</text:p>
          </table:table-cell>
          <table:table-cell table:style-name="ce2" office:value-type="string" calcext:value-type="string">
            <text:p>1593085883019962158</text:p>
          </table:table-cell>
          <table:table-cell table:style-name="ce2"/>
          <table:table-cell table:style-name="ce2" office:value-type="string" calcext:value-type="string">
            <text:p>1593085883221605062</text:p>
          </table:table-cell>
          <table:table-cell table:style-name="ce2" office:value-type="string" calcext:value-type="string">
            <text:p>1593085883220947027</text:p>
          </table:table-cell>
          <table:table-cell table:formula="of:=([.I38]-[.B38])*10^-6" office:value-type="float" office:value="200.985088" calcext:value-type="float">
            <text:p>200.98508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84236891031</text:p>
          </table:table-cell>
          <table:table-cell table:style-name="ce2" office:value-type="string" calcext:value-type="string">
            <text:p>1593085884038300048</text:p>
          </table:table-cell>
          <table:table-cell table:formula="of:=([.A39]-[.B39])*10^-6" office:value-type="float" office:value="198.59072" calcext:value-type="float">
            <text:p>198.59072</text:p>
          </table:table-cell>
          <table:table-cell/>
          <table:table-cell table:style-name="ce2" office:value-type="string" calcext:value-type="string">
            <text:p>1593085884214328354</text:p>
          </table:table-cell>
          <table:table-cell table:style-name="ce2" office:value-type="string" calcext:value-type="string">
            <text:p>1593085884038300048</text:p>
          </table:table-cell>
          <table:table-cell table:style-name="ce2"/>
          <table:table-cell table:style-name="ce2" office:value-type="string" calcext:value-type="string">
            <text:p>1593085884282485008</text:p>
          </table:table-cell>
          <table:table-cell table:style-name="ce2" office:value-type="string" calcext:value-type="string">
            <text:p>1593085884281853914</text:p>
          </table:table-cell>
          <table:table-cell table:formula="of:=([.I39]-[.B39])*10^-6" office:value-type="float" office:value="243.553792" calcext:value-type="float">
            <text:p>243.55379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85304326057</text:p>
          </table:table-cell>
          <table:table-cell table:style-name="ce2" office:value-type="string" calcext:value-type="string">
            <text:p>1593085885047135009</text:p>
          </table:table-cell>
          <table:table-cell table:formula="of:=([.A40]-[.B40])*10^-6" office:value-type="float" office:value="257.191168" calcext:value-type="float">
            <text:p>257.191168</text:p>
          </table:table-cell>
          <table:table-cell/>
          <table:table-cell table:style-name="ce2" office:value-type="string" calcext:value-type="string">
            <text:p>1593085885303623790</text:p>
          </table:table-cell>
          <table:table-cell table:style-name="ce2" office:value-type="string" calcext:value-type="string">
            <text:p>1593085885047135009</text:p>
          </table:table-cell>
          <table:table-cell table:style-name="ce2"/>
          <table:table-cell table:style-name="ce2" office:value-type="string" calcext:value-type="string">
            <text:p>1593085885355432987</text:p>
          </table:table-cell>
          <table:table-cell table:style-name="ce2" office:value-type="string" calcext:value-type="string">
            <text:p>1593085885354849100</text:p>
          </table:table-cell>
          <table:table-cell table:formula="of:=([.I40]-[.B40])*10^-6" office:value-type="float" office:value="307.714304" calcext:value-type="float">
            <text:p>307.71430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86260503053</text:p>
          </table:table-cell>
          <table:table-cell table:style-name="ce2" office:value-type="string" calcext:value-type="string">
            <text:p>1593085886062224121</text:p>
          </table:table-cell>
          <table:table-cell table:formula="of:=([.A41]-[.B41])*10^-6" office:value-type="float" office:value="198.279168" calcext:value-type="float">
            <text:p>198.279168</text:p>
          </table:table-cell>
          <table:table-cell/>
          <table:table-cell table:style-name="ce2" office:value-type="string" calcext:value-type="string">
            <text:p>1593085886251253776</text:p>
          </table:table-cell>
          <table:table-cell table:style-name="ce2" office:value-type="string" calcext:value-type="string">
            <text:p>1593085886062224121</text:p>
          </table:table-cell>
          <table:table-cell table:style-name="ce2"/>
          <table:table-cell table:style-name="ce2" office:value-type="string" calcext:value-type="string">
            <text:p>1593085886308717012</text:p>
          </table:table-cell>
          <table:table-cell table:style-name="ce2" office:value-type="string" calcext:value-type="string">
            <text:p>1593085886308054924</text:p>
          </table:table-cell>
          <table:table-cell table:formula="of:=([.I41]-[.B41])*10^-6" office:value-type="float" office:value="245.830912" calcext:value-type="float">
            <text:p>245.83091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87255423069</text:p>
          </table:table-cell>
          <table:table-cell table:style-name="ce2" office:value-type="string" calcext:value-type="string">
            <text:p>1593085887069082031</text:p>
          </table:table-cell>
          <table:table-cell table:formula="of:=([.A42]-[.B42])*10^-6" office:value-type="float" office:value="186.34112" calcext:value-type="float">
            <text:p>186.34112</text:p>
          </table:table-cell>
          <table:table-cell/>
          <table:table-cell table:style-name="ce2" office:value-type="string" calcext:value-type="string">
            <text:p>1593085887229339494</text:p>
          </table:table-cell>
          <table:table-cell table:style-name="ce2" office:value-type="string" calcext:value-type="string">
            <text:p>1593085887069082031</text:p>
          </table:table-cell>
          <table:table-cell table:style-name="ce2"/>
          <table:table-cell table:style-name="ce2" office:value-type="string" calcext:value-type="string">
            <text:p>1593085887305146932</text:p>
          </table:table-cell>
          <table:table-cell table:style-name="ce2" office:value-type="string" calcext:value-type="string">
            <text:p>1593085887303689956</text:p>
          </table:table-cell>
          <table:table-cell table:formula="of:=([.I42]-[.B42])*10^-6" office:value-type="float" office:value="234.608128" calcext:value-type="float">
            <text:p>234.60812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88339956998</text:p>
          </table:table-cell>
          <table:table-cell table:style-name="ce2" office:value-type="string" calcext:value-type="string">
            <text:p>1593085888092425048</text:p>
          </table:table-cell>
          <table:table-cell table:formula="of:=([.A43]-[.B43])*10^-6" office:value-type="float" office:value="247.531776" calcext:value-type="float">
            <text:p>247.531776</text:p>
          </table:table-cell>
          <table:table-cell/>
          <table:table-cell table:style-name="ce2" office:value-type="string" calcext:value-type="string">
            <text:p>1593085888307501957</text:p>
          </table:table-cell>
          <table:table-cell table:style-name="ce2" office:value-type="string" calcext:value-type="string">
            <text:p>1593085888092425048</text:p>
          </table:table-cell>
          <table:table-cell table:style-name="ce2"/>
          <table:table-cell table:style-name="ce2" office:value-type="string" calcext:value-type="string">
            <text:p>1593085888385296106</text:p>
          </table:table-cell>
          <table:table-cell table:style-name="ce2" office:value-type="string" calcext:value-type="string">
            <text:p>1593085888384596109</text:p>
          </table:table-cell>
          <table:table-cell table:formula="of:=([.I43]-[.B43])*10^-6" office:value-type="float" office:value="292.171008" calcext:value-type="float">
            <text:p>292.17100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89370204925</text:p>
          </table:table-cell>
          <table:table-cell table:style-name="ce2" office:value-type="string" calcext:value-type="string">
            <text:p>1593085889094230957</text:p>
          </table:table-cell>
          <table:table-cell table:formula="of:=([.A44]-[.B44])*10^-6" office:value-type="float" office:value="275.973888" calcext:value-type="float">
            <text:p>275.973888</text:p>
          </table:table-cell>
          <table:table-cell/>
          <table:table-cell table:style-name="ce2" office:value-type="string" calcext:value-type="string">
            <text:p>1593085889365882586</text:p>
          </table:table-cell>
          <table:table-cell table:style-name="ce2" office:value-type="string" calcext:value-type="string">
            <text:p>1593085889094230957</text:p>
          </table:table-cell>
          <table:table-cell table:style-name="ce2"/>
          <table:table-cell table:style-name="ce2" office:value-type="string" calcext:value-type="string">
            <text:p>1593085889428003072</text:p>
          </table:table-cell>
          <table:table-cell table:style-name="ce2" office:value-type="string" calcext:value-type="string">
            <text:p>1593085889427390098</text:p>
          </table:table-cell>
          <table:table-cell table:formula="of:=([.I44]-[.B44])*10^-6" office:value-type="float" office:value="333.159168" calcext:value-type="float">
            <text:p>333.15916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90353826999</text:p>
          </table:table-cell>
          <table:table-cell table:style-name="ce2" office:value-type="string" calcext:value-type="string">
            <text:p>1593085890097524169</text:p>
          </table:table-cell>
          <table:table-cell table:formula="of:=([.A45]-[.B45])*10^-6" office:value-type="float" office:value="256.303104" calcext:value-type="float">
            <text:p>256.303104</text:p>
          </table:table-cell>
          <table:table-cell/>
          <table:table-cell table:style-name="ce2" office:value-type="string" calcext:value-type="string">
            <text:p>1593085890353764153</text:p>
          </table:table-cell>
          <table:table-cell table:style-name="ce2" office:value-type="string" calcext:value-type="string">
            <text:p>1593085890097524169</text:p>
          </table:table-cell>
          <table:table-cell table:style-name="ce2"/>
          <table:table-cell table:style-name="ce2" office:value-type="string" calcext:value-type="string">
            <text:p>1593085890402383089</text:p>
          </table:table-cell>
          <table:table-cell table:style-name="ce2" office:value-type="string" calcext:value-type="string">
            <text:p>1593085890401519060</text:p>
          </table:table-cell>
          <table:table-cell table:formula="of:=([.I45]-[.B45])*10^-6" office:value-type="float" office:value="303.995392" calcext:value-type="float">
            <text:p>303.99539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91301917076</text:p>
          </table:table-cell>
          <table:table-cell table:style-name="ce2" office:value-type="string" calcext:value-type="string">
            <text:p>1593085891110229003</text:p>
          </table:table-cell>
          <table:table-cell table:formula="of:=([.A46]-[.B46])*10^-6" office:value-type="float" office:value="191.688192" calcext:value-type="float">
            <text:p>191.688192</text:p>
          </table:table-cell>
          <table:table-cell/>
          <table:table-cell table:style-name="ce2" office:value-type="string" calcext:value-type="string">
            <text:p>1593085891301909436</text:p>
          </table:table-cell>
          <table:table-cell table:style-name="ce2" office:value-type="string" calcext:value-type="string">
            <text:p>1593085891110229003</text:p>
          </table:table-cell>
          <table:table-cell table:style-name="ce2"/>
          <table:table-cell table:style-name="ce2" office:value-type="string" calcext:value-type="string">
            <text:p>1593085891352816104</text:p>
          </table:table-cell>
          <table:table-cell table:style-name="ce2" office:value-type="string" calcext:value-type="string">
            <text:p>1593085891351843118</text:p>
          </table:table-cell>
          <table:table-cell table:formula="of:=([.I46]-[.B46])*10^-6" office:value-type="float" office:value="241.614336" calcext:value-type="float">
            <text:p>241.61433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92292788982</text:p>
          </table:table-cell>
          <table:table-cell table:style-name="ce2" office:value-type="string" calcext:value-type="string">
            <text:p>1593085892123641113</text:p>
          </table:table-cell>
          <table:table-cell table:formula="of:=([.A47]-[.B47])*10^-6" office:value-type="float" office:value="169.147392" calcext:value-type="float">
            <text:p>169.147392</text:p>
          </table:table-cell>
          <table:table-cell/>
          <table:table-cell table:style-name="ce2" office:value-type="string" calcext:value-type="string">
            <text:p>1593085892269849597</text:p>
          </table:table-cell>
          <table:table-cell table:style-name="ce2" office:value-type="string" calcext:value-type="string">
            <text:p>1593085892123641113</text:p>
          </table:table-cell>
          <table:table-cell table:style-name="ce2"/>
          <table:table-cell table:style-name="ce2" office:value-type="string" calcext:value-type="string">
            <text:p>1593085892339581012</text:p>
          </table:table-cell>
          <table:table-cell table:style-name="ce2" office:value-type="string" calcext:value-type="string">
            <text:p>1593085892338521003</text:p>
          </table:table-cell>
          <table:table-cell table:formula="of:=([.I47]-[.B47])*10^-6" office:value-type="float" office:value="214.879744" calcext:value-type="float">
            <text:p>214.87974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93338912010</text:p>
          </table:table-cell>
          <table:table-cell table:style-name="ce2" office:value-type="string" calcext:value-type="string">
            <text:p>1593085893148594970</text:p>
          </table:table-cell>
          <table:table-cell table:formula="of:=([.A48]-[.B48])*10^-6" office:value-type="float" office:value="190.317056" calcext:value-type="float">
            <text:p>190.317056</text:p>
          </table:table-cell>
          <table:table-cell/>
          <table:table-cell table:style-name="ce2" office:value-type="string" calcext:value-type="string">
            <text:p>1593085893338546611</text:p>
          </table:table-cell>
          <table:table-cell table:style-name="ce2" office:value-type="string" calcext:value-type="string">
            <text:p>1593085893148594970</text:p>
          </table:table-cell>
          <table:table-cell table:style-name="ce2"/>
          <table:table-cell table:style-name="ce2" office:value-type="string" calcext:value-type="string">
            <text:p>1593085893387550115</text:p>
          </table:table-cell>
          <table:table-cell table:style-name="ce2" office:value-type="string" calcext:value-type="string">
            <text:p>1593085893386918067</text:p>
          </table:table-cell>
          <table:table-cell table:formula="of:=([.I48]-[.B48])*10^-6" office:value-type="float" office:value="238.3232" calcext:value-type="float">
            <text:p>238.323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94282113075</text:p>
          </table:table-cell>
          <table:table-cell table:style-name="ce2" office:value-type="string" calcext:value-type="string">
            <text:p>1593085894152038085</text:p>
          </table:table-cell>
          <table:table-cell table:formula="of:=([.A49]-[.B49])*10^-6" office:value-type="float" office:value="130.07488" calcext:value-type="float">
            <text:p>130.07488</text:p>
          </table:table-cell>
          <table:table-cell/>
          <table:table-cell table:style-name="ce2" office:value-type="string" calcext:value-type="string">
            <text:p>1593085894276019221</text:p>
          </table:table-cell>
          <table:table-cell table:style-name="ce2" office:value-type="string" calcext:value-type="string">
            <text:p>1593085894152038085</text:p>
          </table:table-cell>
          <table:table-cell table:style-name="ce2"/>
          <table:table-cell table:style-name="ce2" office:value-type="string" calcext:value-type="string">
            <text:p>1593085894330508947</text:p>
          </table:table-cell>
          <table:table-cell table:style-name="ce2" office:value-type="string" calcext:value-type="string">
            <text:p>1593085894329828023</text:p>
          </table:table-cell>
          <table:table-cell table:formula="of:=([.I49]-[.B49])*10^-6" office:value-type="float" office:value="177.789696" calcext:value-type="float">
            <text:p>177.78969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95356626987</text:p>
          </table:table-cell>
          <table:table-cell table:style-name="ce2" office:value-type="string" calcext:value-type="string">
            <text:p>1593085895169924072</text:p>
          </table:table-cell>
          <table:table-cell table:formula="of:=([.A50]-[.B50])*10^-6" office:value-type="float" office:value="186.703104" calcext:value-type="float">
            <text:p>186.703104</text:p>
          </table:table-cell>
          <table:table-cell/>
          <table:table-cell table:style-name="ce2" office:value-type="string" calcext:value-type="string">
            <text:p>1593085895354268017</text:p>
          </table:table-cell>
          <table:table-cell table:style-name="ce2" office:value-type="string" calcext:value-type="string">
            <text:p>1593085895169924072</text:p>
          </table:table-cell>
          <table:table-cell table:style-name="ce2"/>
          <table:table-cell table:style-name="ce2" office:value-type="string" calcext:value-type="string">
            <text:p>1593085895405755043</text:p>
          </table:table-cell>
          <table:table-cell table:style-name="ce2" office:value-type="string" calcext:value-type="string">
            <text:p>1593085895405096054</text:p>
          </table:table-cell>
          <table:table-cell table:formula="of:=([.I50]-[.B50])*10^-6" office:value-type="float" office:value="235.172096" calcext:value-type="float">
            <text:p>235.17209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96323182106</text:p>
          </table:table-cell>
          <table:table-cell table:style-name="ce2" office:value-type="string" calcext:value-type="string">
            <text:p>1593085896185469970</text:p>
          </table:table-cell>
          <table:table-cell table:formula="of:=([.A51]-[.B51])*10^-6" office:value-type="float" office:value="137.712128" calcext:value-type="float">
            <text:p>137.712128</text:p>
          </table:table-cell>
          <table:table-cell/>
          <table:table-cell table:style-name="ce2" office:value-type="string" calcext:value-type="string">
            <text:p>1593085896301921654</text:p>
          </table:table-cell>
          <table:table-cell table:style-name="ce2" office:value-type="string" calcext:value-type="string">
            <text:p>1593085896185469970</text:p>
          </table:table-cell>
          <table:table-cell table:style-name="ce2"/>
          <table:table-cell table:style-name="ce2" office:value-type="string" calcext:value-type="string">
            <text:p>1593085896376041889</text:p>
          </table:table-cell>
          <table:table-cell table:style-name="ce2" office:value-type="string" calcext:value-type="string">
            <text:p>1593085896375267982</text:p>
          </table:table-cell>
          <table:table-cell table:formula="of:=([.I51]-[.B51])*10^-6" office:value-type="float" office:value="189.797888" calcext:value-type="float">
            <text:p>189.79788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97402729034</text:p>
          </table:table-cell>
          <table:table-cell table:style-name="ce2" office:value-type="string" calcext:value-type="string">
            <text:p>1593085897197711181</text:p>
          </table:table-cell>
          <table:table-cell table:formula="of:=([.A52]-[.B52])*10^-6" office:value-type="float" office:value="205.0176" calcext:value-type="float">
            <text:p>205.0176</text:p>
          </table:table-cell>
          <table:table-cell/>
          <table:table-cell table:style-name="ce2" office:value-type="string" calcext:value-type="string">
            <text:p>1593085897370590966</text:p>
          </table:table-cell>
          <table:table-cell table:style-name="ce2" office:value-type="string" calcext:value-type="string">
            <text:p>1593085897197711181</text:p>
          </table:table-cell>
          <table:table-cell table:style-name="ce2"/>
          <table:table-cell table:style-name="ce2" office:value-type="string" calcext:value-type="string">
            <text:p>1593085897448931932</text:p>
          </table:table-cell>
          <table:table-cell table:style-name="ce2" office:value-type="string" calcext:value-type="string">
            <text:p>1593085897448304891</text:p>
          </table:table-cell>
          <table:table-cell table:formula="of:=([.I52]-[.B52])*10^-6" office:value-type="float" office:value="250.59328" calcext:value-type="float">
            <text:p>250.5932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98371057987</text:p>
          </table:table-cell>
          <table:table-cell table:style-name="ce2" office:value-type="string" calcext:value-type="string">
            <text:p>1593085898202476074</text:p>
          </table:table-cell>
          <table:table-cell table:formula="of:=([.A53]-[.B53])*10^-6" office:value-type="float" office:value="168.581888" calcext:value-type="float">
            <text:p>168.581888</text:p>
          </table:table-cell>
          <table:table-cell/>
          <table:table-cell table:style-name="ce2" office:value-type="string" calcext:value-type="string">
            <text:p>1593085898338039910</text:p>
          </table:table-cell>
          <table:table-cell table:style-name="ce2" office:value-type="string" calcext:value-type="string">
            <text:p>1593085898202476074</text:p>
          </table:table-cell>
          <table:table-cell table:style-name="ce2"/>
          <table:table-cell table:style-name="ce2" office:value-type="string" calcext:value-type="string">
            <text:p>1593085898432423114</text:p>
          </table:table-cell>
          <table:table-cell table:style-name="ce2" office:value-type="string" calcext:value-type="string">
            <text:p>1593085898431555032</text:p>
          </table:table-cell>
          <table:table-cell table:formula="of:=([.I53]-[.B53])*10^-6" office:value-type="float" office:value="229.078784" calcext:value-type="float">
            <text:p>229.07878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899369100093</text:p>
          </table:table-cell>
          <table:table-cell table:style-name="ce2" office:value-type="string" calcext:value-type="string">
            <text:p>1593085899206826171</text:p>
          </table:table-cell>
          <table:table-cell table:formula="of:=([.A54]-[.B54])*10^-6" office:value-type="float" office:value="162.274304" calcext:value-type="float">
            <text:p>162.274304</text:p>
          </table:table-cell>
          <table:table-cell/>
          <table:table-cell table:style-name="ce2" office:value-type="string" calcext:value-type="string">
            <text:p>1593085899365968922</text:p>
          </table:table-cell>
          <table:table-cell table:style-name="ce2" office:value-type="string" calcext:value-type="string">
            <text:p>1593085899206826171</text:p>
          </table:table-cell>
          <table:table-cell table:style-name="ce2"/>
          <table:table-cell table:style-name="ce2" office:value-type="string" calcext:value-type="string">
            <text:p>1593085899414940118</text:p>
          </table:table-cell>
          <table:table-cell table:style-name="ce2" office:value-type="string" calcext:value-type="string">
            <text:p>1593085899414398908</text:p>
          </table:table-cell>
          <table:table-cell table:formula="of:=([.I54]-[.B54])*10^-6" office:value-type="float" office:value="207.572736" calcext:value-type="float">
            <text:p>207.57273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00472644090</text:p>
          </table:table-cell>
          <table:table-cell table:style-name="ce2" office:value-type="string" calcext:value-type="string">
            <text:p>1593085900221572021</text:p>
          </table:table-cell>
          <table:table-cell table:formula="of:=([.A55]-[.B55])*10^-6" office:value-type="float" office:value="251.072" calcext:value-type="float">
            <text:p>251.072</text:p>
          </table:table-cell>
          <table:table-cell/>
          <table:table-cell table:style-name="ce2" office:value-type="string" calcext:value-type="string">
            <text:p>1593085900444810768</text:p>
          </table:table-cell>
          <table:table-cell table:style-name="ce2" office:value-type="string" calcext:value-type="string">
            <text:p>1593085900221572021</text:p>
          </table:table-cell>
          <table:table-cell table:style-name="ce2"/>
          <table:table-cell table:style-name="ce2" office:value-type="string" calcext:value-type="string">
            <text:p>1593085900513547897</text:p>
          </table:table-cell>
          <table:table-cell table:style-name="ce2" office:value-type="string" calcext:value-type="string">
            <text:p>1593085900513075113</text:p>
          </table:table-cell>
          <table:table-cell table:formula="of:=([.I55]-[.B55])*10^-6" office:value-type="float" office:value="291.50336" calcext:value-type="float">
            <text:p>291.5033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01364768981</text:p>
          </table:table-cell>
          <table:table-cell table:style-name="ce2" office:value-type="string" calcext:value-type="string">
            <text:p>1593085901229697998</text:p>
          </table:table-cell>
          <table:table-cell table:formula="of:=([.A56]-[.B56])*10^-6" office:value-type="float" office:value="135.07072" calcext:value-type="float">
            <text:p>135.07072</text:p>
          </table:table-cell>
          <table:table-cell/>
          <table:table-cell table:style-name="ce2" office:value-type="string" calcext:value-type="string">
            <text:p>1593085901362774564</text:p>
          </table:table-cell>
          <table:table-cell table:style-name="ce2" office:value-type="string" calcext:value-type="string">
            <text:p>1593085901229697998</text:p>
          </table:table-cell>
          <table:table-cell table:style-name="ce2"/>
          <table:table-cell table:style-name="ce2" office:value-type="string" calcext:value-type="string">
            <text:p>1593085901423890113</text:p>
          </table:table-cell>
          <table:table-cell table:style-name="ce2" office:value-type="string" calcext:value-type="string">
            <text:p>1593085901423170089</text:p>
          </table:table-cell>
          <table:table-cell table:formula="of:=([.I56]-[.B56])*10^-6" office:value-type="float" office:value="193.472" calcext:value-type="float">
            <text:p>193.47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02457427024</text:p>
          </table:table-cell>
          <table:table-cell table:style-name="ce2" office:value-type="string" calcext:value-type="string">
            <text:p>1593085902247384033</text:p>
          </table:table-cell>
          <table:table-cell table:formula="of:=([.A57]-[.B57])*10^-6" office:value-type="float" office:value="210.04288" calcext:value-type="float">
            <text:p>210.04288</text:p>
          </table:table-cell>
          <table:table-cell/>
          <table:table-cell table:style-name="ce2" office:value-type="string" calcext:value-type="string">
            <text:p>1593085902431656593</text:p>
          </table:table-cell>
          <table:table-cell table:style-name="ce2" office:value-type="string" calcext:value-type="string">
            <text:p>1593085902247384033</text:p>
          </table:table-cell>
          <table:table-cell table:style-name="ce2"/>
          <table:table-cell table:style-name="ce2" office:value-type="string" calcext:value-type="string">
            <text:p>1593085902507874011</text:p>
          </table:table-cell>
          <table:table-cell table:style-name="ce2" office:value-type="string" calcext:value-type="string">
            <text:p>1593085902507386922</text:p>
          </table:table-cell>
          <table:table-cell table:formula="of:=([.I57]-[.B57])*10^-6" office:value-type="float" office:value="260.002816" calcext:value-type="float">
            <text:p>260.00281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03435803890</text:p>
          </table:table-cell>
          <table:table-cell table:style-name="ce2" office:value-type="string" calcext:value-type="string">
            <text:p>1593085903257510986</text:p>
          </table:table-cell>
          <table:table-cell table:formula="of:=([.A58]-[.B58])*10^-6" office:value-type="float" office:value="178.293248" calcext:value-type="float">
            <text:p>178.293248</text:p>
          </table:table-cell>
          <table:table-cell/>
          <table:table-cell table:style-name="ce2" office:value-type="string" calcext:value-type="string">
            <text:p>1593085903429156087</text:p>
          </table:table-cell>
          <table:table-cell table:style-name="ce2" office:value-type="string" calcext:value-type="string">
            <text:p>1593085903257510986</text:p>
          </table:table-cell>
          <table:table-cell table:style-name="ce2"/>
          <table:table-cell table:style-name="ce2" office:value-type="string" calcext:value-type="string">
            <text:p>1593085903481846094</text:p>
          </table:table-cell>
          <table:table-cell table:style-name="ce2" office:value-type="string" calcext:value-type="string">
            <text:p>1593085903481093883</text:p>
          </table:table-cell>
          <table:table-cell table:formula="of:=([.I58]-[.B58])*10^-6" office:value-type="float" office:value="223.582976" calcext:value-type="float">
            <text:p>223.58297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04414040088</text:p>
          </table:table-cell>
          <table:table-cell table:style-name="ce2" office:value-type="string" calcext:value-type="string">
            <text:p>1593085904270513183</text:p>
          </table:table-cell>
          <table:table-cell table:formula="of:=([.A59]-[.B59])*10^-6" office:value-type="float" office:value="143.526912" calcext:value-type="float">
            <text:p>143.526912</text:p>
          </table:table-cell>
          <table:table-cell/>
          <table:table-cell table:style-name="ce2" office:value-type="string" calcext:value-type="string">
            <text:p>1593085904407806094</text:p>
          </table:table-cell>
          <table:table-cell table:style-name="ce2" office:value-type="string" calcext:value-type="string">
            <text:p>1593085904270513183</text:p>
          </table:table-cell>
          <table:table-cell table:style-name="ce2"/>
          <table:table-cell table:style-name="ce2" office:value-type="string" calcext:value-type="string">
            <text:p>1593085904463059902</text:p>
          </table:table-cell>
          <table:table-cell table:style-name="ce2" office:value-type="string" calcext:value-type="string">
            <text:p>1593085904462441921</text:p>
          </table:table-cell>
          <table:table-cell table:formula="of:=([.I59]-[.B59])*10^-6" office:value-type="float" office:value="191.928832" calcext:value-type="float">
            <text:p>191.92883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05470323085</text:p>
          </table:table-cell>
          <table:table-cell table:style-name="ce2" office:value-type="string" calcext:value-type="string">
            <text:p>1593085905275416992</text:p>
          </table:table-cell>
          <table:table-cell table:formula="of:=([.A60]-[.B60])*10^-6" office:value-type="float" office:value="194.905856" calcext:value-type="float">
            <text:p>194.905856</text:p>
          </table:table-cell>
          <table:table-cell/>
          <table:table-cell table:style-name="ce2" office:value-type="string" calcext:value-type="string">
            <text:p>1593085905436716475</text:p>
          </table:table-cell>
          <table:table-cell table:style-name="ce2" office:value-type="string" calcext:value-type="string">
            <text:p>1593085905275416992</text:p>
          </table:table-cell>
          <table:table-cell table:style-name="ce2"/>
          <table:table-cell table:style-name="ce2" office:value-type="string" calcext:value-type="string">
            <text:p>1593085905515995979</text:p>
          </table:table-cell>
          <table:table-cell table:style-name="ce2" office:value-type="string" calcext:value-type="string">
            <text:p>1593085905515353918</text:p>
          </table:table-cell>
          <table:table-cell table:formula="of:=([.I60]-[.B60])*10^-6" office:value-type="float" office:value="239.936768" calcext:value-type="float">
            <text:p>239.93676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06426647901</text:p>
          </table:table-cell>
          <table:table-cell table:style-name="ce2" office:value-type="string" calcext:value-type="string">
            <text:p>1593085906283995117</text:p>
          </table:table-cell>
          <table:table-cell table:formula="of:=([.A61]-[.B61])*10^-6" office:value-type="float" office:value="142.652928" calcext:value-type="float">
            <text:p>142.652928</text:p>
          </table:table-cell>
          <table:table-cell/>
          <table:table-cell table:style-name="ce2" office:value-type="string" calcext:value-type="string">
            <text:p>1593085906404561335</text:p>
          </table:table-cell>
          <table:table-cell table:style-name="ce2" office:value-type="string" calcext:value-type="string">
            <text:p>1593085906283995117</text:p>
          </table:table-cell>
          <table:table-cell table:style-name="ce2"/>
          <table:table-cell table:style-name="ce2" office:value-type="string" calcext:value-type="string">
            <text:p>1593085906477169036</text:p>
          </table:table-cell>
          <table:table-cell table:style-name="ce2" office:value-type="string" calcext:value-type="string">
            <text:p>1593085906476659059</text:p>
          </table:table-cell>
          <table:table-cell table:formula="of:=([.I61]-[.B61])*10^-6" office:value-type="float" office:value="192.663808" calcext:value-type="float">
            <text:p>192.66380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07509309053</text:p>
          </table:table-cell>
          <table:table-cell table:style-name="ce2" office:value-type="string" calcext:value-type="string">
            <text:p>1593085907297583007</text:p>
          </table:table-cell>
          <table:table-cell table:formula="of:=([.A62]-[.B62])*10^-6" office:value-type="float" office:value="211.72608" calcext:value-type="float">
            <text:p>211.72608</text:p>
          </table:table-cell>
          <table:table-cell/>
          <table:table-cell table:style-name="ce2" office:value-type="string" calcext:value-type="string">
            <text:p>1593085907504079986</text:p>
          </table:table-cell>
          <table:table-cell table:style-name="ce2" office:value-type="string" calcext:value-type="string">
            <text:p>1593085907297583007</text:p>
          </table:table-cell>
          <table:table-cell table:style-name="ce2"/>
          <table:table-cell table:style-name="ce2" office:value-type="string" calcext:value-type="string">
            <text:p>1593085907559688091</text:p>
          </table:table-cell>
          <table:table-cell table:style-name="ce2" office:value-type="string" calcext:value-type="string">
            <text:p>1593085907559079885</text:p>
          </table:table-cell>
          <table:table-cell table:formula="of:=([.I62]-[.B62])*10^-6" office:value-type="float" office:value="261.496576" calcext:value-type="float">
            <text:p>261.49657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08445600986</text:p>
          </table:table-cell>
          <table:table-cell table:style-name="ce2" office:value-type="string" calcext:value-type="string">
            <text:p>1593085908308122070</text:p>
          </table:table-cell>
          <table:table-cell table:formula="of:=([.A63]-[.B63])*10^-6" office:value-type="float" office:value="137.478912" calcext:value-type="float">
            <text:p>137.478912</text:p>
          </table:table-cell>
          <table:table-cell/>
          <table:table-cell table:style-name="ce2" office:value-type="string" calcext:value-type="string">
            <text:p>1593085908421524694</text:p>
          </table:table-cell>
          <table:table-cell table:style-name="ce2" office:value-type="string" calcext:value-type="string">
            <text:p>1593085908308122070</text:p>
          </table:table-cell>
          <table:table-cell table:style-name="ce2"/>
          <table:table-cell table:style-name="ce2" office:value-type="string" calcext:value-type="string">
            <text:p>1593085908499073982</text:p>
          </table:table-cell>
          <table:table-cell table:style-name="ce2" office:value-type="string" calcext:value-type="string">
            <text:p>1593085908498291969</text:p>
          </table:table-cell>
          <table:table-cell table:formula="of:=([.I63]-[.B63])*10^-6" office:value-type="float" office:value="190.169856" calcext:value-type="float">
            <text:p>190.16985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09543489933</text:p>
          </table:table-cell>
          <table:table-cell table:style-name="ce2" office:value-type="string" calcext:value-type="string">
            <text:p>1593085909311353027</text:p>
          </table:table-cell>
          <table:table-cell table:formula="of:=([.A64]-[.B64])*10^-6" office:value-type="float" office:value="232.137216" calcext:value-type="float">
            <text:p>232.137216</text:p>
          </table:table-cell>
          <table:table-cell/>
          <table:table-cell table:style-name="ce2" office:value-type="string" calcext:value-type="string">
            <text:p>1593085909540138480</text:p>
          </table:table-cell>
          <table:table-cell table:style-name="ce2" office:value-type="string" calcext:value-type="string">
            <text:p>1593085909311353027</text:p>
          </table:table-cell>
          <table:table-cell table:style-name="ce2"/>
          <table:table-cell table:style-name="ce2" office:value-type="string" calcext:value-type="string">
            <text:p>1593085909590845108</text:p>
          </table:table-cell>
          <table:table-cell table:style-name="ce2" office:value-type="string" calcext:value-type="string">
            <text:p>1593085909590329885</text:p>
          </table:table-cell>
          <table:table-cell table:formula="of:=([.I64]-[.B64])*10^-6" office:value-type="float" office:value="278.977024" calcext:value-type="float">
            <text:p>278.97702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10489792108</text:p>
          </table:table-cell>
          <table:table-cell table:style-name="ce2" office:value-type="string" calcext:value-type="string">
            <text:p>1593085910336469970</text:p>
          </table:table-cell>
          <table:table-cell table:formula="of:=([.A65]-[.B65])*10^-6" office:value-type="float" office:value="153.321984" calcext:value-type="float">
            <text:p>153.321984</text:p>
          </table:table-cell>
          <table:table-cell/>
          <table:table-cell table:style-name="ce2" office:value-type="string" calcext:value-type="string">
            <text:p>1593085910457346704</text:p>
          </table:table-cell>
          <table:table-cell table:style-name="ce2" office:value-type="string" calcext:value-type="string">
            <text:p>1593085910336469970</text:p>
          </table:table-cell>
          <table:table-cell table:style-name="ce2"/>
          <table:table-cell table:style-name="ce2" office:value-type="string" calcext:value-type="string">
            <text:p>1593085910538387060</text:p>
          </table:table-cell>
          <table:table-cell table:style-name="ce2" office:value-type="string" calcext:value-type="string">
            <text:p>1593085910537504911</text:p>
          </table:table-cell>
          <table:table-cell table:formula="of:=([.I65]-[.B65])*10^-6" office:value-type="float" office:value="201.034752" calcext:value-type="float">
            <text:p>201.03475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11478852987</text:p>
          </table:table-cell>
          <table:table-cell table:style-name="ce2" office:value-type="string" calcext:value-type="string">
            <text:p>1593085911335597167</text:p>
          </table:table-cell>
          <table:table-cell table:formula="of:=([.A66]-[.B66])*10^-6" office:value-type="float" office:value="143.255808" calcext:value-type="float">
            <text:p>143.255808</text:p>
          </table:table-cell>
          <table:table-cell/>
          <table:table-cell table:style-name="ce2" office:value-type="string" calcext:value-type="string">
            <text:p>1593085911455226775</text:p>
          </table:table-cell>
          <table:table-cell table:style-name="ce2" office:value-type="string" calcext:value-type="string">
            <text:p>1593085911335597167</text:p>
          </table:table-cell>
          <table:table-cell table:style-name="ce2"/>
          <table:table-cell table:style-name="ce2" office:value-type="string" calcext:value-type="string">
            <text:p>1593085911529232025</text:p>
          </table:table-cell>
          <table:table-cell table:style-name="ce2" office:value-type="string" calcext:value-type="string">
            <text:p>1593085911528408050</text:p>
          </table:table-cell>
          <table:table-cell table:formula="of:=([.I66]-[.B66])*10^-6" office:value-type="float" office:value="192.811008" calcext:value-type="float">
            <text:p>192.81100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12529361009</text:p>
          </table:table-cell>
          <table:table-cell table:style-name="ce2" office:value-type="string" calcext:value-type="string">
            <text:p>1593085912341771972</text:p>
          </table:table-cell>
          <table:table-cell table:formula="of:=([.A67]-[.B67])*10^-6" office:value-type="float" office:value="187.588608" calcext:value-type="float">
            <text:p>187.588608</text:p>
          </table:table-cell>
          <table:table-cell/>
          <table:table-cell table:style-name="ce2" office:value-type="string" calcext:value-type="string">
            <text:p>1593085912524226656</text:p>
          </table:table-cell>
          <table:table-cell table:style-name="ce2" office:value-type="string" calcext:value-type="string">
            <text:p>1593085912341771972</text:p>
          </table:table-cell>
          <table:table-cell table:style-name="ce2"/>
          <table:table-cell table:style-name="ce2" office:value-type="string" calcext:value-type="string">
            <text:p>1593085912577430009</text:p>
          </table:table-cell>
          <table:table-cell table:style-name="ce2" office:value-type="string" calcext:value-type="string">
            <text:p>1593085912576903104</text:p>
          </table:table-cell>
          <table:table-cell table:formula="of:=([.I67]-[.B67])*10^-6" office:value-type="float" office:value="235.13088" calcext:value-type="float">
            <text:p>235.1308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13486599922</text:p>
          </table:table-cell>
          <table:table-cell table:style-name="ce2" office:value-type="string" calcext:value-type="string">
            <text:p>1593085913351156005</text:p>
          </table:table-cell>
          <table:table-cell table:formula="of:=([.A68]-[.B68])*10^-6" office:value-type="float" office:value="135.444224" calcext:value-type="float">
            <text:p>135.444224</text:p>
          </table:table-cell>
          <table:table-cell/>
          <table:table-cell table:style-name="ce2" office:value-type="string" calcext:value-type="string">
            <text:p>1593085913481532541</text:p>
          </table:table-cell>
          <table:table-cell table:style-name="ce2" office:value-type="string" calcext:value-type="string">
            <text:p>1593085913351156005</text:p>
          </table:table-cell>
          <table:table-cell table:style-name="ce2"/>
          <table:table-cell table:style-name="ce2" office:value-type="string" calcext:value-type="string">
            <text:p>1593085913530833959</text:p>
          </table:table-cell>
          <table:table-cell table:style-name="ce2" office:value-type="string" calcext:value-type="string">
            <text:p>1593085913529675960</text:p>
          </table:table-cell>
          <table:table-cell table:formula="of:=([.I68]-[.B68])*10^-6" office:value-type="float" office:value="178.520576" calcext:value-type="float">
            <text:p>178.52057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14578481912</text:p>
          </table:table-cell>
          <table:table-cell table:style-name="ce2" office:value-type="string" calcext:value-type="string">
            <text:p>1593085914354509033</text:p>
          </table:table-cell>
          <table:table-cell table:formula="of:=([.A69]-[.B69])*10^-6" office:value-type="float" office:value="223.972864" calcext:value-type="float">
            <text:p>223.972864</text:p>
          </table:table-cell>
          <table:table-cell/>
          <table:table-cell table:style-name="ce2" office:value-type="string" calcext:value-type="string">
            <text:p>1593085914579992079</text:p>
          </table:table-cell>
          <table:table-cell table:style-name="ce2" office:value-type="string" calcext:value-type="string">
            <text:p>1593085914354509033</text:p>
          </table:table-cell>
          <table:table-cell table:style-name="ce2"/>
          <table:table-cell table:style-name="ce2" office:value-type="string" calcext:value-type="string">
            <text:p>1593085914626029014</text:p>
          </table:table-cell>
          <table:table-cell table:style-name="ce2" office:value-type="string" calcext:value-type="string">
            <text:p>1593085914625473022</text:p>
          </table:table-cell>
          <table:table-cell table:formula="of:=([.I69]-[.B69])*10^-6" office:value-type="float" office:value="270.963968" calcext:value-type="float">
            <text:p>270.96396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15544187068</text:p>
          </table:table-cell>
          <table:table-cell table:style-name="ce2" office:value-type="string" calcext:value-type="string">
            <text:p>1593085915368989990</text:p>
          </table:table-cell>
          <table:table-cell table:formula="of:=([.A70]-[.B70])*10^-6" office:value-type="float" office:value="175.196672" calcext:value-type="float">
            <text:p>175.196672</text:p>
          </table:table-cell>
          <table:table-cell/>
          <table:table-cell table:style-name="ce2" office:value-type="string" calcext:value-type="string">
            <text:p>1593085915517074018</text:p>
          </table:table-cell>
          <table:table-cell table:style-name="ce2" office:value-type="string" calcext:value-type="string">
            <text:p>1593085915368989990</text:p>
          </table:table-cell>
          <table:table-cell table:style-name="ce2"/>
          <table:table-cell table:style-name="ce2" office:value-type="string" calcext:value-type="string">
            <text:p>1593085915589477062</text:p>
          </table:table-cell>
          <table:table-cell table:style-name="ce2" office:value-type="string" calcext:value-type="string">
            <text:p>1593085915588885068</text:p>
          </table:table-cell>
          <table:table-cell table:formula="of:=([.I70]-[.B70])*10^-6" office:value-type="float" office:value="219.894784" calcext:value-type="float">
            <text:p>219.89478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16525130033</text:p>
          </table:table-cell>
          <table:table-cell table:style-name="ce2" office:value-type="string" calcext:value-type="string">
            <text:p>1593085916368998046</text:p>
          </table:table-cell>
          <table:table-cell table:formula="of:=([.A71]-[.B71])*10^-6" office:value-type="float" office:value="156.13184" calcext:value-type="float">
            <text:p>156.13184</text:p>
          </table:table-cell>
          <table:table-cell/>
          <table:table-cell table:style-name="ce2" office:value-type="string" calcext:value-type="string">
            <text:p>1593085916504541947</text:p>
          </table:table-cell>
          <table:table-cell table:style-name="ce2" office:value-type="string" calcext:value-type="string">
            <text:p>1593085916368998046</text:p>
          </table:table-cell>
          <table:table-cell table:style-name="ce2"/>
          <table:table-cell table:style-name="ce2" office:value-type="string" calcext:value-type="string">
            <text:p>1593085916573251962</text:p>
          </table:table-cell>
          <table:table-cell table:style-name="ce2" office:value-type="string" calcext:value-type="string">
            <text:p>1593085916572491884</text:p>
          </table:table-cell>
          <table:table-cell table:formula="of:=([.I71]-[.B71])*10^-6" office:value-type="float" office:value="203.493632" calcext:value-type="float">
            <text:p>203.49363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17594932079</text:p>
          </table:table-cell>
          <table:table-cell table:style-name="ce2" office:value-type="string" calcext:value-type="string">
            <text:p>1593085917385381103</text:p>
          </table:table-cell>
          <table:table-cell table:formula="of:=([.A72]-[.B72])*10^-6" office:value-type="float" office:value="209.550592" calcext:value-type="float">
            <text:p>209.550592</text:p>
          </table:table-cell>
          <table:table-cell/>
          <table:table-cell table:style-name="ce2" office:value-type="string" calcext:value-type="string">
            <text:p>1593085917593621380</text:p>
          </table:table-cell>
          <table:table-cell table:style-name="ce2" office:value-type="string" calcext:value-type="string">
            <text:p>1593085917385381103</text:p>
          </table:table-cell>
          <table:table-cell table:style-name="ce2"/>
          <table:table-cell table:style-name="ce2" office:value-type="string" calcext:value-type="string">
            <text:p>1593085917642487049</text:p>
          </table:table-cell>
          <table:table-cell table:style-name="ce2" office:value-type="string" calcext:value-type="string">
            <text:p>1593085917641812086</text:p>
          </table:table-cell>
          <table:table-cell table:formula="of:=([.I72]-[.B72])*10^-6" office:value-type="float" office:value="256.430848" calcext:value-type="float">
            <text:p>256.43084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18535439014</text:p>
          </table:table-cell>
          <table:table-cell table:style-name="ce2" office:value-type="string" calcext:value-type="string">
            <text:p>1593085918399245117</text:p>
          </table:table-cell>
          <table:table-cell table:formula="of:=([.A73]-[.B73])*10^-6" office:value-type="float" office:value="136.194048" calcext:value-type="float">
            <text:p>136.194048</text:p>
          </table:table-cell>
          <table:table-cell/>
          <table:table-cell table:style-name="ce2" office:value-type="string" calcext:value-type="string">
            <text:p>1593085918511421692</text:p>
          </table:table-cell>
          <table:table-cell table:style-name="ce2" office:value-type="string" calcext:value-type="string">
            <text:p>1593085918399245117</text:p>
          </table:table-cell>
          <table:table-cell table:style-name="ce2"/>
          <table:table-cell table:style-name="ce2" office:value-type="string" calcext:value-type="string">
            <text:p>1593085918581948041</text:p>
          </table:table-cell>
          <table:table-cell table:style-name="ce2" office:value-type="string" calcext:value-type="string">
            <text:p>1593085918581334114</text:p>
          </table:table-cell>
          <table:table-cell table:formula="of:=([.I73]-[.B73])*10^-6" office:value-type="float" office:value="182.08896" calcext:value-type="float">
            <text:p>182.0889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19607296943</text:p>
          </table:table-cell>
          <table:table-cell table:style-name="ce2" office:value-type="string" calcext:value-type="string">
            <text:p>1593085919399422119</text:p>
          </table:table-cell>
          <table:table-cell table:formula="of:=([.A74]-[.B74])*10^-6" office:value-type="float" office:value="207.87456" calcext:value-type="float">
            <text:p>207.87456</text:p>
          </table:table-cell>
          <table:table-cell/>
          <table:table-cell table:style-name="ce2" office:value-type="string" calcext:value-type="string">
            <text:p>1593085919580516333</text:p>
          </table:table-cell>
          <table:table-cell table:style-name="ce2" office:value-type="string" calcext:value-type="string">
            <text:p>1593085919399422119</text:p>
          </table:table-cell>
          <table:table-cell table:style-name="ce2"/>
          <table:table-cell table:style-name="ce2" office:value-type="string" calcext:value-type="string">
            <text:p>1593085919659329891</text:p>
          </table:table-cell>
          <table:table-cell table:style-name="ce2" office:value-type="string" calcext:value-type="string">
            <text:p>1593085919658807039</text:p>
          </table:table-cell>
          <table:table-cell table:formula="of:=([.I74]-[.B74])*10^-6" office:value-type="float" office:value="259.385088" calcext:value-type="float">
            <text:p>259.38508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20579787015</text:p>
          </table:table-cell>
          <table:table-cell table:style-name="ce2" office:value-type="string" calcext:value-type="string">
            <text:p>1593085920418842041</text:p>
          </table:table-cell>
          <table:table-cell table:formula="of:=([.A75]-[.B75])*10^-6" office:value-type="float" office:value="160.944896" calcext:value-type="float">
            <text:p>160.944896</text:p>
          </table:table-cell>
          <table:table-cell/>
          <table:table-cell table:style-name="ce2" office:value-type="string" calcext:value-type="string">
            <text:p>1593085920578874571</text:p>
          </table:table-cell>
          <table:table-cell table:style-name="ce2" office:value-type="string" calcext:value-type="string">
            <text:p>1593085920418842041</text:p>
          </table:table-cell>
          <table:table-cell table:style-name="ce2"/>
          <table:table-cell table:style-name="ce2" office:value-type="string" calcext:value-type="string">
            <text:p>1593085920630002021</text:p>
          </table:table-cell>
          <table:table-cell table:style-name="ce2" office:value-type="string" calcext:value-type="string">
            <text:p>1593085920628807067</text:p>
          </table:table-cell>
          <table:table-cell table:formula="of:=([.I75]-[.B75])*10^-6" office:value-type="float" office:value="209.965312" calcext:value-type="float">
            <text:p>209.96531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21587599992</text:p>
          </table:table-cell>
          <table:table-cell table:style-name="ce2" office:value-type="string" calcext:value-type="string">
            <text:p>1593085921432274169</text:p>
          </table:table-cell>
          <table:table-cell table:formula="of:=([.A76]-[.B76])*10^-6" office:value-type="float" office:value="155.325952" calcext:value-type="float">
            <text:p>155.325952</text:p>
          </table:table-cell>
          <table:table-cell/>
          <table:table-cell table:style-name="ce2" office:value-type="string" calcext:value-type="string">
            <text:p>1593085921556467351</text:p>
          </table:table-cell>
          <table:table-cell table:style-name="ce2" office:value-type="string" calcext:value-type="string">
            <text:p>1593085921432274169</text:p>
          </table:table-cell>
          <table:table-cell table:style-name="ce2"/>
          <table:table-cell table:style-name="ce2" office:value-type="string" calcext:value-type="string">
            <text:p>1593085921633591890</text:p>
          </table:table-cell>
          <table:table-cell table:style-name="ce2" office:value-type="string" calcext:value-type="string">
            <text:p>1593085921632735967</text:p>
          </table:table-cell>
          <table:table-cell table:formula="of:=([.I76]-[.B76])*10^-6" office:value-type="float" office:value="200.46208" calcext:value-type="float">
            <text:p>200.4620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22637692928</text:p>
          </table:table-cell>
          <table:table-cell table:style-name="ce2" office:value-type="string" calcext:value-type="string">
            <text:p>1593085922443694091</text:p>
          </table:table-cell>
          <table:table-cell table:formula="of:=([.A77]-[.B77])*10^-6" office:value-type="float" office:value="193.998848" calcext:value-type="float">
            <text:p>193.998848</text:p>
          </table:table-cell>
          <table:table-cell/>
          <table:table-cell table:style-name="ce2" office:value-type="string" calcext:value-type="string">
            <text:p>1593085922635058310</text:p>
          </table:table-cell>
          <table:table-cell table:style-name="ce2" office:value-type="string" calcext:value-type="string">
            <text:p>1593085922443694091</text:p>
          </table:table-cell>
          <table:table-cell table:style-name="ce2"/>
          <table:table-cell table:style-name="ce2" office:value-type="string" calcext:value-type="string">
            <text:p>1593085922686708927</text:p>
          </table:table-cell>
          <table:table-cell table:style-name="ce2" office:value-type="string" calcext:value-type="string">
            <text:p>1593085922685847997</text:p>
          </table:table-cell>
          <table:table-cell table:formula="of:=([.I77]-[.B77])*10^-6" office:value-type="float" office:value="242.153984" calcext:value-type="float">
            <text:p>242.15398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23599350929</text:p>
          </table:table-cell>
          <table:table-cell table:style-name="ce2" office:value-type="string" calcext:value-type="string">
            <text:p>1593085923460389160</text:p>
          </table:table-cell>
          <table:table-cell table:formula="of:=([.A78]-[.B78])*10^-6" office:value-type="float" office:value="138.961664" calcext:value-type="float">
            <text:p>138.961664</text:p>
          </table:table-cell>
          <table:table-cell/>
          <table:table-cell table:style-name="ce2" office:value-type="string" calcext:value-type="string">
            <text:p>1593085923572694994</text:p>
          </table:table-cell>
          <table:table-cell table:style-name="ce2" office:value-type="string" calcext:value-type="string">
            <text:p>1593085923460389160</text:p>
          </table:table-cell>
          <table:table-cell table:style-name="ce2"/>
          <table:table-cell table:style-name="ce2" office:value-type="string" calcext:value-type="string">
            <text:p>1593085923646136045</text:p>
          </table:table-cell>
          <table:table-cell table:style-name="ce2" office:value-type="string" calcext:value-type="string">
            <text:p>1593085923645579099</text:p>
          </table:table-cell>
          <table:table-cell table:formula="of:=([.I78]-[.B78])*10^-6" office:value-type="float" office:value="185.189632" calcext:value-type="float">
            <text:p>185.18963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24662951946</text:p>
          </table:table-cell>
          <table:table-cell table:style-name="ce2" office:value-type="string" calcext:value-type="string">
            <text:p>1593085924469115966</text:p>
          </table:table-cell>
          <table:table-cell table:formula="of:=([.A79]-[.B79])*10^-6" office:value-type="float" office:value="193.835776" calcext:value-type="float">
            <text:p>193.835776</text:p>
          </table:table-cell>
          <table:table-cell/>
          <table:table-cell table:style-name="ce2" office:value-type="string" calcext:value-type="string">
            <text:p>1593085924651381336</text:p>
          </table:table-cell>
          <table:table-cell table:style-name="ce2" office:value-type="string" calcext:value-type="string">
            <text:p>1593085924469115966</text:p>
          </table:table-cell>
          <table:table-cell table:style-name="ce2"/>
          <table:table-cell table:style-name="ce2" office:value-type="string" calcext:value-type="string">
            <text:p>1593085924704524040</text:p>
          </table:table-cell>
          <table:table-cell table:style-name="ce2" office:value-type="string" calcext:value-type="string">
            <text:p>1593085924704016923</text:p>
          </table:table-cell>
          <table:table-cell table:formula="of:=([.I79]-[.B79])*10^-6" office:value-type="float" office:value="234.90048" calcext:value-type="float">
            <text:p>234.9004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25629250049</text:p>
          </table:table-cell>
          <table:table-cell table:style-name="ce2" office:value-type="string" calcext:value-type="string">
            <text:p>1593085925473664062</text:p>
          </table:table-cell>
          <table:table-cell table:formula="of:=([.A80]-[.B80])*10^-6" office:value-type="float" office:value="155.586048" calcext:value-type="float">
            <text:p>155.586048</text:p>
          </table:table-cell>
          <table:table-cell/>
          <table:table-cell table:style-name="ce2" office:value-type="string" calcext:value-type="string">
            <text:p>1593085925608781024</text:p>
          </table:table-cell>
          <table:table-cell table:style-name="ce2" office:value-type="string" calcext:value-type="string">
            <text:p>1593085925473664062</text:p>
          </table:table-cell>
          <table:table-cell table:style-name="ce2"/>
          <table:table-cell table:style-name="ce2" office:value-type="string" calcext:value-type="string">
            <text:p>1593085925674628973</text:p>
          </table:table-cell>
          <table:table-cell table:style-name="ce2" office:value-type="string" calcext:value-type="string">
            <text:p>1593085925673954963</text:p>
          </table:table-cell>
          <table:table-cell table:formula="of:=([.I80]-[.B80])*10^-6" office:value-type="float" office:value="200.290816" calcext:value-type="float">
            <text:p>200.29081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26680910110</text:p>
          </table:table-cell>
          <table:table-cell table:style-name="ce2" office:value-type="string" calcext:value-type="string">
            <text:p>1593085926480198974</text:p>
          </table:table-cell>
          <table:table-cell table:formula="of:=([.A81]-[.B81])*10^-6" office:value-type="float" office:value="200.711424" calcext:value-type="float">
            <text:p>200.711424</text:p>
          </table:table-cell>
          <table:table-cell/>
          <table:table-cell table:style-name="ce2" office:value-type="string" calcext:value-type="string">
            <text:p>1593085926677159266</text:p>
          </table:table-cell>
          <table:table-cell table:style-name="ce2" office:value-type="string" calcext:value-type="string">
            <text:p>1593085926480198974</text:p>
          </table:table-cell>
          <table:table-cell table:style-name="ce2"/>
          <table:table-cell table:style-name="ce2" office:value-type="string" calcext:value-type="string">
            <text:p>1593085926727905035</text:p>
          </table:table-cell>
          <table:table-cell table:style-name="ce2" office:value-type="string" calcext:value-type="string">
            <text:p>1593085926727375030</text:p>
          </table:table-cell>
          <table:table-cell table:formula="of:=([.I81]-[.B81])*10^-6" office:value-type="float" office:value="247.176448" calcext:value-type="float">
            <text:p>247.17644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27648037910</text:p>
          </table:table-cell>
          <table:table-cell table:style-name="ce2" office:value-type="string" calcext:value-type="string">
            <text:p>1593085927496371093</text:p>
          </table:table-cell>
          <table:table-cell table:formula="of:=([.A82]-[.B82])*10^-6" office:value-type="float" office:value="151.6672" calcext:value-type="float">
            <text:p>151.6672</text:p>
          </table:table-cell>
          <table:table-cell/>
          <table:table-cell table:style-name="ce2" office:value-type="string" calcext:value-type="string">
            <text:p>1593085927645574424</text:p>
          </table:table-cell>
          <table:table-cell table:style-name="ce2" office:value-type="string" calcext:value-type="string">
            <text:p>1593085927496371093</text:p>
          </table:table-cell>
          <table:table-cell table:style-name="ce2"/>
          <table:table-cell table:style-name="ce2" office:value-type="string" calcext:value-type="string">
            <text:p>1593085927699347972</text:p>
          </table:table-cell>
          <table:table-cell table:style-name="ce2" office:value-type="string" calcext:value-type="string">
            <text:p>1593085927698314905</text:p>
          </table:table-cell>
          <table:table-cell table:formula="of:=([.I82]-[.B82])*10^-6" office:value-type="float" office:value="201.943808" calcext:value-type="float">
            <text:p>201.94380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28826833009</text:p>
          </table:table-cell>
          <table:table-cell table:style-name="ce2" office:value-type="string" calcext:value-type="string">
            <text:p>1593085928511355957</text:p>
          </table:table-cell>
          <table:table-cell table:formula="of:=([.A83]-[.B83])*10^-6" office:value-type="float" office:value="315.476736" calcext:value-type="float">
            <text:p>315.476736</text:p>
          </table:table-cell>
          <table:table-cell/>
          <table:table-cell table:style-name="ce2" office:value-type="string" calcext:value-type="string">
            <text:p>1593085928805181627</text:p>
          </table:table-cell>
          <table:table-cell table:style-name="ce2" office:value-type="string" calcext:value-type="string">
            <text:p>1593085928511355957</text:p>
          </table:table-cell>
          <table:table-cell table:style-name="ce2"/>
          <table:table-cell table:style-name="ce2" office:value-type="string" calcext:value-type="string">
            <text:p>1593085928878010034</text:p>
          </table:table-cell>
          <table:table-cell table:style-name="ce2" office:value-type="string" calcext:value-type="string">
            <text:p>1593085928877234935</text:p>
          </table:table-cell>
          <table:table-cell table:formula="of:=([.I83]-[.B83])*10^-6" office:value-type="float" office:value="365.878784" calcext:value-type="float">
            <text:p>365.87878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29983983039</text:p>
          </table:table-cell>
          <table:table-cell table:style-name="ce2" office:value-type="string" calcext:value-type="string">
            <text:p>1593085929527778076</text:p>
          </table:table-cell>
          <table:table-cell table:formula="of:=([.A84]-[.B84])*10^-6" office:value-type="float" office:value="456.205312" calcext:value-type="float">
            <text:p>456.205312</text:p>
          </table:table-cell>
          <table:table-cell/>
          <table:table-cell table:style-name="ce2" office:value-type="string" calcext:value-type="string">
            <text:p>1593085929985098503</text:p>
          </table:table-cell>
          <table:table-cell table:style-name="ce2" office:value-type="string" calcext:value-type="string">
            <text:p>1593085929527778076</text:p>
          </table:table-cell>
          <table:table-cell table:style-name="ce2"/>
          <table:table-cell table:style-name="ce2" office:value-type="string" calcext:value-type="string">
            <text:p>1593085930037377119</text:p>
          </table:table-cell>
          <table:table-cell table:style-name="ce2" office:value-type="string" calcext:value-type="string">
            <text:p>1593085930036818027</text:p>
          </table:table-cell>
          <table:table-cell table:formula="of:=([.I84]-[.B84])*10^-6" office:value-type="float" office:value="509.040128" calcext:value-type="float">
            <text:p>509.04012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30823021888</text:p>
          </table:table-cell>
          <table:table-cell table:style-name="ce2" office:value-type="string" calcext:value-type="string">
            <text:p>1593085930536820068</text:p>
          </table:table-cell>
          <table:table-cell table:formula="of:=([.A85]-[.B85])*10^-6" office:value-type="float" office:value="286.202112" calcext:value-type="float">
            <text:p>286.202112</text:p>
          </table:table-cell>
          <table:table-cell/>
          <table:table-cell table:style-name="ce2" office:value-type="string" calcext:value-type="string">
            <text:p>1593085930791904883</text:p>
          </table:table-cell>
          <table:table-cell table:style-name="ce2" office:value-type="string" calcext:value-type="string">
            <text:p>1593085930536820068</text:p>
          </table:table-cell>
          <table:table-cell table:style-name="ce2"/>
          <table:table-cell table:style-name="ce2" office:value-type="string" calcext:value-type="string">
            <text:p>1593085930867291927</text:p>
          </table:table-cell>
          <table:table-cell table:style-name="ce2" office:value-type="string" calcext:value-type="string">
            <text:p>1593085930866744995</text:p>
          </table:table-cell>
          <table:table-cell table:formula="of:=([.I85]-[.B85])*10^-6" office:value-type="float" office:value="329.92512" calcext:value-type="float">
            <text:p>329.9251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31814559936</text:p>
          </table:table-cell>
          <table:table-cell table:style-name="ce2" office:value-type="string" calcext:value-type="string">
            <text:p>1593085931560838134</text:p>
          </table:table-cell>
          <table:table-cell table:formula="of:=([.A86]-[.B86])*10^-6" office:value-type="float" office:value="253.721856" calcext:value-type="float">
            <text:p>253.721856</text:p>
          </table:table-cell>
          <table:table-cell/>
          <table:table-cell table:style-name="ce2" office:value-type="string" calcext:value-type="string">
            <text:p>1593085931810129826</text:p>
          </table:table-cell>
          <table:table-cell table:style-name="ce2" office:value-type="string" calcext:value-type="string">
            <text:p>1593085931560838134</text:p>
          </table:table-cell>
          <table:table-cell table:style-name="ce2"/>
          <table:table-cell table:style-name="ce2" office:value-type="string" calcext:value-type="string">
            <text:p>1593085931859354019</text:p>
          </table:table-cell>
          <table:table-cell table:style-name="ce2" office:value-type="string" calcext:value-type="string">
            <text:p>1593085931858822107</text:p>
          </table:table-cell>
          <table:table-cell table:formula="of:=([.I86]-[.B86])*10^-6" office:value-type="float" office:value="297.984" calcext:value-type="float">
            <text:p>297.98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32779551029</text:p>
          </table:table-cell>
          <table:table-cell table:style-name="ce2" office:value-type="string" calcext:value-type="string">
            <text:p>1593085932572433105</text:p>
          </table:table-cell>
          <table:table-cell table:formula="of:=([.A87]-[.B87])*10^-6" office:value-type="float" office:value="207.117568" calcext:value-type="float">
            <text:p>207.117568</text:p>
          </table:table-cell>
          <table:table-cell/>
          <table:table-cell table:style-name="ce2" office:value-type="string" calcext:value-type="string">
            <text:p>1593085932778050354</text:p>
          </table:table-cell>
          <table:table-cell table:style-name="ce2" office:value-type="string" calcext:value-type="string">
            <text:p>1593085932572433105</text:p>
          </table:table-cell>
          <table:table-cell table:style-name="ce2"/>
          <table:table-cell table:style-name="ce2" office:value-type="string" calcext:value-type="string">
            <text:p>1593085932825162887</text:p>
          </table:table-cell>
          <table:table-cell table:style-name="ce2" office:value-type="string" calcext:value-type="string">
            <text:p>1593085932824510097</text:p>
          </table:table-cell>
          <table:table-cell table:formula="of:=([.I87]-[.B87])*10^-6" office:value-type="float" office:value="252.076544" calcext:value-type="float">
            <text:p>252.07654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33845993995</text:p>
          </table:table-cell>
          <table:table-cell table:style-name="ce2" office:value-type="string" calcext:value-type="string">
            <text:p>1593085933583027099</text:p>
          </table:table-cell>
          <table:table-cell table:formula="of:=([.A88]-[.B88])*10^-6" office:value-type="float" office:value="262.96704" calcext:value-type="float">
            <text:p>262.96704</text:p>
          </table:table-cell>
          <table:table-cell/>
          <table:table-cell table:style-name="ce2" office:value-type="string" calcext:value-type="string">
            <text:p>1593085933836382487</text:p>
          </table:table-cell>
          <table:table-cell table:style-name="ce2" office:value-type="string" calcext:value-type="string">
            <text:p>1593085933583027099</text:p>
          </table:table-cell>
          <table:table-cell table:style-name="ce2"/>
          <table:table-cell table:style-name="ce2" office:value-type="string" calcext:value-type="string">
            <text:p>1593085933896156072</text:p>
          </table:table-cell>
          <table:table-cell table:style-name="ce2" office:value-type="string" calcext:value-type="string">
            <text:p>1593085933895371913</text:p>
          </table:table-cell>
          <table:table-cell table:formula="of:=([.I88]-[.B88])*10^-6" office:value-type="float" office:value="312.345344" calcext:value-type="float">
            <text:p>312.34534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34791002988</text:p>
          </table:table-cell>
          <table:table-cell table:style-name="ce2" office:value-type="string" calcext:value-type="string">
            <text:p>1593085934589492187</text:p>
          </table:table-cell>
          <table:table-cell table:formula="of:=([.A89]-[.B89])*10^-6" office:value-type="float" office:value="201.511168" calcext:value-type="float">
            <text:p>201.511168</text:p>
          </table:table-cell>
          <table:table-cell/>
          <table:table-cell table:style-name="ce2" office:value-type="string" calcext:value-type="string">
            <text:p>1593085934783615862</text:p>
          </table:table-cell>
          <table:table-cell table:style-name="ce2" office:value-type="string" calcext:value-type="string">
            <text:p>1593085934589492187</text:p>
          </table:table-cell>
          <table:table-cell table:style-name="ce2"/>
          <table:table-cell table:style-name="ce2" office:value-type="string" calcext:value-type="string">
            <text:p>1593085934836488962</text:p>
          </table:table-cell>
          <table:table-cell table:style-name="ce2" office:value-type="string" calcext:value-type="string">
            <text:p>1593085934835969924</text:p>
          </table:table-cell>
          <table:table-cell table:formula="of:=([.I89]-[.B89])*10^-6" office:value-type="float" office:value="246.478336" calcext:value-type="float">
            <text:p>246.47833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35893034934</text:p>
          </table:table-cell>
          <table:table-cell table:style-name="ce2" office:value-type="string" calcext:value-type="string">
            <text:p>1593085935602900146</text:p>
          </table:table-cell>
          <table:table-cell table:formula="of:=([.A90]-[.B90])*10^-6" office:value-type="float" office:value="290.13504" calcext:value-type="float">
            <text:p>290.13504</text:p>
          </table:table-cell>
          <table:table-cell/>
          <table:table-cell table:style-name="ce2" office:value-type="string" calcext:value-type="string">
            <text:p>1593085935872478416</text:p>
          </table:table-cell>
          <table:table-cell table:style-name="ce2" office:value-type="string" calcext:value-type="string">
            <text:p>1593085935602900146</text:p>
          </table:table-cell>
          <table:table-cell table:style-name="ce2"/>
          <table:table-cell table:style-name="ce2" office:value-type="string" calcext:value-type="string">
            <text:p>1593085935939007043</text:p>
          </table:table-cell>
          <table:table-cell table:style-name="ce2" office:value-type="string" calcext:value-type="string">
            <text:p>1593085935938235044</text:p>
          </table:table-cell>
          <table:table-cell table:formula="of:=([.I90]-[.B90])*10^-6" office:value-type="float" office:value="335.334912" calcext:value-type="float">
            <text:p>335.33491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36820902109</text:p>
          </table:table-cell>
          <table:table-cell table:style-name="ce2" office:value-type="string" calcext:value-type="string">
            <text:p>1593085936617453125</text:p>
          </table:table-cell>
          <table:table-cell table:formula="of:=([.A91]-[.B91])*10^-6" office:value-type="float" office:value="203.449088" calcext:value-type="float">
            <text:p>203.449088</text:p>
          </table:table-cell>
          <table:table-cell/>
          <table:table-cell table:style-name="ce2" office:value-type="string" calcext:value-type="string">
            <text:p>1593085936800126626</text:p>
          </table:table-cell>
          <table:table-cell table:style-name="ce2" office:value-type="string" calcext:value-type="string">
            <text:p>1593085936617453125</text:p>
          </table:table-cell>
          <table:table-cell table:style-name="ce2"/>
          <table:table-cell table:style-name="ce2" office:value-type="string" calcext:value-type="string">
            <text:p>1593085936865669012</text:p>
          </table:table-cell>
          <table:table-cell table:style-name="ce2" office:value-type="string" calcext:value-type="string">
            <text:p>1593085936864690065</text:p>
          </table:table-cell>
          <table:table-cell table:formula="of:=([.I91]-[.B91])*10^-6" office:value-type="float" office:value="247.236864" calcext:value-type="float">
            <text:p>247.23686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37766335964</text:p>
          </table:table-cell>
          <table:table-cell table:style-name="ce2" office:value-type="string" calcext:value-type="string">
            <text:p>1593085937626621093</text:p>
          </table:table-cell>
          <table:table-cell table:formula="of:=([.A92]-[.B92])*10^-6" office:value-type="float" office:value="139.714816" calcext:value-type="float">
            <text:p>139.714816</text:p>
          </table:table-cell>
          <table:table-cell/>
          <table:table-cell table:style-name="ce2" office:value-type="string" calcext:value-type="string">
            <text:p>1593085937758082228</text:p>
          </table:table-cell>
          <table:table-cell table:style-name="ce2" office:value-type="string" calcext:value-type="string">
            <text:p>1593085937626621093</text:p>
          </table:table-cell>
          <table:table-cell table:style-name="ce2"/>
          <table:table-cell table:style-name="ce2" office:value-type="string" calcext:value-type="string">
            <text:p>1593085937815434932</text:p>
          </table:table-cell>
          <table:table-cell table:style-name="ce2" office:value-type="string" calcext:value-type="string">
            <text:p>1593085937814862966</text:p>
          </table:table-cell>
          <table:table-cell table:formula="of:=([.I92]-[.B92])*10^-6" office:value-type="float" office:value="188.241664" calcext:value-type="float">
            <text:p>188.24166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38859098911</text:p>
          </table:table-cell>
          <table:table-cell table:style-name="ce2" office:value-type="string" calcext:value-type="string">
            <text:p>1593085938653385986</text:p>
          </table:table-cell>
          <table:table-cell table:formula="of:=([.A93]-[.B93])*10^-6" office:value-type="float" office:value="205.712896" calcext:value-type="float">
            <text:p>205.712896</text:p>
          </table:table-cell>
          <table:table-cell/>
          <table:table-cell table:style-name="ce2" office:value-type="string" calcext:value-type="string">
            <text:p>1593085938856679117</text:p>
          </table:table-cell>
          <table:table-cell table:style-name="ce2" office:value-type="string" calcext:value-type="string">
            <text:p>1593085938653385986</text:p>
          </table:table-cell>
          <table:table-cell table:style-name="ce2"/>
          <table:table-cell table:style-name="ce2" office:value-type="string" calcext:value-type="string">
            <text:p>1593085938906877040</text:p>
          </table:table-cell>
          <table:table-cell table:style-name="ce2" office:value-type="string" calcext:value-type="string">
            <text:p>1593085938905900955</text:p>
          </table:table-cell>
          <table:table-cell table:formula="of:=([.I93]-[.B93])*10^-6" office:value-type="float" office:value="252.514816" calcext:value-type="float">
            <text:p>252.51481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39789165019</text:p>
          </table:table-cell>
          <table:table-cell table:style-name="ce2" office:value-type="string" calcext:value-type="string">
            <text:p>1593085939649771972</text:p>
          </table:table-cell>
          <table:table-cell table:formula="of:=([.A94]-[.B94])*10^-6" office:value-type="float" office:value="139.393024" calcext:value-type="float">
            <text:p>139.393024</text:p>
          </table:table-cell>
          <table:table-cell/>
          <table:table-cell table:style-name="ce2" office:value-type="string" calcext:value-type="string">
            <text:p>1593085939784040473</text:p>
          </table:table-cell>
          <table:table-cell table:style-name="ce2" office:value-type="string" calcext:value-type="string">
            <text:p>1593085939649771972</text:p>
          </table:table-cell>
          <table:table-cell table:style-name="ce2"/>
          <table:table-cell table:style-name="ce2" office:value-type="string" calcext:value-type="string">
            <text:p>1593085939839749097</text:p>
          </table:table-cell>
          <table:table-cell table:style-name="ce2" office:value-type="string" calcext:value-type="string">
            <text:p>1593085939839214086</text:p>
          </table:table-cell>
          <table:table-cell table:formula="of:=([.I94]-[.B94])*10^-6" office:value-type="float" office:value="189.442048" calcext:value-type="float">
            <text:p>189.44204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40856266021</text:p>
          </table:table-cell>
          <table:table-cell table:style-name="ce2" office:value-type="string" calcext:value-type="string">
            <text:p>1593085940666059082</text:p>
          </table:table-cell>
          <table:table-cell table:formula="of:=([.A95]-[.B95])*10^-6" office:value-type="float" office:value="190.207232" calcext:value-type="float">
            <text:p>190.207232</text:p>
          </table:table-cell>
          <table:table-cell/>
          <table:table-cell table:style-name="ce2" office:value-type="string" calcext:value-type="string">
            <text:p>1593085940843037211</text:p>
          </table:table-cell>
          <table:table-cell table:style-name="ce2" office:value-type="string" calcext:value-type="string">
            <text:p>1593085940666059082</text:p>
          </table:table-cell>
          <table:table-cell table:style-name="ce2"/>
          <table:table-cell table:style-name="ce2" office:value-type="string" calcext:value-type="string">
            <text:p>1593085940903570890</text:p>
          </table:table-cell>
          <table:table-cell table:style-name="ce2" office:value-type="string" calcext:value-type="string">
            <text:p>1593085940902765989</text:p>
          </table:table-cell>
          <table:table-cell table:formula="of:=([.I95]-[.B95])*10^-6" office:value-type="float" office:value="236.707328" calcext:value-type="float">
            <text:p>236.70732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41834114074</text:p>
          </table:table-cell>
          <table:table-cell table:style-name="ce2" office:value-type="string" calcext:value-type="string">
            <text:p>1593085941678594970</text:p>
          </table:table-cell>
          <table:table-cell table:formula="of:=([.A96]-[.B96])*10^-6" office:value-type="float" office:value="155.519232" calcext:value-type="float">
            <text:p>155.519232</text:p>
          </table:table-cell>
          <table:table-cell/>
          <table:table-cell table:style-name="ce2" office:value-type="string" calcext:value-type="string">
            <text:p>1593085941831413744</text:p>
          </table:table-cell>
          <table:table-cell table:style-name="ce2" office:value-type="string" calcext:value-type="string">
            <text:p>1593085941678594970</text:p>
          </table:table-cell>
          <table:table-cell table:style-name="ce2"/>
          <table:table-cell table:style-name="ce2" office:value-type="string" calcext:value-type="string">
            <text:p>1593085941879777908</text:p>
          </table:table-cell>
          <table:table-cell table:style-name="ce2" office:value-type="string" calcext:value-type="string">
            <text:p>1593085941878993988</text:p>
          </table:table-cell>
          <table:table-cell table:formula="of:=([.I96]-[.B96])*10^-6" office:value-type="float" office:value="200.399104" calcext:value-type="float">
            <text:p>200.39910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42884965896</text:p>
          </table:table-cell>
          <table:table-cell table:style-name="ce2" office:value-type="string" calcext:value-type="string">
            <text:p>1593085942683224121</text:p>
          </table:table-cell>
          <table:table-cell table:formula="of:=([.A97]-[.B97])*10^-6" office:value-type="float" office:value="201.741824" calcext:value-type="float">
            <text:p>201.741824</text:p>
          </table:table-cell>
          <table:table-cell/>
          <table:table-cell table:style-name="ce2" office:value-type="string" calcext:value-type="string">
            <text:p>1593085942880346495</text:p>
          </table:table-cell>
          <table:table-cell table:style-name="ce2" office:value-type="string" calcext:value-type="string">
            <text:p>1593085942683224121</text:p>
          </table:table-cell>
          <table:table-cell table:style-name="ce2"/>
          <table:table-cell table:style-name="ce2" office:value-type="string" calcext:value-type="string">
            <text:p>1593085942936013936</text:p>
          </table:table-cell>
          <table:table-cell table:style-name="ce2" office:value-type="string" calcext:value-type="string">
            <text:p>1593085942935313940</text:p>
          </table:table-cell>
          <table:table-cell table:formula="of:=([.I97]-[.B97])*10^-6" office:value-type="float" office:value="252.089856" calcext:value-type="float">
            <text:p>252.08985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43856837034</text:p>
          </table:table-cell>
          <table:table-cell table:style-name="ce2" office:value-type="string" calcext:value-type="string">
            <text:p>1593085943690242187</text:p>
          </table:table-cell>
          <table:table-cell table:formula="of:=([.A98]-[.B98])*10^-6" office:value-type="float" office:value="166.595072" calcext:value-type="float">
            <text:p>166.595072</text:p>
          </table:table-cell>
          <table:table-cell/>
          <table:table-cell table:style-name="ce2" office:value-type="string" calcext:value-type="string">
            <text:p>1593085943848852732</text:p>
          </table:table-cell>
          <table:table-cell table:style-name="ce2" office:value-type="string" calcext:value-type="string">
            <text:p>1593085943690242187</text:p>
          </table:table-cell>
          <table:table-cell table:style-name="ce2"/>
          <table:table-cell table:style-name="ce2" office:value-type="string" calcext:value-type="string">
            <text:p>1593085943910254955</text:p>
          </table:table-cell>
          <table:table-cell table:style-name="ce2" office:value-type="string" calcext:value-type="string">
            <text:p>1593085943908720016</text:p>
          </table:table-cell>
          <table:table-cell table:formula="of:=([.I98]-[.B98])*10^-6" office:value-type="float" office:value="218.47808" calcext:value-type="float">
            <text:p>218.4780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44840660095</text:p>
          </table:table-cell>
          <table:table-cell table:style-name="ce2" office:value-type="string" calcext:value-type="string">
            <text:p>1593085944705527099</text:p>
          </table:table-cell>
          <table:table-cell table:formula="of:=([.A99]-[.B99])*10^-6" office:value-type="float" office:value="135.132928" calcext:value-type="float">
            <text:p>135.132928</text:p>
          </table:table-cell>
          <table:table-cell/>
          <table:table-cell table:style-name="ce2" office:value-type="string" calcext:value-type="string">
            <text:p>1593085944836797403</text:p>
          </table:table-cell>
          <table:table-cell table:style-name="ce2" office:value-type="string" calcext:value-type="string">
            <text:p>1593085944705527099</text:p>
          </table:table-cell>
          <table:table-cell table:style-name="ce2"/>
          <table:table-cell table:style-name="ce2" office:value-type="string" calcext:value-type="string">
            <text:p>1593085944883778095</text:p>
          </table:table-cell>
          <table:table-cell table:style-name="ce2" office:value-type="string" calcext:value-type="string">
            <text:p>1593085944883230924</text:p>
          </table:table-cell>
          <table:table-cell table:formula="of:=([.I99]-[.B99])*10^-6" office:value-type="float" office:value="177.70368" calcext:value-type="float">
            <text:p>177.7036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45900198936</text:p>
          </table:table-cell>
          <table:table-cell table:style-name="ce2" office:value-type="string" calcext:value-type="string">
            <text:p>1593085945719302001</text:p>
          </table:table-cell>
          <table:table-cell table:formula="of:=([.A100]-[.B100])*10^-6" office:value-type="float" office:value="180.896512" calcext:value-type="float">
            <text:p>180.896512</text:p>
          </table:table-cell>
          <table:table-cell/>
          <table:table-cell table:style-name="ce2" office:value-type="string" calcext:value-type="string">
            <text:p>1593085945896406945</text:p>
          </table:table-cell>
          <table:table-cell table:style-name="ce2" office:value-type="string" calcext:value-type="string">
            <text:p>1593085945719302001</text:p>
          </table:table-cell>
          <table:table-cell table:style-name="ce2"/>
          <table:table-cell table:style-name="ce2" office:value-type="string" calcext:value-type="string">
            <text:p>1593085945947160005</text:p>
          </table:table-cell>
          <table:table-cell table:style-name="ce2" office:value-type="string" calcext:value-type="string">
            <text:p>1593085945946615934</text:p>
          </table:table-cell>
          <table:table-cell table:formula="of:=([.I100]-[.B100])*10^-6" office:value-type="float" office:value="227.31392" calcext:value-type="float">
            <text:p>227.3139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46928620100</text:p>
          </table:table-cell>
          <table:table-cell table:style-name="ce2" office:value-type="string" calcext:value-type="string">
            <text:p>1593085946734252197</text:p>
          </table:table-cell>
          <table:table-cell table:formula="of:=([.A101]-[.B101])*10^-6" office:value-type="float" office:value="194.368" calcext:value-type="float">
            <text:p>194.368</text:p>
          </table:table-cell>
          <table:table-cell/>
          <table:table-cell table:style-name="ce2" office:value-type="string" calcext:value-type="string">
            <text:p>1593085946905544685</text:p>
          </table:table-cell>
          <table:table-cell table:style-name="ce2" office:value-type="string" calcext:value-type="string">
            <text:p>1593085946734252197</text:p>
          </table:table-cell>
          <table:table-cell table:style-name="ce2"/>
          <table:table-cell table:style-name="ce2" office:value-type="string" calcext:value-type="string">
            <text:p>1593085946973028898</text:p>
          </table:table-cell>
          <table:table-cell table:style-name="ce2" office:value-type="string" calcext:value-type="string">
            <text:p>1593085946972455024</text:p>
          </table:table-cell>
          <table:table-cell table:formula="of:=([.I101]-[.B101])*10^-6" office:value-type="float" office:value="238.20288" calcext:value-type="float">
            <text:p>238.2028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47957751035</text:p>
          </table:table-cell>
          <table:table-cell table:style-name="ce2" office:value-type="string" calcext:value-type="string">
            <text:p>1593085947750486083</text:p>
          </table:table-cell>
          <table:table-cell table:formula="of:=([.A102]-[.B102])*10^-6" office:value-type="float" office:value="207.265024" calcext:value-type="float">
            <text:p>207.265024</text:p>
          </table:table-cell>
          <table:table-cell/>
          <table:table-cell table:style-name="ce2" office:value-type="string" calcext:value-type="string">
            <text:p>1593085947954840773</text:p>
          </table:table-cell>
          <table:table-cell table:style-name="ce2" office:value-type="string" calcext:value-type="string">
            <text:p>1593085947750486083</text:p>
          </table:table-cell>
          <table:table-cell table:style-name="ce2"/>
          <table:table-cell table:style-name="ce2" office:value-type="string" calcext:value-type="string">
            <text:p>1593085948000456094</text:p>
          </table:table-cell>
          <table:table-cell table:style-name="ce2" office:value-type="string" calcext:value-type="string">
            <text:p>1593085947999825000</text:p>
          </table:table-cell>
          <table:table-cell table:formula="of:=([.I102]-[.B102])*10^-6" office:value-type="float" office:value="249.33888" calcext:value-type="float">
            <text:p>249.3388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48896511077</text:p>
          </table:table-cell>
          <table:table-cell table:style-name="ce2" office:value-type="string" calcext:value-type="string">
            <text:p>1593085948755393066</text:p>
          </table:table-cell>
          <table:table-cell table:formula="of:=([.A103]-[.B103])*10^-6" office:value-type="float" office:value="141.117952" calcext:value-type="float">
            <text:p>141.117952</text:p>
          </table:table-cell>
          <table:table-cell/>
          <table:table-cell table:style-name="ce2" office:value-type="string" calcext:value-type="string">
            <text:p>1593085948872561297</text:p>
          </table:table-cell>
          <table:table-cell table:style-name="ce2" office:value-type="string" calcext:value-type="string">
            <text:p>1593085948755393066</text:p>
          </table:table-cell>
          <table:table-cell table:style-name="ce2"/>
          <table:table-cell table:style-name="ce2" office:value-type="string" calcext:value-type="string">
            <text:p>1593085948952399969</text:p>
          </table:table-cell>
          <table:table-cell table:style-name="ce2" office:value-type="string" calcext:value-type="string">
            <text:p>1593085948951771974</text:p>
          </table:table-cell>
          <table:table-cell table:formula="of:=([.I103]-[.B103])*10^-6" office:value-type="float" office:value="196.379136" calcext:value-type="float">
            <text:p>196.37913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49970756053</text:p>
          </table:table-cell>
          <table:table-cell table:style-name="ce2" office:value-type="string" calcext:value-type="string">
            <text:p>1593085949766946044</text:p>
          </table:table-cell>
          <table:table-cell table:formula="of:=([.A104]-[.B104])*10^-6" office:value-type="float" office:value="203.810048" calcext:value-type="float">
            <text:p>203.810048</text:p>
          </table:table-cell>
          <table:table-cell/>
          <table:table-cell table:style-name="ce2" office:value-type="string" calcext:value-type="string">
            <text:p>1593085949951629726</text:p>
          </table:table-cell>
          <table:table-cell table:style-name="ce2" office:value-type="string" calcext:value-type="string">
            <text:p>1593085949766946044</text:p>
          </table:table-cell>
          <table:table-cell table:style-name="ce2"/>
          <table:table-cell table:style-name="ce2" office:value-type="string" calcext:value-type="string">
            <text:p>1593085950013479948</text:p>
          </table:table-cell>
          <table:table-cell table:style-name="ce2" office:value-type="string" calcext:value-type="string">
            <text:p>1593085950012928009</text:p>
          </table:table-cell>
          <table:table-cell table:formula="of:=([.I104]-[.B104])*10^-6" office:value-type="float" office:value="245.982208" calcext:value-type="float">
            <text:p>245.98220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50932116031</text:p>
          </table:table-cell>
          <table:table-cell table:style-name="ce2" office:value-type="string" calcext:value-type="string">
            <text:p>1593085950772178955</text:p>
          </table:table-cell>
          <table:table-cell table:formula="of:=([.A105]-[.B105])*10^-6" office:value-type="float" office:value="159.937024" calcext:value-type="float">
            <text:p>159.937024</text:p>
          </table:table-cell>
          <table:table-cell/>
          <table:table-cell table:style-name="ce2" office:value-type="string" calcext:value-type="string">
            <text:p>1593085950930273958</text:p>
          </table:table-cell>
          <table:table-cell table:style-name="ce2" office:value-type="string" calcext:value-type="string">
            <text:p>1593085950772178955</text:p>
          </table:table-cell>
          <table:table-cell table:style-name="ce2"/>
          <table:table-cell table:style-name="ce2" office:value-type="string" calcext:value-type="string">
            <text:p>1593085950979953050</text:p>
          </table:table-cell>
          <table:table-cell table:style-name="ce2" office:value-type="string" calcext:value-type="string">
            <text:p>1593085950979434967</text:p>
          </table:table-cell>
          <table:table-cell table:formula="of:=([.I105]-[.B105])*10^-6" office:value-type="float" office:value="207.256064" calcext:value-type="float">
            <text:p>207.25606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52009337902</text:p>
          </table:table-cell>
          <table:table-cell table:style-name="ce2" office:value-type="string" calcext:value-type="string">
            <text:p>1593085951797489013</text:p>
          </table:table-cell>
          <table:table-cell table:formula="of:=([.A106]-[.B106])*10^-6" office:value-type="float" office:value="211.84896" calcext:value-type="float">
            <text:p>211.84896</text:p>
          </table:table-cell>
          <table:table-cell/>
          <table:table-cell table:style-name="ce2" office:value-type="string" calcext:value-type="string">
            <text:p>1593085952009055568</text:p>
          </table:table-cell>
          <table:table-cell table:style-name="ce2" office:value-type="string" calcext:value-type="string">
            <text:p>1593085951797489013</text:p>
          </table:table-cell>
          <table:table-cell table:style-name="ce2"/>
          <table:table-cell table:style-name="ce2" office:value-type="string" calcext:value-type="string">
            <text:p>1593085952059470891</text:p>
          </table:table-cell>
          <table:table-cell table:style-name="ce2" office:value-type="string" calcext:value-type="string">
            <text:p>1593085952058856964</text:p>
          </table:table-cell>
          <table:table-cell table:formula="of:=([.I106]-[.B106])*10^-6" office:value-type="float" office:value="261.368064" calcext:value-type="float">
            <text:p>261.36806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52977412939</text:p>
          </table:table-cell>
          <table:table-cell table:style-name="ce2" office:value-type="string" calcext:value-type="string">
            <text:p>1593085952803878173</text:p>
          </table:table-cell>
          <table:table-cell table:formula="of:=([.A107]-[.B107])*10^-6" office:value-type="float" office:value="173.53472" calcext:value-type="float">
            <text:p>173.53472</text:p>
          </table:table-cell>
          <table:table-cell/>
          <table:table-cell table:style-name="ce2" office:value-type="string" calcext:value-type="string">
            <text:p>1593085952976814347</text:p>
          </table:table-cell>
          <table:table-cell table:style-name="ce2" office:value-type="string" calcext:value-type="string">
            <text:p>1593085952803878173</text:p>
          </table:table-cell>
          <table:table-cell table:style-name="ce2"/>
          <table:table-cell table:style-name="ce2" office:value-type="string" calcext:value-type="string">
            <text:p>1593085953030189037</text:p>
          </table:table-cell>
          <table:table-cell table:style-name="ce2" office:value-type="string" calcext:value-type="string">
            <text:p>1593085953029628992</text:p>
          </table:table-cell>
          <table:table-cell table:formula="of:=([.I107]-[.B107])*10^-6" office:value-type="float" office:value="225.750784" calcext:value-type="float">
            <text:p>225.75078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53951410055</text:p>
          </table:table-cell>
          <table:table-cell table:style-name="ce2" office:value-type="string" calcext:value-type="string">
            <text:p>1593085953813373046</text:p>
          </table:table-cell>
          <table:table-cell table:formula="of:=([.A108]-[.B108])*10^-6" office:value-type="float" office:value="138.036736" calcext:value-type="float">
            <text:p>138.036736</text:p>
          </table:table-cell>
          <table:table-cell/>
          <table:table-cell table:style-name="ce2" office:value-type="string" calcext:value-type="string">
            <text:p>1593085953944911662</text:p>
          </table:table-cell>
          <table:table-cell table:style-name="ce2" office:value-type="string" calcext:value-type="string">
            <text:p>1593085953813373046</text:p>
          </table:table-cell>
          <table:table-cell table:style-name="ce2"/>
          <table:table-cell table:style-name="ce2" office:value-type="string" calcext:value-type="string">
            <text:p>1593085953995244979</text:p>
          </table:table-cell>
          <table:table-cell table:style-name="ce2" office:value-type="string" calcext:value-type="string">
            <text:p>1593085953994724988</text:p>
          </table:table-cell>
          <table:table-cell table:formula="of:=([.I108]-[.B108])*10^-6" office:value-type="float" office:value="181.35168" calcext:value-type="float">
            <text:p>181.3516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55022787094</text:p>
          </table:table-cell>
          <table:table-cell table:style-name="ce2" office:value-type="string" calcext:value-type="string">
            <text:p>1593085954818302001</text:p>
          </table:table-cell>
          <table:table-cell table:formula="of:=([.A109]-[.B109])*10^-6" office:value-type="float" office:value="204.484864" calcext:value-type="float">
            <text:p>204.484864</text:p>
          </table:table-cell>
          <table:table-cell/>
          <table:table-cell table:style-name="ce2" office:value-type="string" calcext:value-type="string">
            <text:p>1593085955003766576</text:p>
          </table:table-cell>
          <table:table-cell table:style-name="ce2" office:value-type="string" calcext:value-type="string">
            <text:p>1593085954818302001</text:p>
          </table:table-cell>
          <table:table-cell table:style-name="ce2"/>
          <table:table-cell table:style-name="ce2" office:value-type="string" calcext:value-type="string">
            <text:p>1593085955074961900</text:p>
          </table:table-cell>
          <table:table-cell table:style-name="ce2" office:value-type="string" calcext:value-type="string">
            <text:p>1593085955074419021</text:p>
          </table:table-cell>
          <table:table-cell table:formula="of:=([.I109]-[.B109])*10^-6" office:value-type="float" office:value="256.116992" calcext:value-type="float">
            <text:p>256.11699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55978844881</text:p>
          </table:table-cell>
          <table:table-cell table:style-name="ce2" office:value-type="string" calcext:value-type="string">
            <text:p>1593085955834286132</text:p>
          </table:table-cell>
          <table:table-cell table:formula="of:=([.A110]-[.B110])*10^-6" office:value-type="float" office:value="144.558592" calcext:value-type="float">
            <text:p>144.558592</text:p>
          </table:table-cell>
          <table:table-cell/>
          <table:table-cell table:style-name="ce2" office:value-type="string" calcext:value-type="string">
            <text:p>1593085955961919342</text:p>
          </table:table-cell>
          <table:table-cell table:style-name="ce2" office:value-type="string" calcext:value-type="string">
            <text:p>1593085955834286132</text:p>
          </table:table-cell>
          <table:table-cell table:style-name="ce2"/>
          <table:table-cell table:style-name="ce2" office:value-type="string" calcext:value-type="string">
            <text:p>1593085956028306007</text:p>
          </table:table-cell>
          <table:table-cell table:style-name="ce2" office:value-type="string" calcext:value-type="string">
            <text:p>1593085956027621030</text:p>
          </table:table-cell>
          <table:table-cell table:formula="of:=([.I110]-[.B110])*10^-6" office:value-type="float" office:value="193.33504" calcext:value-type="float">
            <text:p>193.3350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57034770965</text:p>
          </table:table-cell>
          <table:table-cell table:style-name="ce2" office:value-type="string" calcext:value-type="string">
            <text:p>1593085956838254150</text:p>
          </table:table-cell>
          <table:table-cell table:formula="of:=([.A111]-[.B111])*10^-6" office:value-type="float" office:value="196.516864" calcext:value-type="float">
            <text:p>196.516864</text:p>
          </table:table-cell>
          <table:table-cell/>
          <table:table-cell table:style-name="ce2" office:value-type="string" calcext:value-type="string">
            <text:p>1593085957010599366</text:p>
          </table:table-cell>
          <table:table-cell table:style-name="ce2" office:value-type="string" calcext:value-type="string">
            <text:p>1593085956838254150</text:p>
          </table:table-cell>
          <table:table-cell table:style-name="ce2"/>
          <table:table-cell table:style-name="ce2" office:value-type="string" calcext:value-type="string">
            <text:p>1593085957089318037</text:p>
          </table:table-cell>
          <table:table-cell table:style-name="ce2" office:value-type="string" calcext:value-type="string">
            <text:p>1593085957088680982</text:p>
          </table:table-cell>
          <table:table-cell table:formula="of:=([.I111]-[.B111])*10^-6" office:value-type="float" office:value="250.42688" calcext:value-type="float">
            <text:p>250.4268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58020262002</text:p>
          </table:table-cell>
          <table:table-cell table:style-name="ce2" office:value-type="string" calcext:value-type="string">
            <text:p>1593085957852922119</text:p>
          </table:table-cell>
          <table:table-cell table:formula="of:=([.A112]-[.B112])*10^-6" office:value-type="float" office:value="167.340288" calcext:value-type="float">
            <text:p>167.340288</text:p>
          </table:table-cell>
          <table:table-cell/>
          <table:table-cell table:style-name="ce2" office:value-type="string" calcext:value-type="string">
            <text:p>1593085957999075034</text:p>
          </table:table-cell>
          <table:table-cell table:style-name="ce2" office:value-type="string" calcext:value-type="string">
            <text:p>1593085957852922119</text:p>
          </table:table-cell>
          <table:table-cell table:style-name="ce2"/>
          <table:table-cell table:style-name="ce2" office:value-type="string" calcext:value-type="string">
            <text:p>1593085958065675973</text:p>
          </table:table-cell>
          <table:table-cell table:style-name="ce2" office:value-type="string" calcext:value-type="string">
            <text:p>1593085958065005064</text:p>
          </table:table-cell>
          <table:table-cell table:formula="of:=([.I112]-[.B112])*10^-6" office:value-type="float" office:value="212.0832" calcext:value-type="float">
            <text:p>212.083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59005486965</text:p>
          </table:table-cell>
          <table:table-cell table:style-name="ce2" office:value-type="string" calcext:value-type="string">
            <text:p>1593085958861162109</text:p>
          </table:table-cell>
          <table:table-cell table:formula="of:=([.A113]-[.B113])*10^-6" office:value-type="float" office:value="144.324608" calcext:value-type="float">
            <text:p>144.324608</text:p>
          </table:table-cell>
          <table:table-cell/>
          <table:table-cell table:style-name="ce2" office:value-type="string" calcext:value-type="string">
            <text:p>1593085958977362783</text:p>
          </table:table-cell>
          <table:table-cell table:style-name="ce2" office:value-type="string" calcext:value-type="string">
            <text:p>1593085958861162109</text:p>
          </table:table-cell>
          <table:table-cell table:style-name="ce2"/>
          <table:table-cell table:style-name="ce2" office:value-type="string" calcext:value-type="string">
            <text:p>1593085959051712036</text:p>
          </table:table-cell>
          <table:table-cell table:style-name="ce2" office:value-type="string" calcext:value-type="string">
            <text:p>1593085959050775051</text:p>
          </table:table-cell>
          <table:table-cell table:formula="of:=([.I113]-[.B113])*10^-6" office:value-type="float" office:value="189.613056" calcext:value-type="float">
            <text:p>189.61305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60075692892</text:p>
          </table:table-cell>
          <table:table-cell table:style-name="ce2" office:value-type="string" calcext:value-type="string">
            <text:p>1593085959865715087</text:p>
          </table:table-cell>
          <table:table-cell table:formula="of:=([.A114]-[.B114])*10^-6" office:value-type="float" office:value="209.977856" calcext:value-type="float">
            <text:p>209.977856</text:p>
          </table:table-cell>
          <table:table-cell/>
          <table:table-cell table:style-name="ce2" office:value-type="string" calcext:value-type="string">
            <text:p>1593085960056463885</text:p>
          </table:table-cell>
          <table:table-cell table:style-name="ce2" office:value-type="string" calcext:value-type="string">
            <text:p>1593085959865715087</text:p>
          </table:table-cell>
          <table:table-cell table:style-name="ce2"/>
          <table:table-cell table:style-name="ce2" office:value-type="string" calcext:value-type="string">
            <text:p>1593085960121917963</text:p>
          </table:table-cell>
          <table:table-cell table:style-name="ce2" office:value-type="string" calcext:value-type="string">
            <text:p>1593085960121402978</text:p>
          </table:table-cell>
          <table:table-cell table:formula="of:=([.I114]-[.B114])*10^-6" office:value-type="float" office:value="255.687936" calcext:value-type="float">
            <text:p>255.68793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61023262977</text:p>
          </table:table-cell>
          <table:table-cell table:style-name="ce2" office:value-type="string" calcext:value-type="string">
            <text:p>1593085960876925048</text:p>
          </table:table-cell>
          <table:table-cell table:formula="of:=([.A115]-[.B115])*10^-6" office:value-type="float" office:value="146.337536" calcext:value-type="float">
            <text:p>146.337536</text:p>
          </table:table-cell>
          <table:table-cell/>
          <table:table-cell table:style-name="ce2" office:value-type="string" calcext:value-type="string">
            <text:p>1593085961004496118</text:p>
          </table:table-cell>
          <table:table-cell table:style-name="ce2" office:value-type="string" calcext:value-type="string">
            <text:p>1593085960876925048</text:p>
          </table:table-cell>
          <table:table-cell table:style-name="ce2"/>
          <table:table-cell table:style-name="ce2" office:value-type="string" calcext:value-type="string">
            <text:p>1593085961067634105</text:p>
          </table:table-cell>
          <table:table-cell table:style-name="ce2" office:value-type="string" calcext:value-type="string">
            <text:p>1593085961067107915</text:p>
          </table:table-cell>
          <table:table-cell table:formula="of:=([.I115]-[.B115])*10^-6" office:value-type="float" office:value="190.182656" calcext:value-type="float">
            <text:p>190.18265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62110965013</text:p>
          </table:table-cell>
          <table:table-cell table:style-name="ce2" office:value-type="string" calcext:value-type="string">
            <text:p>1593085961891109130</text:p>
          </table:table-cell>
          <table:table-cell table:formula="of:=([.A116]-[.B116])*10^-6" office:value-type="float" office:value="219.856128" calcext:value-type="float">
            <text:p>219.856128</text:p>
          </table:table-cell>
          <table:table-cell/>
          <table:table-cell table:style-name="ce2" office:value-type="string" calcext:value-type="string">
            <text:p>1593085962083892897</text:p>
          </table:table-cell>
          <table:table-cell table:style-name="ce2" office:value-type="string" calcext:value-type="string">
            <text:p>1593085961891109130</text:p>
          </table:table-cell>
          <table:table-cell table:style-name="ce2"/>
          <table:table-cell table:style-name="ce2" office:value-type="string" calcext:value-type="string">
            <text:p>1593085962151496887</text:p>
          </table:table-cell>
          <table:table-cell table:style-name="ce2" office:value-type="string" calcext:value-type="string">
            <text:p>1593085962150983095</text:p>
          </table:table-cell>
          <table:table-cell table:formula="of:=([.I116]-[.B116])*10^-6" office:value-type="float" office:value="259.874048" calcext:value-type="float">
            <text:p>259.87404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63047245979</text:p>
          </table:table-cell>
          <table:table-cell table:style-name="ce2" office:value-type="string" calcext:value-type="string">
            <text:p>1593085962907166992</text:p>
          </table:table-cell>
          <table:table-cell table:formula="of:=([.A117]-[.B117])*10^-6" office:value-type="float" office:value="140.07936" calcext:value-type="float">
            <text:p>140.07936</text:p>
          </table:table-cell>
          <table:table-cell/>
          <table:table-cell table:style-name="ce2" office:value-type="string" calcext:value-type="string">
            <text:p>1593085963022005046</text:p>
          </table:table-cell>
          <table:table-cell table:style-name="ce2" office:value-type="string" calcext:value-type="string">
            <text:p>1593085962907166992</text:p>
          </table:table-cell>
          <table:table-cell table:style-name="ce2"/>
          <table:table-cell table:style-name="ce2" office:value-type="string" calcext:value-type="string">
            <text:p>1593085963102750062</text:p>
          </table:table-cell>
          <table:table-cell table:style-name="ce2" office:value-type="string" calcext:value-type="string">
            <text:p>1593085963101994991</text:p>
          </table:table-cell>
          <table:table-cell table:formula="of:=([.I117]-[.B117])*10^-6" office:value-type="float" office:value="194.828288" calcext:value-type="float">
            <text:p>194.82828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64396325111</text:p>
          </table:table-cell>
          <table:table-cell table:style-name="ce2" office:value-type="string" calcext:value-type="string">
            <text:p>1593085963923257080</text:p>
          </table:table-cell>
          <table:table-cell table:formula="of:=([.A118]-[.B118])*10^-6" office:value-type="float" office:value="473.068288" calcext:value-type="float">
            <text:p>473.068288</text:p>
          </table:table-cell>
          <table:table-cell/>
          <table:table-cell table:style-name="ce2" office:value-type="string" calcext:value-type="string">
            <text:p>1593085964393114661</text:p>
          </table:table-cell>
          <table:table-cell table:style-name="ce2" office:value-type="string" calcext:value-type="string">
            <text:p>1593085963923257080</text:p>
          </table:table-cell>
          <table:table-cell table:style-name="ce2"/>
          <table:table-cell table:style-name="ce2" office:value-type="string" calcext:value-type="string">
            <text:p>1593085964443028926</text:p>
          </table:table-cell>
          <table:table-cell table:style-name="ce2" office:value-type="string" calcext:value-type="string">
            <text:p>1593085964442265033</text:p>
          </table:table-cell>
          <table:table-cell table:formula="of:=([.I118]-[.B118])*10^-6" office:value-type="float" office:value="519.008256" calcext:value-type="float">
            <text:p>519.00825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65114625930</text:p>
          </table:table-cell>
          <table:table-cell table:style-name="ce2" office:value-type="string" calcext:value-type="string">
            <text:p>1593085964933343017</text:p>
          </table:table-cell>
          <table:table-cell table:formula="of:=([.A119]-[.B119])*10^-6" office:value-type="float" office:value="181.283072" calcext:value-type="float">
            <text:p>181.283072</text:p>
          </table:table-cell>
          <table:table-cell/>
          <table:table-cell table:style-name="ce2" office:value-type="string" calcext:value-type="string">
            <text:p>1593085965088908706</text:p>
          </table:table-cell>
          <table:table-cell table:style-name="ce2" office:value-type="string" calcext:value-type="string">
            <text:p>1593085964933343017</text:p>
          </table:table-cell>
          <table:table-cell table:style-name="ce2"/>
          <table:table-cell table:style-name="ce2" office:value-type="string" calcext:value-type="string">
            <text:p>1593085965158200025</text:p>
          </table:table-cell>
          <table:table-cell table:style-name="ce2" office:value-type="string" calcext:value-type="string">
            <text:p>1593085965157386064</text:p>
          </table:table-cell>
          <table:table-cell table:formula="of:=([.I119]-[.B119])*10^-6" office:value-type="float" office:value="224.043008" calcext:value-type="float">
            <text:p>224.04300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66073597908</text:p>
          </table:table-cell>
          <table:table-cell table:style-name="ce2" office:value-type="string" calcext:value-type="string">
            <text:p>1593085965937568115</text:p>
          </table:table-cell>
          <table:table-cell table:formula="of:=([.A120]-[.B120])*10^-6" office:value-type="float" office:value="136.029952" calcext:value-type="float">
            <text:p>136.029952</text:p>
          </table:table-cell>
          <table:table-cell/>
          <table:table-cell table:style-name="ce2" office:value-type="string" calcext:value-type="string">
            <text:p>1593085966057307259</text:p>
          </table:table-cell>
          <table:table-cell table:style-name="ce2" office:value-type="string" calcext:value-type="string">
            <text:p>1593085965937568115</text:p>
          </table:table-cell>
          <table:table-cell table:style-name="ce2"/>
          <table:table-cell table:style-name="ce2" office:value-type="string" calcext:value-type="string">
            <text:p>1593085966126003980</text:p>
          </table:table-cell>
          <table:table-cell table:style-name="ce2" office:value-type="string" calcext:value-type="string">
            <text:p>1593085966125179052</text:p>
          </table:table-cell>
          <table:table-cell table:formula="of:=([.I120]-[.B120])*10^-6" office:value-type="float" office:value="187.61088" calcext:value-type="float">
            <text:p>187.6108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67382921934</text:p>
          </table:table-cell>
          <table:table-cell table:style-name="ce2" office:value-type="string" calcext:value-type="string">
            <text:p>1593085966951749023</text:p>
          </table:table-cell>
          <table:table-cell table:formula="of:=([.A121]-[.B121])*10^-6" office:value-type="float" office:value="431.172864" calcext:value-type="float">
            <text:p>431.172864</text:p>
          </table:table-cell>
          <table:table-cell/>
          <table:table-cell table:style-name="ce2" office:value-type="string" calcext:value-type="string">
            <text:p>1593085967357968880</text:p>
          </table:table-cell>
          <table:table-cell table:style-name="ce2" office:value-type="string" calcext:value-type="string">
            <text:p>1593085966951749023</text:p>
          </table:table-cell>
          <table:table-cell table:style-name="ce2"/>
          <table:table-cell table:style-name="ce2" office:value-type="string" calcext:value-type="string">
            <text:p>1593085967430188894</text:p>
          </table:table-cell>
          <table:table-cell table:style-name="ce2" office:value-type="string" calcext:value-type="string">
            <text:p>1593085967429436922</text:p>
          </table:table-cell>
          <table:table-cell table:formula="of:=([.I121]-[.B121])*10^-6" office:value-type="float" office:value="477.687808" calcext:value-type="float">
            <text:p>477.68780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68576102972</text:p>
          </table:table-cell>
          <table:table-cell table:style-name="ce2" office:value-type="string" calcext:value-type="string">
            <text:p>1593085967956269042</text:p>
          </table:table-cell>
          <table:table-cell table:formula="of:=([.A122]-[.B122])*10^-6" office:value-type="float" office:value="619.8336" calcext:value-type="float">
            <text:p>619.8336</text:p>
          </table:table-cell>
          <table:table-cell/>
          <table:table-cell table:style-name="ce2" office:value-type="string" calcext:value-type="string">
            <text:p>1593085968558150192</text:p>
          </table:table-cell>
          <table:table-cell table:style-name="ce2" office:value-type="string" calcext:value-type="string">
            <text:p>1593085967956269042</text:p>
          </table:table-cell>
          <table:table-cell table:style-name="ce2"/>
          <table:table-cell table:style-name="ce2" office:value-type="string" calcext:value-type="string">
            <text:p>1593085968622433900</text:p>
          </table:table-cell>
          <table:table-cell table:style-name="ce2" office:value-type="string" calcext:value-type="string">
            <text:p>1593085968621699094</text:p>
          </table:table-cell>
          <table:table-cell table:formula="of:=([.I122]-[.B122])*10^-6" office:value-type="float" office:value="665.42976" calcext:value-type="float">
            <text:p>665.4297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69459002017</text:p>
          </table:table-cell>
          <table:table-cell table:style-name="ce2" office:value-type="string" calcext:value-type="string">
            <text:p>1593085968965045166</text:p>
          </table:table-cell>
          <table:table-cell table:formula="of:=([.A123]-[.B123])*10^-6" office:value-type="float" office:value="493.956608" calcext:value-type="float">
            <text:p>493.956608</text:p>
          </table:table-cell>
          <table:table-cell/>
          <table:table-cell table:style-name="ce2" office:value-type="string" calcext:value-type="string">
            <text:p>1593085969455168016</text:p>
          </table:table-cell>
          <table:table-cell table:style-name="ce2" office:value-type="string" calcext:value-type="string">
            <text:p>1593085968965045166</text:p>
          </table:table-cell>
          <table:table-cell table:style-name="ce2"/>
          <table:table-cell table:style-name="ce2" office:value-type="string" calcext:value-type="string">
            <text:p>1593085969505433082</text:p>
          </table:table-cell>
          <table:table-cell table:style-name="ce2" office:value-type="string" calcext:value-type="string">
            <text:p>1593085969504609107</text:p>
          </table:table-cell>
          <table:table-cell table:formula="of:=([.I123]-[.B123])*10^-6" office:value-type="float" office:value="539.564032" calcext:value-type="float">
            <text:p>539.56403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70142534971</text:p>
          </table:table-cell>
          <table:table-cell table:style-name="ce2" office:value-type="string" calcext:value-type="string">
            <text:p>1593085969976670166</text:p>
          </table:table-cell>
          <table:table-cell table:formula="of:=([.A124]-[.B124])*10^-6" office:value-type="float" office:value="165.864448" calcext:value-type="float">
            <text:p>165.864448</text:p>
          </table:table-cell>
          <table:table-cell/>
          <table:table-cell table:style-name="ce2" office:value-type="string" calcext:value-type="string">
            <text:p>1593085970141034245</text:p>
          </table:table-cell>
          <table:table-cell table:style-name="ce2" office:value-type="string" calcext:value-type="string">
            <text:p>1593085969976670166</text:p>
          </table:table-cell>
          <table:table-cell table:style-name="ce2"/>
          <table:table-cell table:style-name="ce2" office:value-type="string" calcext:value-type="string">
            <text:p>1593085970199132919</text:p>
          </table:table-cell>
          <table:table-cell table:style-name="ce2" office:value-type="string" calcext:value-type="string">
            <text:p>1593085970198371887</text:p>
          </table:table-cell>
          <table:table-cell table:formula="of:=([.I124]-[.B124])*10^-6" office:value-type="float" office:value="221.701632" calcext:value-type="float">
            <text:p>221.70163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71198479890</text:p>
          </table:table-cell>
          <table:table-cell table:style-name="ce2" office:value-type="string" calcext:value-type="string">
            <text:p>1593085970993489990</text:p>
          </table:table-cell>
          <table:table-cell table:formula="of:=([.A125]-[.B125])*10^-6" office:value-type="float" office:value="204.989696" calcext:value-type="float">
            <text:p>204.989696</text:p>
          </table:table-cell>
          <table:table-cell/>
          <table:table-cell table:style-name="ce2" office:value-type="string" calcext:value-type="string">
            <text:p>1593085971189891681</text:p>
          </table:table-cell>
          <table:table-cell table:style-name="ce2" office:value-type="string" calcext:value-type="string">
            <text:p>1593085970993489990</text:p>
          </table:table-cell>
          <table:table-cell table:style-name="ce2"/>
          <table:table-cell table:style-name="ce2" office:value-type="string" calcext:value-type="string">
            <text:p>1593085971262337923</text:p>
          </table:table-cell>
          <table:table-cell table:style-name="ce2" office:value-type="string" calcext:value-type="string">
            <text:p>1593085971261439085</text:p>
          </table:table-cell>
          <table:table-cell table:formula="of:=([.I125]-[.B125])*10^-6" office:value-type="float" office:value="267.949056" calcext:value-type="float">
            <text:p>267.94905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72191106081</text:p>
          </table:table-cell>
          <table:table-cell table:style-name="ce2" office:value-type="string" calcext:value-type="string">
            <text:p>1593085972008255126</text:p>
          </table:table-cell>
          <table:table-cell table:formula="of:=([.A126]-[.B126])*10^-6" office:value-type="float" office:value="182.85056" calcext:value-type="float">
            <text:p>182.85056</text:p>
          </table:table-cell>
          <table:table-cell/>
          <table:table-cell table:style-name="ce2" office:value-type="string" calcext:value-type="string">
            <text:p>1593085972188054327</text:p>
          </table:table-cell>
          <table:table-cell table:style-name="ce2" office:value-type="string" calcext:value-type="string">
            <text:p>1593085972008255126</text:p>
          </table:table-cell>
          <table:table-cell table:style-name="ce2"/>
          <table:table-cell table:style-name="ce2" office:value-type="string" calcext:value-type="string">
            <text:p>1593085972240880966</text:p>
          </table:table-cell>
          <table:table-cell table:style-name="ce2" office:value-type="string" calcext:value-type="string">
            <text:p>1593085972240134954</text:p>
          </table:table-cell>
          <table:table-cell table:formula="of:=([.I126]-[.B126])*10^-6" office:value-type="float" office:value="231.879168" calcext:value-type="float">
            <text:p>231.87916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73178431034</text:p>
          </table:table-cell>
          <table:table-cell table:style-name="ce2" office:value-type="string" calcext:value-type="string">
            <text:p>1593085973010500976</text:p>
          </table:table-cell>
          <table:table-cell table:formula="of:=([.A127]-[.B127])*10^-6" office:value-type="float" office:value="167.930112" calcext:value-type="float">
            <text:p>167.930112</text:p>
          </table:table-cell>
          <table:table-cell/>
          <table:table-cell table:style-name="ce2" office:value-type="string" calcext:value-type="string">
            <text:p>1593085973175750160</text:p>
          </table:table-cell>
          <table:table-cell table:style-name="ce2" office:value-type="string" calcext:value-type="string">
            <text:p>1593085973010500976</text:p>
          </table:table-cell>
          <table:table-cell table:style-name="ce2"/>
          <table:table-cell table:style-name="ce2" office:value-type="string" calcext:value-type="string">
            <text:p>1593085973225295066</text:p>
          </table:table-cell>
          <table:table-cell table:style-name="ce2" office:value-type="string" calcext:value-type="string">
            <text:p>1593085973224739074</text:p>
          </table:table-cell>
          <table:table-cell table:formula="of:=([.I127]-[.B127])*10^-6" office:value-type="float" office:value="214.237952" calcext:value-type="float">
            <text:p>214.23795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74196378946</text:p>
          </table:table-cell>
          <table:table-cell table:style-name="ce2" office:value-type="string" calcext:value-type="string">
            <text:p>1593085974022594970</text:p>
          </table:table-cell>
          <table:table-cell table:formula="of:=([.A128]-[.B128])*10^-6" office:value-type="float" office:value="173.784064" calcext:value-type="float">
            <text:p>173.784064</text:p>
          </table:table-cell>
          <table:table-cell/>
          <table:table-cell table:style-name="ce2" office:value-type="string" calcext:value-type="string">
            <text:p>1593085974174094763</text:p>
          </table:table-cell>
          <table:table-cell table:style-name="ce2" office:value-type="string" calcext:value-type="string">
            <text:p>1593085974022594970</text:p>
          </table:table-cell>
          <table:table-cell table:style-name="ce2"/>
          <table:table-cell table:style-name="ce2" office:value-type="string" calcext:value-type="string">
            <text:p>1593085974247203111</text:p>
          </table:table-cell>
          <table:table-cell table:style-name="ce2" office:value-type="string" calcext:value-type="string">
            <text:p>1593085974246423006</text:p>
          </table:table-cell>
          <table:table-cell table:formula="of:=([.I128]-[.B128])*10^-6" office:value-type="float" office:value="223.828224" calcext:value-type="float">
            <text:p>223.82822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75187424898</text:p>
          </table:table-cell>
          <table:table-cell table:style-name="ce2" office:value-type="string" calcext:value-type="string">
            <text:p>1593085975044807128</text:p>
          </table:table-cell>
          <table:table-cell table:formula="of:=([.A129]-[.B129])*10^-6" office:value-type="float" office:value="142.6176" calcext:value-type="float">
            <text:p>142.6176</text:p>
          </table:table-cell>
          <table:table-cell/>
          <table:table-cell table:style-name="ce2" office:value-type="string" calcext:value-type="string">
            <text:p>1593085975181757212</text:p>
          </table:table-cell>
          <table:table-cell table:style-name="ce2" office:value-type="string" calcext:value-type="string">
            <text:p>1593085975044807128</text:p>
          </table:table-cell>
          <table:table-cell table:style-name="ce2"/>
          <table:table-cell table:style-name="ce2" office:value-type="string" calcext:value-type="string">
            <text:p>1593085975232785940</text:p>
          </table:table-cell>
          <table:table-cell table:style-name="ce2" office:value-type="string" calcext:value-type="string">
            <text:p>1593085975232070922</text:p>
          </table:table-cell>
          <table:table-cell table:formula="of:=([.I129]-[.B129])*10^-6" office:value-type="float" office:value="187.263488" calcext:value-type="float">
            <text:p>187.26348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76251754999</text:p>
          </table:table-cell>
          <table:table-cell table:style-name="ce2" office:value-type="string" calcext:value-type="string">
            <text:p>1593085976057232177</text:p>
          </table:table-cell>
          <table:table-cell table:formula="of:=([.A130]-[.B130])*10^-6" office:value-type="float" office:value="194.523136" calcext:value-type="float">
            <text:p>194.523136</text:p>
          </table:table-cell>
          <table:table-cell/>
          <table:table-cell table:style-name="ce2" office:value-type="string" calcext:value-type="string">
            <text:p>1593085976250152049</text:p>
          </table:table-cell>
          <table:table-cell table:style-name="ce2" office:value-type="string" calcext:value-type="string">
            <text:p>1593085976057232177</text:p>
          </table:table-cell>
          <table:table-cell table:style-name="ce2"/>
          <table:table-cell table:style-name="ce2" office:value-type="string" calcext:value-type="string">
            <text:p>1593085976299520969</text:p>
          </table:table-cell>
          <table:table-cell table:style-name="ce2" office:value-type="string" calcext:value-type="string">
            <text:p>1593085976298990011</text:p>
          </table:table-cell>
          <table:table-cell table:formula="of:=([.I130]-[.B130])*10^-6" office:value-type="float" office:value="241.758208" calcext:value-type="float">
            <text:p>241.75820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77223603010</text:p>
          </table:table-cell>
          <table:table-cell table:style-name="ce2" office:value-type="string" calcext:value-type="string">
            <text:p>1593085977074599121</text:p>
          </table:table-cell>
          <table:table-cell table:formula="of:=([.A131]-[.B131])*10^-6" office:value-type="float" office:value="149.004032" calcext:value-type="float">
            <text:p>149.004032</text:p>
          </table:table-cell>
          <table:table-cell/>
          <table:table-cell table:style-name="ce2" office:value-type="string" calcext:value-type="string">
            <text:p>1593085977218272098</text:p>
          </table:table-cell>
          <table:table-cell table:style-name="ce2" office:value-type="string" calcext:value-type="string">
            <text:p>1593085977074599121</text:p>
          </table:table-cell>
          <table:table-cell table:style-name="ce2"/>
          <table:table-cell table:style-name="ce2" office:value-type="string" calcext:value-type="string">
            <text:p>1593085977272936105</text:p>
          </table:table-cell>
          <table:table-cell table:style-name="ce2" office:value-type="string" calcext:value-type="string">
            <text:p>1593085977272185087</text:p>
          </table:table-cell>
          <table:table-cell table:formula="of:=([.I131]-[.B131])*10^-6" office:value-type="float" office:value="197.58592" calcext:value-type="float">
            <text:p>197.5859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78422103881</text:p>
          </table:table-cell>
          <table:table-cell table:style-name="ce2" office:value-type="string" calcext:value-type="string">
            <text:p>1593085978083719970</text:p>
          </table:table-cell>
          <table:table-cell table:formula="of:=([.A132]-[.B132])*10^-6" office:value-type="float" office:value="338.383616" calcext:value-type="float">
            <text:p>338.383616</text:p>
          </table:table-cell>
          <table:table-cell/>
          <table:table-cell table:style-name="ce2" office:value-type="string" calcext:value-type="string">
            <text:p>1593085978418054590</text:p>
          </table:table-cell>
          <table:table-cell table:style-name="ce2" office:value-type="string" calcext:value-type="string">
            <text:p>1593085978083719970</text:p>
          </table:table-cell>
          <table:table-cell table:style-name="ce2"/>
          <table:table-cell table:style-name="ce2" office:value-type="string" calcext:value-type="string">
            <text:p>1593085978471518993</text:p>
          </table:table-cell>
          <table:table-cell table:style-name="ce2" office:value-type="string" calcext:value-type="string">
            <text:p>1593085978470839977</text:p>
          </table:table-cell>
          <table:table-cell table:formula="of:=([.I132]-[.B132])*10^-6" office:value-type="float" office:value="387.120128" calcext:value-type="float">
            <text:p>387.12012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79234312057</text:p>
          </table:table-cell>
          <table:table-cell table:style-name="ce2" office:value-type="string" calcext:value-type="string">
            <text:p>1593085979088463134</text:p>
          </table:table-cell>
          <table:table-cell table:formula="of:=([.A133]-[.B133])*10^-6" office:value-type="float" office:value="145.848576" calcext:value-type="float">
            <text:p>145.848576</text:p>
          </table:table-cell>
          <table:table-cell/>
          <table:table-cell table:style-name="ce2" office:value-type="string" calcext:value-type="string">
            <text:p>1593085979224447084</text:p>
          </table:table-cell>
          <table:table-cell table:style-name="ce2" office:value-type="string" calcext:value-type="string">
            <text:p>1593085979088463134</text:p>
          </table:table-cell>
          <table:table-cell table:style-name="ce2"/>
          <table:table-cell table:style-name="ce2" office:value-type="string" calcext:value-type="string">
            <text:p>1593085979275024890</text:p>
          </table:table-cell>
          <table:table-cell table:style-name="ce2" office:value-type="string" calcext:value-type="string">
            <text:p>1593085979274369001</text:p>
          </table:table-cell>
          <table:table-cell table:formula="of:=([.I133]-[.B133])*10^-6" office:value-type="float" office:value="185.905664" calcext:value-type="float">
            <text:p>185.90566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80221915960</text:p>
          </table:table-cell>
          <table:table-cell table:style-name="ce2" office:value-type="string" calcext:value-type="string">
            <text:p>1593085980094145019</text:p>
          </table:table-cell>
          <table:table-cell table:formula="of:=([.A134]-[.B134])*10^-6" office:value-type="float" office:value="127.771136" calcext:value-type="float">
            <text:p>127.771136</text:p>
          </table:table-cell>
          <table:table-cell/>
          <table:table-cell table:style-name="ce2" office:value-type="string" calcext:value-type="string">
            <text:p>1593085980212522289</text:p>
          </table:table-cell>
          <table:table-cell table:style-name="ce2" office:value-type="string" calcext:value-type="string">
            <text:p>1593085980094145019</text:p>
          </table:table-cell>
          <table:table-cell table:style-name="ce2"/>
          <table:table-cell table:style-name="ce2" office:value-type="string" calcext:value-type="string">
            <text:p>1593085980267071962</text:p>
          </table:table-cell>
          <table:table-cell table:style-name="ce2" office:value-type="string" calcext:value-type="string">
            <text:p>1593085980266200065</text:p>
          </table:table-cell>
          <table:table-cell table:formula="of:=([.I134]-[.B134])*10^-6" office:value-type="float" office:value="172.05504" calcext:value-type="float">
            <text:p>172.0550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81283830881</text:p>
          </table:table-cell>
          <table:table-cell table:style-name="ce2" office:value-type="string" calcext:value-type="string">
            <text:p>1593085981100516113</text:p>
          </table:table-cell>
          <table:table-cell table:formula="of:=([.A135]-[.B135])*10^-6" office:value-type="float" office:value="183.314944" calcext:value-type="float">
            <text:p>183.314944</text:p>
          </table:table-cell>
          <table:table-cell/>
          <table:table-cell table:style-name="ce2" office:value-type="string" calcext:value-type="string">
            <text:p>1593085981281094538</text:p>
          </table:table-cell>
          <table:table-cell table:style-name="ce2" office:value-type="string" calcext:value-type="string">
            <text:p>1593085981100516113</text:p>
          </table:table-cell>
          <table:table-cell table:style-name="ce2"/>
          <table:table-cell table:style-name="ce2" office:value-type="string" calcext:value-type="string">
            <text:p>1593085981331489086</text:p>
          </table:table-cell>
          <table:table-cell table:style-name="ce2" office:value-type="string" calcext:value-type="string">
            <text:p>1593085981330919981</text:p>
          </table:table-cell>
          <table:table-cell table:formula="of:=([.I135]-[.B135])*10^-6" office:value-type="float" office:value="230.404096" calcext:value-type="float">
            <text:p>230.40409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82272159099</text:p>
          </table:table-cell>
          <table:table-cell table:style-name="ce2" office:value-type="string" calcext:value-type="string">
            <text:p>1593085982101633056</text:p>
          </table:table-cell>
          <table:table-cell table:formula="of:=([.A136]-[.B136])*10^-6" office:value-type="float" office:value="170.525952" calcext:value-type="float">
            <text:p>170.525952</text:p>
          </table:table-cell>
          <table:table-cell/>
          <table:table-cell table:style-name="ce2" office:value-type="string" calcext:value-type="string">
            <text:p>1593085982268821523</text:p>
          </table:table-cell>
          <table:table-cell table:style-name="ce2" office:value-type="string" calcext:value-type="string">
            <text:p>1593085982101633056</text:p>
          </table:table-cell>
          <table:table-cell table:style-name="ce2"/>
          <table:table-cell table:style-name="ce2" office:value-type="string" calcext:value-type="string">
            <text:p>1593085982314846038</text:p>
          </table:table-cell>
          <table:table-cell table:style-name="ce2" office:value-type="string" calcext:value-type="string">
            <text:p>1593085982314222097</text:p>
          </table:table-cell>
          <table:table-cell table:formula="of:=([.I136]-[.B136])*10^-6" office:value-type="float" office:value="212.589056" calcext:value-type="float">
            <text:p>212.58905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83318048000</text:p>
          </table:table-cell>
          <table:table-cell table:style-name="ce2" office:value-type="string" calcext:value-type="string">
            <text:p>1593085983128582031</text:p>
          </table:table-cell>
          <table:table-cell table:formula="of:=([.A137]-[.B137])*10^-6" office:value-type="float" office:value="189.465856" calcext:value-type="float">
            <text:p>189.465856</text:p>
          </table:table-cell>
          <table:table-cell/>
          <table:table-cell table:style-name="ce2" office:value-type="string" calcext:value-type="string">
            <text:p>1593085983297264803</text:p>
          </table:table-cell>
          <table:table-cell table:style-name="ce2" office:value-type="string" calcext:value-type="string">
            <text:p>1593085983128582031</text:p>
          </table:table-cell>
          <table:table-cell table:style-name="ce2"/>
          <table:table-cell table:style-name="ce2" office:value-type="string" calcext:value-type="string">
            <text:p>1593085983368136882</text:p>
          </table:table-cell>
          <table:table-cell table:style-name="ce2" office:value-type="string" calcext:value-type="string">
            <text:p>1593085983367559909</text:p>
          </table:table-cell>
          <table:table-cell table:formula="of:=([.I137]-[.B137])*10^-6" office:value-type="float" office:value="238.977792" calcext:value-type="float">
            <text:p>238.97779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84279443979</text:p>
          </table:table-cell>
          <table:table-cell table:style-name="ce2" office:value-type="string" calcext:value-type="string">
            <text:p>1593085984145584960</text:p>
          </table:table-cell>
          <table:table-cell table:formula="of:=([.A138]-[.B138])*10^-6" office:value-type="float" office:value="133.859328" calcext:value-type="float">
            <text:p>133.859328</text:p>
          </table:table-cell>
          <table:table-cell/>
          <table:table-cell table:style-name="ce2" office:value-type="string" calcext:value-type="string">
            <text:p>1593085984274592419</text:p>
          </table:table-cell>
          <table:table-cell table:style-name="ce2" office:value-type="string" calcext:value-type="string">
            <text:p>1593085984145584960</text:p>
          </table:table-cell>
          <table:table-cell table:style-name="ce2"/>
          <table:table-cell table:style-name="ce2" office:value-type="string" calcext:value-type="string">
            <text:p>1593085984328512907</text:p>
          </table:table-cell>
          <table:table-cell table:style-name="ce2" office:value-type="string" calcext:value-type="string">
            <text:p>1593085984327964067</text:p>
          </table:table-cell>
          <table:table-cell table:formula="of:=([.I138]-[.B138])*10^-6" office:value-type="float" office:value="182.37952" calcext:value-type="float">
            <text:p>182.3795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85356304883</text:p>
          </table:table-cell>
          <table:table-cell table:style-name="ce2" office:value-type="string" calcext:value-type="string">
            <text:p>1593085985161010986</text:p>
          </table:table-cell>
          <table:table-cell table:formula="of:=([.A139]-[.B139])*10^-6" office:value-type="float" office:value="195.293696" calcext:value-type="float">
            <text:p>195.293696</text:p>
          </table:table-cell>
          <table:table-cell/>
          <table:table-cell table:style-name="ce2" office:value-type="string" calcext:value-type="string">
            <text:p>1593085985353350019</text:p>
          </table:table-cell>
          <table:table-cell table:style-name="ce2" office:value-type="string" calcext:value-type="string">
            <text:p>1593085985161010986</text:p>
          </table:table-cell>
          <table:table-cell table:style-name="ce2"/>
          <table:table-cell table:style-name="ce2" office:value-type="string" calcext:value-type="string">
            <text:p>1593085985400584936</text:p>
          </table:table-cell>
          <table:table-cell table:style-name="ce2" office:value-type="string" calcext:value-type="string">
            <text:p>1593085985399998903</text:p>
          </table:table-cell>
          <table:table-cell table:formula="of:=([.I139]-[.B139])*10^-6" office:value-type="float" office:value="238.987776" calcext:value-type="float">
            <text:p>238.98777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86314939022</text:p>
          </table:table-cell>
          <table:table-cell table:style-name="ce2" office:value-type="string" calcext:value-type="string">
            <text:p>1593085986170777099</text:p>
          </table:table-cell>
          <table:table-cell table:formula="of:=([.A140]-[.B140])*10^-6" office:value-type="float" office:value="144.161792" calcext:value-type="float">
            <text:p>144.161792</text:p>
          </table:table-cell>
          <table:table-cell/>
          <table:table-cell table:style-name="ce2" office:value-type="string" calcext:value-type="string">
            <text:p>1593085986311161090</text:p>
          </table:table-cell>
          <table:table-cell table:style-name="ce2" office:value-type="string" calcext:value-type="string">
            <text:p>1593085986170777099</text:p>
          </table:table-cell>
          <table:table-cell table:style-name="ce2"/>
          <table:table-cell table:style-name="ce2" office:value-type="string" calcext:value-type="string">
            <text:p>1593085986360641956</text:p>
          </table:table-cell>
          <table:table-cell table:style-name="ce2" office:value-type="string" calcext:value-type="string">
            <text:p>1593085986359973907</text:p>
          </table:table-cell>
          <table:table-cell table:formula="of:=([.I140]-[.B140])*10^-6" office:value-type="float" office:value="189.197056" calcext:value-type="float">
            <text:p>189.19705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87307251930</text:p>
          </table:table-cell>
          <table:table-cell table:style-name="ce2" office:value-type="string" calcext:value-type="string">
            <text:p>1593085987185575195</text:p>
          </table:table-cell>
          <table:table-cell table:formula="of:=([.A141]-[.B141])*10^-6" office:value-type="float" office:value="121.6768" calcext:value-type="float">
            <text:p>121.6768</text:p>
          </table:table-cell>
          <table:table-cell/>
          <table:table-cell table:style-name="ce2" office:value-type="string" calcext:value-type="string">
            <text:p>1593085987299757561</text:p>
          </table:table-cell>
          <table:table-cell table:style-name="ce2" office:value-type="string" calcext:value-type="string">
            <text:p>1593085987185575195</text:p>
          </table:table-cell>
          <table:table-cell table:style-name="ce2"/>
          <table:table-cell table:style-name="ce2" office:value-type="string" calcext:value-type="string">
            <text:p>1593085987354501008</text:p>
          </table:table-cell>
          <table:table-cell table:style-name="ce2" office:value-type="string" calcext:value-type="string">
            <text:p>1593085987353465080</text:p>
          </table:table-cell>
          <table:table-cell table:formula="of:=([.I141]-[.B141])*10^-6" office:value-type="float" office:value="167.88992" calcext:value-type="float">
            <text:p>167.8899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88371390104</text:p>
          </table:table-cell>
          <table:table-cell table:style-name="ce2" office:value-type="string" calcext:value-type="string">
            <text:p>1593085988196103027</text:p>
          </table:table-cell>
          <table:table-cell table:formula="of:=([.A142]-[.B142])*10^-6" office:value-type="float" office:value="175.286784" calcext:value-type="float">
            <text:p>175.286784</text:p>
          </table:table-cell>
          <table:table-cell/>
          <table:table-cell table:style-name="ce2" office:value-type="string" calcext:value-type="string">
            <text:p>1593085988349112742</text:p>
          </table:table-cell>
          <table:table-cell table:style-name="ce2" office:value-type="string" calcext:value-type="string">
            <text:p>1593085988196103027</text:p>
          </table:table-cell>
          <table:table-cell table:style-name="ce2"/>
          <table:table-cell table:style-name="ce2" office:value-type="string" calcext:value-type="string">
            <text:p>1593085988422548055</text:p>
          </table:table-cell>
          <table:table-cell table:style-name="ce2" office:value-type="string" calcext:value-type="string">
            <text:p>1593085988421848058</text:p>
          </table:table-cell>
          <table:table-cell table:formula="of:=([.I142]-[.B142])*10^-6" office:value-type="float" office:value="225.744896" calcext:value-type="float">
            <text:p>225.74489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89332139015</text:p>
          </table:table-cell>
          <table:table-cell table:style-name="ce2" office:value-type="string" calcext:value-type="string">
            <text:p>1593085989203245117</text:p>
          </table:table-cell>
          <table:table-cell table:formula="of:=([.A143]-[.B143])*10^-6" office:value-type="float" office:value="128.893952" calcext:value-type="float">
            <text:p>128.893952</text:p>
          </table:table-cell>
          <table:table-cell/>
          <table:table-cell table:style-name="ce2" office:value-type="string" calcext:value-type="string">
            <text:p>1593085989327316188</text:p>
          </table:table-cell>
          <table:table-cell table:style-name="ce2" office:value-type="string" calcext:value-type="string">
            <text:p>1593085989203245117</text:p>
          </table:table-cell>
          <table:table-cell table:style-name="ce2"/>
          <table:table-cell table:style-name="ce2" office:value-type="string" calcext:value-type="string">
            <text:p>1593085989382917881</text:p>
          </table:table-cell>
          <table:table-cell table:style-name="ce2" office:value-type="string" calcext:value-type="string">
            <text:p>1593085989382328033</text:p>
          </table:table-cell>
          <table:table-cell table:formula="of:=([.I143]-[.B143])*10^-6" office:value-type="float" office:value="179.083008" calcext:value-type="float">
            <text:p>179.08300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90402007102</text:p>
          </table:table-cell>
          <table:table-cell table:style-name="ce2" office:value-type="string" calcext:value-type="string">
            <text:p>1593085990205822998</text:p>
          </table:table-cell>
          <table:table-cell table:formula="of:=([.A144]-[.B144])*10^-6" office:value-type="float" office:value="196.18432" calcext:value-type="float">
            <text:p>196.18432</text:p>
          </table:table-cell>
          <table:table-cell/>
          <table:table-cell table:style-name="ce2" office:value-type="string" calcext:value-type="string">
            <text:p>1593085990395946779</text:p>
          </table:table-cell>
          <table:table-cell table:style-name="ce2" office:value-type="string" calcext:value-type="string">
            <text:p>1593085990205822998</text:p>
          </table:table-cell>
          <table:table-cell table:style-name="ce2"/>
          <table:table-cell table:style-name="ce2" office:value-type="string" calcext:value-type="string">
            <text:p>1593085990454334974</text:p>
          </table:table-cell>
          <table:table-cell table:style-name="ce2" office:value-type="string" calcext:value-type="string">
            <text:p>1593085990453733921</text:p>
          </table:table-cell>
          <table:table-cell table:formula="of:=([.I144]-[.B144])*10^-6" office:value-type="float" office:value="247.911424" calcext:value-type="float">
            <text:p>247.91142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91363701105</text:p>
          </table:table-cell>
          <table:table-cell table:style-name="ce2" office:value-type="string" calcext:value-type="string">
            <text:p>1593085991218410156</text:p>
          </table:table-cell>
          <table:table-cell table:formula="of:=([.A145]-[.B145])*10^-6" office:value-type="float" office:value="145.291264" calcext:value-type="float">
            <text:p>145.291264</text:p>
          </table:table-cell>
          <table:table-cell/>
          <table:table-cell table:style-name="ce2" office:value-type="string" calcext:value-type="string">
            <text:p>1593085991353016573</text:p>
          </table:table-cell>
          <table:table-cell table:style-name="ce2" office:value-type="string" calcext:value-type="string">
            <text:p>1593085991218410156</text:p>
          </table:table-cell>
          <table:table-cell table:style-name="ce2"/>
          <table:table-cell table:style-name="ce2" office:value-type="string" calcext:value-type="string">
            <text:p>1593085991409749984</text:p>
          </table:table-cell>
          <table:table-cell table:style-name="ce2" office:value-type="string" calcext:value-type="string">
            <text:p>1593085991409070014</text:p>
          </table:table-cell>
          <table:table-cell table:formula="of:=([.I145]-[.B145])*10^-6" office:value-type="float" office:value="190.660096" calcext:value-type="float">
            <text:p>190.66009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92431813001</text:p>
          </table:table-cell>
          <table:table-cell table:style-name="ce2" office:value-type="string" calcext:value-type="string">
            <text:p>1593085992239504150</text:p>
          </table:table-cell>
          <table:table-cell table:formula="of:=([.A146]-[.B146])*10^-6" office:value-type="float" office:value="192.309248" calcext:value-type="float">
            <text:p>192.309248</text:p>
          </table:table-cell>
          <table:table-cell/>
          <table:table-cell table:style-name="ce2" office:value-type="string" calcext:value-type="string">
            <text:p>1593085992411668841</text:p>
          </table:table-cell>
          <table:table-cell table:style-name="ce2" office:value-type="string" calcext:value-type="string">
            <text:p>1593085992239504150</text:p>
          </table:table-cell>
          <table:table-cell table:style-name="ce2"/>
          <table:table-cell table:style-name="ce2" office:value-type="string" calcext:value-type="string">
            <text:p>1593085992479733943</text:p>
          </table:table-cell>
          <table:table-cell table:style-name="ce2" office:value-type="string" calcext:value-type="string">
            <text:p>1593085992479065895</text:p>
          </table:table-cell>
          <table:table-cell table:formula="of:=([.I146]-[.B146])*10^-6" office:value-type="float" office:value="239.561984" calcext:value-type="float">
            <text:p>239.56198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93391218900</text:p>
          </table:table-cell>
          <table:table-cell table:style-name="ce2" office:value-type="string" calcext:value-type="string">
            <text:p>1593085993235909179</text:p>
          </table:table-cell>
          <table:table-cell table:formula="of:=([.A147]-[.B147])*10^-6" office:value-type="float" office:value="155.309824" calcext:value-type="float">
            <text:p>155.309824</text:p>
          </table:table-cell>
          <table:table-cell/>
          <table:table-cell table:style-name="ce2" office:value-type="string" calcext:value-type="string">
            <text:p>1593085993389325453</text:p>
          </table:table-cell>
          <table:table-cell table:style-name="ce2" office:value-type="string" calcext:value-type="string">
            <text:p>1593085993235909179</text:p>
          </table:table-cell>
          <table:table-cell table:style-name="ce2"/>
          <table:table-cell table:style-name="ce2" office:value-type="string" calcext:value-type="string">
            <text:p>1593085993434636116</text:p>
          </table:table-cell>
          <table:table-cell table:style-name="ce2" office:value-type="string" calcext:value-type="string">
            <text:p>1593085993433585882</text:p>
          </table:table-cell>
          <table:table-cell table:formula="of:=([.I147]-[.B147])*10^-6" office:value-type="float" office:value="197.6768" calcext:value-type="float">
            <text:p>197.676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94469361066</text:p>
          </table:table-cell>
          <table:table-cell table:style-name="ce2" office:value-type="string" calcext:value-type="string">
            <text:p>1593085994251079101</text:p>
          </table:table-cell>
          <table:table-cell table:formula="of:=([.A148]-[.B148])*10^-6" office:value-type="float" office:value="218.281728" calcext:value-type="float">
            <text:p>218.281728</text:p>
          </table:table-cell>
          <table:table-cell/>
          <table:table-cell table:style-name="ce2" office:value-type="string" calcext:value-type="string">
            <text:p>1593085994457657083</text:p>
          </table:table-cell>
          <table:table-cell table:style-name="ce2" office:value-type="string" calcext:value-type="string">
            <text:p>1593085994251079101</text:p>
          </table:table-cell>
          <table:table-cell table:style-name="ce2"/>
          <table:table-cell table:style-name="ce2" office:value-type="string" calcext:value-type="string">
            <text:p>1593085994524815082</text:p>
          </table:table-cell>
          <table:table-cell table:style-name="ce2" office:value-type="string" calcext:value-type="string">
            <text:p>1593085994524178028</text:p>
          </table:table-cell>
          <table:table-cell table:formula="of:=([.I148]-[.B148])*10^-6" office:value-type="float" office:value="273.098752" calcext:value-type="float">
            <text:p>273.09875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95429146051</text:p>
          </table:table-cell>
          <table:table-cell table:style-name="ce2" office:value-type="string" calcext:value-type="string">
            <text:p>1593085995262165039</text:p>
          </table:table-cell>
          <table:table-cell table:formula="of:=([.A149]-[.B149])*10^-6" office:value-type="float" office:value="166.980864" calcext:value-type="float">
            <text:p>166.980864</text:p>
          </table:table-cell>
          <table:table-cell/>
          <table:table-cell table:style-name="ce2" office:value-type="string" calcext:value-type="string">
            <text:p>1593085995405360961</text:p>
          </table:table-cell>
          <table:table-cell table:style-name="ce2" office:value-type="string" calcext:value-type="string">
            <text:p>1593085995262165039</text:p>
          </table:table-cell>
          <table:table-cell table:style-name="ce2"/>
          <table:table-cell table:style-name="ce2" office:value-type="string" calcext:value-type="string">
            <text:p>1593085995476803064</text:p>
          </table:table-cell>
          <table:table-cell table:style-name="ce2" office:value-type="string" calcext:value-type="string">
            <text:p>1593085995476177930</text:p>
          </table:table-cell>
          <table:table-cell table:formula="of:=([.I149]-[.B149])*10^-6" office:value-type="float" office:value="214.012928" calcext:value-type="float">
            <text:p>214.01292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96464495897</text:p>
          </table:table-cell>
          <table:table-cell table:style-name="ce2" office:value-type="string" calcext:value-type="string">
            <text:p>1593085996274941162</text:p>
          </table:table-cell>
          <table:table-cell table:formula="of:=([.A150]-[.B150])*10^-6" office:value-type="float" office:value="189.554432" calcext:value-type="float">
            <text:p>189.554432</text:p>
          </table:table-cell>
          <table:table-cell/>
          <table:table-cell table:style-name="ce2" office:value-type="string" calcext:value-type="string">
            <text:p>1593085996444464878</text:p>
          </table:table-cell>
          <table:table-cell table:style-name="ce2" office:value-type="string" calcext:value-type="string">
            <text:p>1593085996274941162</text:p>
          </table:table-cell>
          <table:table-cell table:style-name="ce2"/>
          <table:table-cell table:style-name="ce2" office:value-type="string" calcext:value-type="string">
            <text:p>1593085996511887073</text:p>
          </table:table-cell>
          <table:table-cell table:style-name="ce2" office:value-type="string" calcext:value-type="string">
            <text:p>1593085996511176109</text:p>
          </table:table-cell>
          <table:table-cell table:formula="of:=([.I150]-[.B150])*10^-6" office:value-type="float" office:value="236.234752" calcext:value-type="float">
            <text:p>236.23475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97495973110</text:p>
          </table:table-cell>
          <table:table-cell table:style-name="ce2" office:value-type="string" calcext:value-type="string">
            <text:p>1593085997280518066</text:p>
          </table:table-cell>
          <table:table-cell table:formula="of:=([.A151]-[.B151])*10^-6" office:value-type="float" office:value="215.454976" calcext:value-type="float">
            <text:p>215.454976</text:p>
          </table:table-cell>
          <table:table-cell/>
          <table:table-cell table:style-name="ce2" office:value-type="string" calcext:value-type="string">
            <text:p>1593085997493358877</text:p>
          </table:table-cell>
          <table:table-cell table:style-name="ce2" office:value-type="string" calcext:value-type="string">
            <text:p>1593085997280518066</text:p>
          </table:table-cell>
          <table:table-cell table:style-name="ce2"/>
          <table:table-cell table:style-name="ce2" office:value-type="string" calcext:value-type="string">
            <text:p>1593085997542926073</text:p>
          </table:table-cell>
          <table:table-cell table:style-name="ce2" office:value-type="string" calcext:value-type="string">
            <text:p>1593085997542325019</text:p>
          </table:table-cell>
          <table:table-cell table:formula="of:=([.I151]-[.B151])*10^-6" office:value-type="float" office:value="261.807104" calcext:value-type="float">
            <text:p>261.80710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98437199115</text:p>
          </table:table-cell>
          <table:table-cell table:style-name="ce2" office:value-type="string" calcext:value-type="string">
            <text:p>1593085998304312988</text:p>
          </table:table-cell>
          <table:table-cell table:formula="of:=([.A152]-[.B152])*10^-6" office:value-type="float" office:value="132.886528" calcext:value-type="float">
            <text:p>132.886528</text:p>
          </table:table-cell>
          <table:table-cell/>
          <table:table-cell table:style-name="ce2" office:value-type="string" calcext:value-type="string">
            <text:p>1593085998411536420</text:p>
          </table:table-cell>
          <table:table-cell table:style-name="ce2" office:value-type="string" calcext:value-type="string">
            <text:p>1593085998304312988</text:p>
          </table:table-cell>
          <table:table-cell table:style-name="ce2"/>
          <table:table-cell table:style-name="ce2" office:value-type="string" calcext:value-type="string">
            <text:p>1593085998484527111</text:p>
          </table:table-cell>
          <table:table-cell table:style-name="ce2" office:value-type="string" calcext:value-type="string">
            <text:p>1593085998483835935</text:p>
          </table:table-cell>
          <table:table-cell table:formula="of:=([.I152]-[.B152])*10^-6" office:value-type="float" office:value="179.523328" calcext:value-type="float">
            <text:p>179.52332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5999526664018</text:p>
          </table:table-cell>
          <table:table-cell table:style-name="ce2" office:value-type="string" calcext:value-type="string">
            <text:p>1593085999315467041</text:p>
          </table:table-cell>
          <table:table-cell table:formula="of:=([.A153]-[.B153])*10^-6" office:value-type="float" office:value="211.197184" calcext:value-type="float">
            <text:p>211.197184</text:p>
          </table:table-cell>
          <table:table-cell/>
          <table:table-cell table:style-name="ce2" office:value-type="string" calcext:value-type="string">
            <text:p>1593085999500929523</text:p>
          </table:table-cell>
          <table:table-cell table:style-name="ce2" office:value-type="string" calcext:value-type="string">
            <text:p>1593085999315467041</text:p>
          </table:table-cell>
          <table:table-cell table:style-name="ce2"/>
          <table:table-cell table:style-name="ce2" office:value-type="string" calcext:value-type="string">
            <text:p>1593085999576240062</text:p>
          </table:table-cell>
          <table:table-cell table:style-name="ce2" office:value-type="string" calcext:value-type="string">
            <text:p>1593085999575627088</text:p>
          </table:table-cell>
          <table:table-cell table:formula="of:=([.I153]-[.B153])*10^-6" office:value-type="float" office:value="260.16" calcext:value-type="float">
            <text:p>260.1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6000488585948</text:p>
          </table:table-cell>
          <table:table-cell table:style-name="ce2" office:value-type="string" calcext:value-type="string">
            <text:p>1593086000325656982</text:p>
          </table:table-cell>
          <table:table-cell table:formula="of:=([.A154]-[.B154])*10^-6" office:value-type="float" office:value="162.928896" calcext:value-type="float">
            <text:p>162.928896</text:p>
          </table:table-cell>
          <table:table-cell/>
          <table:table-cell table:style-name="ce2" office:value-type="string" calcext:value-type="string">
            <text:p>1593086000478985759</text:p>
          </table:table-cell>
          <table:table-cell table:style-name="ce2" office:value-type="string" calcext:value-type="string">
            <text:p>1593086000325656982</text:p>
          </table:table-cell>
          <table:table-cell table:style-name="ce2"/>
          <table:table-cell table:style-name="ce2" office:value-type="string" calcext:value-type="string">
            <text:p>1593086000533421993</text:p>
          </table:table-cell>
          <table:table-cell table:style-name="ce2" office:value-type="string" calcext:value-type="string">
            <text:p>1593086000532752037</text:p>
          </table:table-cell>
          <table:table-cell table:formula="of:=([.I154]-[.B154])*10^-6" office:value-type="float" office:value="207.094784" calcext:value-type="float">
            <text:p>207.09478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6001474416017</text:p>
          </table:table-cell>
          <table:table-cell table:style-name="ce2" office:value-type="string" calcext:value-type="string">
            <text:p>1593086001336832031</text:p>
          </table:table-cell>
          <table:table-cell table:formula="of:=([.A155]-[.B155])*10^-6" office:value-type="float" office:value="137.584128" calcext:value-type="float">
            <text:p>137.584128</text:p>
          </table:table-cell>
          <table:table-cell/>
          <table:table-cell table:style-name="ce2" office:value-type="string" calcext:value-type="string">
            <text:p>1593086001466977074</text:p>
          </table:table-cell>
          <table:table-cell table:style-name="ce2" office:value-type="string" calcext:value-type="string">
            <text:p>1593086001336832031</text:p>
          </table:table-cell>
          <table:table-cell table:style-name="ce2"/>
          <table:table-cell table:style-name="ce2" office:value-type="string" calcext:value-type="string">
            <text:p>1593086001524378061</text:p>
          </table:table-cell>
          <table:table-cell table:style-name="ce2" office:value-type="string" calcext:value-type="string">
            <text:p>1593086001523776054</text:p>
          </table:table-cell>
          <table:table-cell table:formula="of:=([.I155]-[.B155])*10^-6" office:value-type="float" office:value="186.944" calcext:value-type="float">
            <text:p>186.94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6002517903089</text:p>
          </table:table-cell>
          <table:table-cell table:style-name="ce2" office:value-type="string" calcext:value-type="string">
            <text:p>1593086002357802001</text:p>
          </table:table-cell>
          <table:table-cell table:formula="of:=([.A156]-[.B156])*10^-6" office:value-type="float" office:value="160.10112" calcext:value-type="float">
            <text:p>160.10112</text:p>
          </table:table-cell>
          <table:table-cell/>
          <table:table-cell table:style-name="ce2" office:value-type="string" calcext:value-type="string">
            <text:p>1593086002515759963</text:p>
          </table:table-cell>
          <table:table-cell table:style-name="ce2" office:value-type="string" calcext:value-type="string">
            <text:p>1593086002357802001</text:p>
          </table:table-cell>
          <table:table-cell table:style-name="ce2"/>
          <table:table-cell table:style-name="ce2" office:value-type="string" calcext:value-type="string">
            <text:p>1593086002562329053</text:p>
          </table:table-cell>
          <table:table-cell table:style-name="ce2" office:value-type="string" calcext:value-type="string">
            <text:p>1593086002561630964</text:p>
          </table:table-cell>
          <table:table-cell table:formula="of:=([.I156]-[.B156])*10^-6" office:value-type="float" office:value="203.828736" calcext:value-type="float">
            <text:p>203.82873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6003481293916</text:p>
          </table:table-cell>
          <table:table-cell table:style-name="ce2" office:value-type="string" calcext:value-type="string">
            <text:p>1593086003364010986</text:p>
          </table:table-cell>
          <table:table-cell table:formula="of:=([.A157]-[.B157])*10^-6" office:value-type="float" office:value="117.283072" calcext:value-type="float">
            <text:p>117.283072</text:p>
          </table:table-cell>
          <table:table-cell/>
          <table:table-cell table:style-name="ce2" office:value-type="string" calcext:value-type="string">
            <text:p>1593086003474153863</text:p>
          </table:table-cell>
          <table:table-cell table:style-name="ce2" office:value-type="string" calcext:value-type="string">
            <text:p>1593086003364010986</text:p>
          </table:table-cell>
          <table:table-cell table:style-name="ce2"/>
          <table:table-cell table:style-name="ce2" office:value-type="string" calcext:value-type="string">
            <text:p>1593086003526618957</text:p>
          </table:table-cell>
          <table:table-cell table:style-name="ce2" office:value-type="string" calcext:value-type="string">
            <text:p>1593086003525866031</text:p>
          </table:table-cell>
          <table:table-cell table:formula="of:=([.I157]-[.B157])*10^-6" office:value-type="float" office:value="161.854976" calcext:value-type="float">
            <text:p>161.85497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6004563241004</text:p>
          </table:table-cell>
          <table:table-cell table:style-name="ce2" office:value-type="string" calcext:value-type="string">
            <text:p>1593086004383281982</text:p>
          </table:table-cell>
          <table:table-cell table:formula="of:=([.A158]-[.B158])*10^-6" office:value-type="float" office:value="179.95904" calcext:value-type="float">
            <text:p>179.95904</text:p>
          </table:table-cell>
          <table:table-cell/>
          <table:table-cell table:style-name="ce2" office:value-type="string" calcext:value-type="string">
            <text:p>1593086004553507152</text:p>
          </table:table-cell>
          <table:table-cell table:style-name="ce2" office:value-type="string" calcext:value-type="string">
            <text:p>1593086004383281982</text:p>
          </table:table-cell>
          <table:table-cell table:style-name="ce2"/>
          <table:table-cell table:style-name="ce2" office:value-type="string" calcext:value-type="string">
            <text:p>1593086004608475923</text:p>
          </table:table-cell>
          <table:table-cell table:style-name="ce2" office:value-type="string" calcext:value-type="string">
            <text:p>1593086004607832908</text:p>
          </table:table-cell>
          <table:table-cell table:formula="of:=([.I158]-[.B158])*10^-6" office:value-type="float" office:value="224.551168" calcext:value-type="float">
            <text:p>224.55116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6005545479059</text:p>
          </table:table-cell>
          <table:table-cell table:style-name="ce2" office:value-type="string" calcext:value-type="string">
            <text:p>1593086005400360107</text:p>
          </table:table-cell>
          <table:table-cell table:formula="of:=([.A159]-[.B159])*10^-6" office:value-type="float" office:value="145.119232" calcext:value-type="float">
            <text:p>145.119232</text:p>
          </table:table-cell>
          <table:table-cell/>
          <table:table-cell table:style-name="ce2" office:value-type="string" calcext:value-type="string">
            <text:p>1593086005541766897</text:p>
          </table:table-cell>
          <table:table-cell table:style-name="ce2" office:value-type="string" calcext:value-type="string">
            <text:p>1593086005400360107</text:p>
          </table:table-cell>
          <table:table-cell table:style-name="ce2"/>
          <table:table-cell table:style-name="ce2" office:value-type="string" calcext:value-type="string">
            <text:p>1593086005595829010</text:p>
          </table:table-cell>
          <table:table-cell table:style-name="ce2" office:value-type="string" calcext:value-type="string">
            <text:p>1593086005595174074</text:p>
          </table:table-cell>
          <table:table-cell table:formula="of:=([.I159]-[.B159])*10^-6" office:value-type="float" office:value="194.814208" calcext:value-type="float">
            <text:p>194.81420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6006600460052</text:p>
          </table:table-cell>
          <table:table-cell table:style-name="ce2" office:value-type="string" calcext:value-type="string">
            <text:p>1593086006418655029</text:p>
          </table:table-cell>
          <table:table-cell table:formula="of:=([.A160]-[.B160])*10^-6" office:value-type="float" office:value="181.805312" calcext:value-type="float">
            <text:p>181.805312</text:p>
          </table:table-cell>
          <table:table-cell/>
          <table:table-cell table:style-name="ce2" office:value-type="string" calcext:value-type="string">
            <text:p>1593086006590421287</text:p>
          </table:table-cell>
          <table:table-cell table:style-name="ce2" office:value-type="string" calcext:value-type="string">
            <text:p>1593086006418655029</text:p>
          </table:table-cell>
          <table:table-cell table:style-name="ce2"/>
          <table:table-cell table:style-name="ce2" office:value-type="string" calcext:value-type="string">
            <text:p>1593086006649338006</text:p>
          </table:table-cell>
          <table:table-cell table:style-name="ce2" office:value-type="string" calcext:value-type="string">
            <text:p>1593086006648560047</text:p>
          </table:table-cell>
          <table:table-cell table:formula="of:=([.I160]-[.B160])*10^-6" office:value-type="float" office:value="229.905152" calcext:value-type="float">
            <text:p>229.90515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6007555191993</text:p>
          </table:table-cell>
          <table:table-cell table:style-name="ce2" office:value-type="string" calcext:value-type="string">
            <text:p>1593086007423690185</text:p>
          </table:table-cell>
          <table:table-cell table:formula="of:=([.A161]-[.B161])*10^-6" office:value-type="float" office:value="131.50208" calcext:value-type="float">
            <text:p>131.50208</text:p>
          </table:table-cell>
          <table:table-cell/>
          <table:table-cell table:style-name="ce2" office:value-type="string" calcext:value-type="string">
            <text:p>1593086007538355707</text:p>
          </table:table-cell>
          <table:table-cell table:style-name="ce2" office:value-type="string" calcext:value-type="string">
            <text:p>1593086007423690185</text:p>
          </table:table-cell>
          <table:table-cell table:style-name="ce2"/>
          <table:table-cell table:style-name="ce2" office:value-type="string" calcext:value-type="string">
            <text:p>1593086007598766088</text:p>
          </table:table-cell>
          <table:table-cell table:style-name="ce2" office:value-type="string" calcext:value-type="string">
            <text:p>1593086007598169088</text:p>
          </table:table-cell>
          <table:table-cell table:formula="of:=([.I161]-[.B161])*10^-6" office:value-type="float" office:value="174.479104" calcext:value-type="float">
            <text:p>174.47910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6008547877073</text:p>
          </table:table-cell>
          <table:table-cell table:style-name="ce2" office:value-type="string" calcext:value-type="string">
            <text:p>1593086008426019042</text:p>
          </table:table-cell>
          <table:table-cell table:formula="of:=([.A162]-[.B162])*10^-6" office:value-type="float" office:value="121.858304" calcext:value-type="float">
            <text:p>121.858304</text:p>
          </table:table-cell>
          <table:table-cell/>
          <table:table-cell table:style-name="ce2" office:value-type="string" calcext:value-type="string">
            <text:p>1593086008526298610</text:p>
          </table:table-cell>
          <table:table-cell table:style-name="ce2" office:value-type="string" calcext:value-type="string">
            <text:p>1593086008426019042</text:p>
          </table:table-cell>
          <table:table-cell table:style-name="ce2"/>
          <table:table-cell table:style-name="ce2" office:value-type="string" calcext:value-type="string">
            <text:p>1593086008596272945</text:p>
          </table:table-cell>
          <table:table-cell table:style-name="ce2" office:value-type="string" calcext:value-type="string">
            <text:p>1593086008595474004</text:p>
          </table:table-cell>
          <table:table-cell table:formula="of:=([.I162]-[.B162])*10^-6" office:value-type="float" office:value="169.455104" calcext:value-type="float">
            <text:p>169.45510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6009641879081</text:p>
          </table:table-cell>
          <table:table-cell table:style-name="ce2" office:value-type="string" calcext:value-type="string">
            <text:p>1593086009433359130</text:p>
          </table:table-cell>
          <table:table-cell table:formula="of:=([.A163]-[.B163])*10^-6" office:value-type="float" office:value="208.51968" calcext:value-type="float">
            <text:p>208.51968</text:p>
          </table:table-cell>
          <table:table-cell/>
          <table:table-cell table:style-name="ce2" office:value-type="string" calcext:value-type="string">
            <text:p>1593086009615437145</text:p>
          </table:table-cell>
          <table:table-cell table:style-name="ce2" office:value-type="string" calcext:value-type="string">
            <text:p>1593086009433359130</text:p>
          </table:table-cell>
          <table:table-cell table:style-name="ce2"/>
          <table:table-cell table:style-name="ce2" office:value-type="string" calcext:value-type="string">
            <text:p>1593086009686321020</text:p>
          </table:table-cell>
          <table:table-cell table:style-name="ce2" office:value-type="string" calcext:value-type="string">
            <text:p>1593086009685576915</text:p>
          </table:table-cell>
          <table:table-cell table:formula="of:=([.I163]-[.B163])*10^-6" office:value-type="float" office:value="252.2176" calcext:value-type="float">
            <text:p>252.217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6010602972030</text:p>
          </table:table-cell>
          <table:table-cell table:style-name="ce2" office:value-type="string" calcext:value-type="string">
            <text:p>1593086010455053955</text:p>
          </table:table-cell>
          <table:table-cell table:formula="of:=([.A164]-[.B164])*10^-6" office:value-type="float" office:value="147.91808" calcext:value-type="float">
            <text:p>147.91808</text:p>
          </table:table-cell>
          <table:table-cell/>
          <table:table-cell table:style-name="ce2" office:value-type="string" calcext:value-type="string">
            <text:p>1593086010573374799</text:p>
          </table:table-cell>
          <table:table-cell table:style-name="ce2" office:value-type="string" calcext:value-type="string">
            <text:p>1593086010455053955</text:p>
          </table:table-cell>
          <table:table-cell table:style-name="ce2"/>
          <table:table-cell table:style-name="ce2" office:value-type="string" calcext:value-type="string">
            <text:p>1593086010652189016</text:p>
          </table:table-cell>
          <table:table-cell table:style-name="ce2" office:value-type="string" calcext:value-type="string">
            <text:p>1593086010651321887</text:p>
          </table:table-cell>
          <table:table-cell table:formula="of:=([.I164]-[.B164])*10^-6" office:value-type="float" office:value="196.267776" calcext:value-type="float">
            <text:p>196.26777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6011698400020</text:p>
          </table:table-cell>
          <table:table-cell table:style-name="ce2" office:value-type="string" calcext:value-type="string">
            <text:p>1593086011466202148</text:p>
          </table:table-cell>
          <table:table-cell table:formula="of:=([.A165]-[.B165])*10^-6" office:value-type="float" office:value="232.198144" calcext:value-type="float">
            <text:p>232.198144</text:p>
          </table:table-cell>
          <table:table-cell/>
          <table:table-cell table:style-name="ce2" office:value-type="string" calcext:value-type="string">
            <text:p>1593086011671809072</text:p>
          </table:table-cell>
          <table:table-cell table:style-name="ce2" office:value-type="string" calcext:value-type="string">
            <text:p>1593086011466202148</text:p>
          </table:table-cell>
          <table:table-cell table:style-name="ce2"/>
          <table:table-cell table:style-name="ce2" office:value-type="string" calcext:value-type="string">
            <text:p>1593086011744903087</text:p>
          </table:table-cell>
          <table:table-cell table:style-name="ce2" office:value-type="string" calcext:value-type="string">
            <text:p>1593086011744373083</text:p>
          </table:table-cell>
          <table:table-cell table:formula="of:=([.I165]-[.B165])*10^-6" office:value-type="float" office:value="278.171392" calcext:value-type="float">
            <text:p>278.17139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6012723166942</text:p>
          </table:table-cell>
          <table:table-cell table:style-name="ce2" office:value-type="string" calcext:value-type="string">
            <text:p>1593086012492056152</text:p>
          </table:table-cell>
          <table:table-cell table:formula="of:=([.A166]-[.B166])*10^-6" office:value-type="float" office:value="231.110656" calcext:value-type="float">
            <text:p>231.110656</text:p>
          </table:table-cell>
          <table:table-cell/>
          <table:table-cell table:style-name="ce2" office:value-type="string" calcext:value-type="string">
            <text:p>1593086012700133407</text:p>
          </table:table-cell>
          <table:table-cell table:style-name="ce2" office:value-type="string" calcext:value-type="string">
            <text:p>1593086012492056152</text:p>
          </table:table-cell>
          <table:table-cell table:style-name="ce2"/>
          <table:table-cell table:style-name="ce2" office:value-type="string" calcext:value-type="string">
            <text:p>1593086012768435001</text:p>
          </table:table-cell>
          <table:table-cell table:style-name="ce2" office:value-type="string" calcext:value-type="string">
            <text:p>1593086012767771005</text:p>
          </table:table-cell>
          <table:table-cell table:formula="of:=([.I166]-[.B166])*10^-6" office:value-type="float" office:value="275.714816" calcext:value-type="float">
            <text:p>275.71481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6013683240890</text:p>
          </table:table-cell>
          <table:table-cell table:style-name="ce2" office:value-type="string" calcext:value-type="string">
            <text:p>1593086013495848144</text:p>
          </table:table-cell>
          <table:table-cell table:formula="of:=([.A167]-[.B167])*10^-6" office:value-type="float" office:value="187.393024" calcext:value-type="float">
            <text:p>187.393024</text:p>
          </table:table-cell>
          <table:table-cell/>
          <table:table-cell table:style-name="ce2" office:value-type="string" calcext:value-type="string">
            <text:p>1593086013677544163</text:p>
          </table:table-cell>
          <table:table-cell table:style-name="ce2" office:value-type="string" calcext:value-type="string">
            <text:p>1593086013495848144</text:p>
          </table:table-cell>
          <table:table-cell table:style-name="ce2"/>
          <table:table-cell table:style-name="ce2" office:value-type="string" calcext:value-type="string">
            <text:p>1593086013730974912</text:p>
          </table:table-cell>
          <table:table-cell table:style-name="ce2" office:value-type="string" calcext:value-type="string">
            <text:p>1593086013730319976</text:p>
          </table:table-cell>
          <table:table-cell table:formula="of:=([.I167]-[.B167])*10^-6" office:value-type="float" office:value="234.471936" calcext:value-type="float">
            <text:p>234.47193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93086014629678010</text:p>
          </table:table-cell>
          <table:table-cell table:style-name="ce2" office:value-type="string" calcext:value-type="string">
            <text:p>1593086014501355957</text:p>
          </table:table-cell>
          <table:table-cell table:formula="of:=([.A168]-[.B168])*10^-6" office:value-type="float" office:value="128.322048" calcext:value-type="float">
            <text:p>128.322048</text:p>
          </table:table-cell>
          <table:table-cell/>
          <table:table-cell table:style-name="ce2" office:value-type="string" calcext:value-type="string">
            <text:p>1593086014624803106</text:p>
          </table:table-cell>
          <table:table-cell table:style-name="ce2" office:value-type="string" calcext:value-type="string">
            <text:p>1593086014501355957</text:p>
          </table:table-cell>
          <table:table-cell table:style-name="ce2"/>
          <table:table-cell table:style-name="ce2" office:value-type="string" calcext:value-type="string">
            <text:p>1593086014679236888</text:p>
          </table:table-cell>
          <table:table-cell table:style-name="ce2" office:value-type="string" calcext:value-type="string">
            <text:p>1593086014678458929</text:p>
          </table:table-cell>
          <table:table-cell table:formula="of:=([.I168]-[.B168])*10^-6" office:value-type="float" office:value="177.102848" calcext:value-type="float">
            <text:p>177.102848</text:p>
          </table:table-cell>
          <table:table-cell table:number-columns-repeated="5"/>
        </table:table-row>
        <table:table-row table:style-name="ro1" table:number-rows-repeated="104840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5">00/00/0000</text:date>, <text:time style:data-style-name="N2" text:time-value="14:30:20.4626071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5T15:35:29.972270870</dc:date>
    <meta:editing-duration>PT1H26S</meta:editing-duration>
    <meta:editing-cycles>21</meta:editing-cycles>
    <meta:generator>LibreOffice/5.1.6.2$Linux_X86_64 LibreOffice_project/10m0$Build-2</meta:generator>
    <meta:document-statistic meta:table-count="1" meta:cell-count="1341" meta:object-count="0"/>
  </office:meta>
</office:document-meta>
</file>